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8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5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8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1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9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0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2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3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6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8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2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3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4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7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9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2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6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8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9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9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6">
            <text:p>性別</text:p>
          </table:table-cell>
          <table:table-cell office:value-type="string" table:number-columns-spanned="1" table:number-rows-spanned="4" table:style-name="ce291">
            <text:p>總 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table:style-name="ce38"/>
          <table:table-cell table:number-columns-repeated="5" table:style-name="ce33"/>
          <table:table-cell table:number-columns-spanned="1" table:number-rows-spanned="3" table:style-name="ce289"/>
          <table:table-cell table:number-columns-spanned="1" table:number-rows-spanned="3" table:style-name="ce29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table:style-name="ce57"/>
          <table:table-cell table:style-name="ce54"/>
          <table:table-cell table:style-name="ce53"/>
          <table:table-cell table:number-columns-repeated="3" table:style-name="ce5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style-name="ce68"/>
          <table:table-cell table:style-name="ce69"/>
          <table:table-cell table:style-name="ce70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table:style-name="ce47"/>
          <table:table-cell table:style-name="ce72"/>
          <table:table-cell table:style-name="ce43"/>
          <table:table-cell table:number-columns-repeated="2" table:style-name="ce72"/>
          <table:table-cell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table:style-name="ce57"/>
          <table:table-cell table:style-name="ce74"/>
          <table:table-cell table:style-name="ce53"/>
          <table:table-cell table:number-columns-repeated="2" table:style-name="ce74"/>
          <table:table-cell table:style-name="ce54"/>
          <table:table-cell table:style-name="ce75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table:style-name="ce38"/>
          <table:table-cell table:number-columns-repeated="6" table:style-name="ce33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95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96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5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109">
            <text:p>計</text:p>
          </table:table-cell>
          <table:table-cell office:value-type="float" office:value="108946" table:style-name="ce101">
            <text:p><text:s text:c="3"/>108,946</text:p>
          </table:table-cell>
          <table:table-cell office:value-type="float" office:value="99139" table:style-name="ce101">
            <text:p><text:s text:c="3"/>99,13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108726" table:style-name="ce101">
            <text:p><text:s text:c="3"/>108,726</text:p>
          </table:table-cell>
          <table:table-cell office:value-type="float" office:value="98919" table:style-name="ce101">
            <text:p><text:s text:c="3"/>98,91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220" table:style-name="ce102">
            <text:p><text:s text:c="3"/>220</text:p>
          </table:table-cell>
          <table:table-cell office:value-type="float" office:value="220" table:style-name="ce101">
            <text:p><text:s text:c="3"/>2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110"/>
          <table:table-cell table:number-columns-repeated="16357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table:style-name="ce113"/>
          <table:table-cell table:style-name="ce114"/>
          <table:table-cell table:number-columns-repeated="3" table:style-name="ce113"/>
          <table:table-cell table:style-name="ce114"/>
          <table:table-cell table:style-name="ce113"/>
          <table:table-cell table:style-name="ce116"/>
          <table:table-cell table:style-name="ce110"/>
          <table:table-cell table:number-columns-repeated="16357"/>
        </table:table-row>
        <table:table-row table:style-name="ro7" table:visibility="collapse">
          <table:table-cell office:value-type="string" table:style-name="ce11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office:value-type="string" table:style-name="ce11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20">
            <text:p><text:s text:c="3"/>8,013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8796" table:style-name="ce119">
            <text:p><text:s text:c="3"/>8,796</text:p>
          </table:table-cell>
          <table:table-cell office:value-type="float" office:value="8009" table:style-name="ce120">
            <text:p><text:s text:c="3"/>8,009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20">
            <text:p><text:s text:c="3"/>4,314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00" table:style-name="ce125">
            <text:p><text:s text:c="3"/>4,400</text:p>
          </table:table-cell>
          <table:table-cell office:value-type="float" office:value="3699" table:style-name="ce126">
            <text:p><text:s text:c="3"/>3,699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697" table:style-name="ce126">
            <text:p><text:s text:c="3"/>3,697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10070" table:style-name="ce119">
            <text:p><text:s text:c="3"/>10,070</text:p>
          </table:table-cell>
          <table:table-cell office:value-type="float" office:value="9216" table:style-name="ce120">
            <text:p><text:s text:c="3"/>9,216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10044" table:style-name="ce119">
            <text:p><text:s text:c="3"/>10,044</text:p>
          </table:table-cell>
          <table:table-cell office:value-type="float" office:value="9190" table:style-name="ce120">
            <text:p><text:s text:c="3"/>9,190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20">
            <text:p><text:s text:c="3"/>4,94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5022" table:style-name="ce119">
            <text:p><text:s text:c="3"/>5,022</text:p>
          </table:table-cell>
          <table:table-cell office:value-type="float" office:value="4925" table:style-name="ce120">
            <text:p><text:s text:c="3"/>4,92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6">
            <text:p><text:s text:c="3"/>4,271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265" table:style-name="ce126">
            <text:p><text:s text:c="3"/>4,265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330" table:style-name="ce119">
            <text:p><text:s text:c="3"/>9,330</text:p>
          </table:table-cell>
          <table:table-cell office:value-type="float" office:value="8524" table:style-name="ce120">
            <text:p><text:s text:c="3"/>8,524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9292" table:style-name="ce119">
            <text:p><text:s text:c="3"/>9,292</text:p>
          </table:table-cell>
          <table:table-cell office:value-type="float" office:value="8486" table:style-name="ce120">
            <text:p><text:s text:c="3"/>8,486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20">
            <text:p><text:s text:c="3"/>4,570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646" table:style-name="ce119">
            <text:p><text:s text:c="3"/>4,646</text:p>
          </table:table-cell>
          <table:table-cell office:value-type="float" office:value="4556" table:style-name="ce120">
            <text:p><text:s text:c="3"/>4,556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20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6">
            <text:p><text:s text:c="3"/>3,954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125">
            <text:p><text:s text:c="3"/>4,646</text:p>
          </table:table-cell>
          <table:table-cell office:value-type="float" office:value="3930" table:style-name="ce126">
            <text:p><text:s text:c="3"/>3,930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4" table:style-name="ce113">
            <text:p><text:s text:c="3"/>8,804</text:p>
          </table:table-cell>
          <table:table-cell office:value-type="float" office:value="8028" table:style-name="ce114">
            <text:p><text:s text:c="3"/>8,028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772" table:style-name="ce113">
            <text:p><text:s text:c="3"/>8,772</text:p>
          </table:table-cell>
          <table:table-cell office:value-type="float" office:value="7996" table:style-name="ce114">
            <text:p><text:s text:c="3"/>7,996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4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20">
            <text:p><text:s text:c="3"/>4,31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386" table:style-name="ce119">
            <text:p><text:s text:c="3"/>4,386</text:p>
          </table:table-cell>
          <table:table-cell office:value-type="float" office:value="4291" table:style-name="ce120">
            <text:p><text:s text:c="3"/>4,29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717" table:style-name="ce126">
            <text:p><text:s text:c="3"/>3,717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386" table:style-name="ce125">
            <text:p><text:s text:c="3"/>4,386</text:p>
          </table:table-cell>
          <table:table-cell office:value-type="float" office:value="3705" table:style-name="ce126">
            <text:p><text:s text:c="3"/>3,705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9558" table:style-name="ce119">
            <text:p><text:s text:c="3"/>9,558</text:p>
          </table:table-cell>
          <table:table-cell office:value-type="float" office:value="8658" table:style-name="ce120">
            <text:p><text:s text:c="3"/>8,658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9516" table:style-name="ce119">
            <text:p><text:s text:c="3"/>9,516</text:p>
          </table:table-cell>
          <table:table-cell office:value-type="float" office:value="8616" table:style-name="ce120">
            <text:p><text:s text:c="3"/>8,616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2" table:style-name="ce120">
            <text:p><text:s text:c="3"/>4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20">
            <text:p><text:s text:c="3"/>4,677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758" table:style-name="ce119">
            <text:p><text:s text:c="3"/>4,758</text:p>
          </table:table-cell>
          <table:table-cell office:value-type="float" office:value="4655" table:style-name="ce120">
            <text:p><text:s text:c="3"/>4,65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6">
            <text:p><text:s text:c="3"/>3,98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4758" table:style-name="ce125">
            <text:p><text:s text:c="3"/>4,758</text:p>
          </table:table-cell>
          <table:table-cell office:value-type="float" office:value="3961" table:style-name="ce126">
            <text:p><text:s text:c="3"/>3,96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8952" table:style-name="ce119">
            <text:p><text:s text:c="3"/>8,952</text:p>
          </table:table-cell>
          <table:table-cell office:value-type="float" office:value="8173" table:style-name="ce120">
            <text:p><text:s text:c="3"/>8,173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8904" table:style-name="ce119">
            <text:p><text:s text:c="3"/>8,904</text:p>
          </table:table-cell>
          <table:table-cell office:value-type="float" office:value="8125" table:style-name="ce120">
            <text:p><text:s text:c="3"/>8,125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452" table:style-name="ce119">
            <text:p><text:s text:c="3"/>4,452</text:p>
          </table:table-cell>
          <table:table-cell office:value-type="float" office:value="4364" table:style-name="ce120">
            <text:p><text:s text:c="3"/>4,364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6">
            <text:p><text:s text:c="3"/>3,79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125">
            <text:p><text:s text:c="3"/>4,452</text:p>
          </table:table-cell>
          <table:table-cell office:value-type="float" office:value="3761" table:style-name="ce126">
            <text:p><text:s text:c="3"/>3,76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20">
            <text:p><text:s text:c="3"/>8,10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8844" table:style-name="ce119">
            <text:p><text:s text:c="3"/>8,844</text:p>
          </table:table-cell>
          <table:table-cell office:value-type="float" office:value="8074" table:style-name="ce120">
            <text:p><text:s text:c="3"/>8,07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30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422" table:style-name="ce119">
            <text:p><text:s text:c="3"/>4,422</text:p>
          </table:table-cell>
          <table:table-cell office:value-type="float" office:value="4308" table:style-name="ce120">
            <text:p><text:s text:c="3"/>4,30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48" table:style-name="ce125">
            <text:p><text:s text:c="3"/>4,448</text:p>
          </table:table-cell>
          <table:table-cell office:value-type="float" office:value="3792" table:style-name="ce126">
            <text:p><text:s text:c="3"/>3,792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422" table:style-name="ce125">
            <text:p><text:s text:c="3"/>4,422</text:p>
          </table:table-cell>
          <table:table-cell office:value-type="float" office:value="3766" table:style-name="ce126">
            <text:p><text:s text:c="3"/>3,766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09">
            <text:p>計</text:p>
          </table:table-cell>
          <table:table-cell office:value-type="float" office:value="103360" table:style-name="ce43">
            <text:p><text:s text:c="3"/>103,360</text:p>
          </table:table-cell>
          <table:table-cell office:value-type="float" office:value="96058" table:style-name="ce44">
            <text:p><text:s text:c="3"/>96,058</text:p>
          </table:table-cell>
          <table:table-cell office:value-type="float" office:value="3591" table:style-name="ce43">
            <text:p><text:s text:c="3"/>3,591</text:p>
          </table:table-cell>
          <table:table-cell office:value-type="float" office:value="3428" table:style-name="ce43">
            <text:p><text:s text:c="3"/>3,428</text:p>
          </table:table-cell>
          <table:table-cell office:value-type="float" office:value="163" table:style-name="ce43">
            <text:p><text:s text:c="3"/>163</text:p>
          </table:table-cell>
          <table:table-cell office:value-type="float" office:value="3711" table:style-name="ce44">
            <text:p><text:s text:c="3"/>3,711</text:p>
          </table:table-cell>
          <table:table-cell office:value-type="float" office:value="3251" table:style-name="ce43">
            <text:p><text:s text:c="3"/>3,251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102618" table:style-name="ce101">
            <text:p><text:s text:c="3"/>102,618</text:p>
          </table:table-cell>
          <table:table-cell office:value-type="float" office:value="95317" table:style-name="ce101">
            <text:p><text:s text:c="3"/>95,317</text:p>
          </table:table-cell>
          <table:table-cell office:value-type="float" office:value="3591" table:style-name="ce101">
            <text:p><text:s text:c="3"/>3,591</text:p>
          </table:table-cell>
          <table:table-cell office:value-type="float" office:value="3428" table:style-name="ce101">
            <text:p><text:s text:c="3"/>3,428</text:p>
          </table:table-cell>
          <table:table-cell office:value-type="float" office:value="163" table:style-name="ce101">
            <text:p><text:s text:c="3"/>163</text:p>
          </table:table-cell>
          <table:table-cell office:value-type="float" office:value="3710" table:style-name="ce101">
            <text:p><text:s text:c="3"/>3,710</text:p>
          </table:table-cell>
          <table:table-cell office:value-type="float" office:value="3251" table:style-name="ce101">
            <text:p><text:s text:c="3"/>3,251</text:p>
          </table:table-cell>
          <table:table-cell office:value-type="float" office:value="459" table:style-name="ce101">
            <text:p><text:s text:c="3"/>459</text:p>
          </table:table-cell>
          <table:table-cell office:value-type="float" office:value="742" table:style-name="ce101">
            <text:p><text:s text:c="3"/>742</text:p>
          </table:table-cell>
          <table:table-cell office:value-type="float" office:value="741" table:style-name="ce101">
            <text:p><text:s text:c="3"/>74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4">
            <text:p><text:s text:c="3"/>50,705</text:p>
          </table:table-cell>
          <table:table-cell office:value-type="float" office:value="254" table:style-name="ce43">
            <text:p><text:s text:c="3"/>254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550" table:style-name="ce44">
            <text:p><text:s text:c="3"/>550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52" table:style-name="ce33">
            <text:p><text:s text:c="3"/>352</text:p>
          </table:table-cell>
          <table:table-cell office:value-type="float" office:value="51309" table:style-name="ce101">
            <text:p><text:s text:c="3"/>51,309</text:p>
          </table:table-cell>
          <table:table-cell office:value-type="float" office:value="50505" table:style-name="ce101">
            <text:p><text:s text:c="3"/>50,505</text:p>
          </table:table-cell>
          <table:table-cell office:value-type="float" office:value="254" table:style-name="ce101">
            <text:p><text:s text:c="3"/>254</text:p>
          </table:table-cell>
          <table:table-cell office:value-type="float" office:value="182" table:style-name="ce101">
            <text:p><text:s text:c="3"/>182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550" table:style-name="ce101">
            <text:p><text:s text:c="3"/>550</text:p>
          </table:table-cell>
          <table:table-cell office:value-type="float" office:value="198" table:style-name="ce101">
            <text:p><text:s text:c="3"/>198</text:p>
          </table:table-cell>
          <table:table-cell office:value-type="float" office:value="352" table:style-name="ce101">
            <text:p><text:s text:c="3"/>352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4">
            <text:p><text:s text:c="3"/>45,353</text:p>
          </table:table-cell>
          <table:table-cell office:value-type="float" office:value="3337" table:style-name="ce53">
            <text:p><text:s text:c="3"/>3,337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3161" table:style-name="ce54">
            <text:p><text:s text:c="3"/>3,16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108" table:style-name="ce82">
            <text:p><text:s text:c="3"/>108</text:p>
          </table:table-cell>
          <table:table-cell office:value-type="float" office:value="51309" table:style-name="ce105">
            <text:p><text:s text:c="3"/>51,309</text:p>
          </table:table-cell>
          <table:table-cell office:value-type="float" office:value="44812" table:style-name="ce105">
            <text:p><text:s text:c="3"/>44,812</text:p>
          </table:table-cell>
          <table:table-cell office:value-type="float" office:value="3337" table:style-name="ce105">
            <text:p><text:s text:c="3"/>3,337</text:p>
          </table:table-cell>
          <table:table-cell office:value-type="float" office:value="3246" table:style-name="ce105">
            <text:p><text:s text:c="3"/>3,246</text:p>
          </table:table-cell>
          <table:table-cell office:value-type="float" office:value="91" table:style-name="ce105">
            <text:p><text:s text:c="3"/>91</text:p>
          </table:table-cell>
          <table:table-cell office:value-type="float" office:value="3160" table:style-name="ce105">
            <text:p><text:s text:c="3"/>3,160</text:p>
          </table:table-cell>
          <table:table-cell office:value-type="float" office:value="3053" table:style-name="ce105">
            <text:p><text:s text:c="3"/>3,053</text:p>
          </table:table-cell>
          <table:table-cell office:value-type="float" office:value="107" table:style-name="ce105">
            <text:p><text:s text:c="3"/>107</text:p>
          </table:table-cell>
          <table:table-cell office:value-type="float" office:value="542" table:style-name="ce105">
            <text:p><text:s text:c="3"/>542</text:p>
          </table:table-cell>
          <table:table-cell office:value-type="float" office:value="541" table:style-name="ce105">
            <text:p><text:s text:c="3"/>54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7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 table:visibility="collapse">
          <table:table-cell table:style-name="ce135"/>
          <table:table-cell office:value-type="string" table:style-name="ce136">
            <text:p>計</text:p>
          </table:table-cell>
          <table:table-cell office:value-type="float" office:value="7344" table:style-name="ce113">
            <text:p><text:s text:c="3"/>7,344</text:p>
          </table:table-cell>
          <table:table-cell office:value-type="float" office:value="6734" table:style-name="ce114">
            <text:p><text:s text:c="3"/>6,734</text:p>
          </table:table-cell>
          <table:table-cell office:value-type="float" office:value="344" table:style-name="ce113">
            <text:p><text:s text:c="3"/>344</text:p>
          </table:table-cell>
          <table:table-cell office:value-type="float" office:value="322" table:style-name="ce113">
            <text:p><text:s text:c="3"/>322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7296" table:style-name="ce119">
            <text:p><text:s text:c="3"/>7,296</text:p>
          </table:table-cell>
          <table:table-cell office:value-type="float" office:value="6686" table:style-name="ce119">
            <text:p><text:s text:c="3"/>6,686</text:p>
          </table:table-cell>
          <table:table-cell office:value-type="float" office:value="344" table:style-name="ce119">
            <text:p><text:s text:c="3"/>344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20">
            <text:p><text:s text:c="3"/>3,569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555" table:style-name="ce119">
            <text:p><text:s text:c="3"/>3,555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20">
            <text:p><text:s text:c="3"/>3,165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131" table:style-name="ce119">
            <text:p><text:s text:c="3"/>3,131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36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4">
            <text:p><text:s text:c="3"/>7,854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4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8420" table:style-name="ce113">
            <text:p><text:s text:c="3"/>8,420</text:p>
          </table:table-cell>
          <table:table-cell office:value-type="float" office:value="7806" table:style-name="ce113">
            <text:p><text:s text:c="3"/>7,806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20">
            <text:p><text:s text:c="3"/>4,14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4133" table:style-name="ce119">
            <text:p><text:s text:c="3"/>4,13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20">
            <text:p><text:s text:c="3"/>3,707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20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3673" table:style-name="ce119">
            <text:p><text:s text:c="3"/>3,673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4">
            <text:p><text:s text:c="3"/>8,60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4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9248" table:style-name="ce113">
            <text:p><text:s text:c="3"/>9,248</text:p>
          </table:table-cell>
          <table:table-cell office:value-type="float" office:value="8543" table:style-name="ce113">
            <text:p><text:s text:c="3"/>8,54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20">
            <text:p><text:s text:c="3"/>4,5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541" table:style-name="ce119">
            <text:p><text:s text:c="3"/>4,54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20">
            <text:p><text:s text:c="3"/>4,04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20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002" table:style-name="ce119">
            <text:p><text:s text:c="3"/>4,00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4">
            <text:p><text:s text:c="3"/>7,51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4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978" table:style-name="ce113">
            <text:p><text:s text:c="3"/>7,978</text:p>
          </table:table-cell>
          <table:table-cell office:value-type="float" office:value="7442" table:style-name="ce113">
            <text:p><text:s text:c="3"/>7,44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20">
            <text:p><text:s text:c="3"/>3,958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936" table:style-name="ce119">
            <text:p><text:s text:c="3"/>3,936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20">
            <text:p><text:s text:c="3"/>3,554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506" table:style-name="ce119">
            <text:p><text:s text:c="3"/>3,506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4">
            <text:p><text:s text:c="3"/>8,310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4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8838" table:style-name="ce113">
            <text:p><text:s text:c="3"/>8,838</text:p>
          </table:table-cell>
          <table:table-cell office:value-type="float" office:value="8254" table:style-name="ce113">
            <text:p><text:s text:c="3"/>8,254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4372" table:style-name="ce119">
            <text:p><text:s text:c="3"/>4,37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20">
            <text:p><text:s text:c="3"/>3,928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20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3882" table:style-name="ce119">
            <text:p><text:s text:c="3"/>3,882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4">
            <text:p><text:s text:c="3"/>7,86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4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8470" table:style-name="ce113">
            <text:p><text:s text:c="3"/>8,470</text:p>
          </table:table-cell>
          <table:table-cell office:value-type="float" office:value="7820" table:style-name="ce113">
            <text:p><text:s text:c="3"/>7,820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20">
            <text:p><text:s text:c="3"/>4,17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4163" table:style-name="ce119">
            <text:p><text:s text:c="3"/>4,16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20">
            <text:p><text:s text:c="3"/>3,69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20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3657" table:style-name="ce119">
            <text:p><text:s text:c="3"/>3,657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4">
            <text:p><text:s text:c="3"/>9,174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4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734" table:style-name="ce113">
            <text:p><text:s text:c="3"/>9,734</text:p>
          </table:table-cell>
          <table:table-cell office:value-type="float" office:value="9098" table:style-name="ce113">
            <text:p><text:s text:c="3"/>9,09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20">
            <text:p><text:s text:c="3"/>4,8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867" table:style-name="ce119">
            <text:p><text:s text:c="3"/>4,867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40"/>
          <table:table-cell office:value-type="string" table:style-name="ce124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6">
            <text:p><text:s text:c="3"/>4,346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867" table:style-name="ce125">
            <text:p><text:s text:c="3"/>4,867</text:p>
          </table:table-cell>
          <table:table-cell office:value-type="float" office:value="4284" table:style-name="ce125">
            <text:p><text:s text:c="3"/>4,284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20">
            <text:p><text:s text:c="3"/>8,145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8700" table:style-name="ce119">
            <text:p><text:s text:c="3"/>8,700</text:p>
          </table:table-cell>
          <table:table-cell office:value-type="float" office:value="8087" table:style-name="ce119">
            <text:p><text:s text:c="3"/>8,087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20">
            <text:p><text:s text:c="3"/>4,30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20">
            <text:p><text:s text:c="3"/>3,840</text:p>
          </table:table-cell>
          <table:table-cell office:value-type="float" office:value="305" table:style-name="ce119">
            <text:p><text:s text:c="3"/>305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3800" table:style-name="ce125">
            <text:p><text:s text:c="3"/>3,800</text:p>
          </table:table-cell>
          <table:table-cell office:value-type="float" office:value="305" table:style-name="ce125">
            <text:p><text:s text:c="3"/>305</text:p>
          </table:table-cell>
          <table:table-cell office:value-type="float" office:value="300" table:style-name="ce125">
            <text:p><text:s text:c="3"/>30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45" table:style-name="ce125">
            <text:p><text:s text:c="3"/>245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42">
            <text:p>計</text:p>
          </table:table-cell>
          <table:table-cell office:value-type="float" office:value="9032" table:style-name="ce143">
            <text:p><text:s text:c="3"/>9,032</text:p>
          </table:table-cell>
          <table:table-cell office:value-type="float" office:value="8412" table:style-name="ce143">
            <text:p><text:s text:c="3"/>8,412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97" table:style-name="ce143">
            <text:p><text:s text:c="3"/>297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78" table:style-name="ce143">
            <text:p><text:s text:c="3"/>278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8984" table:style-name="ce115">
            <text:p><text:s text:c="3"/>8,984</text:p>
          </table:table-cell>
          <table:table-cell office:value-type="float" office:value="8364" table:style-name="ce119">
            <text:p><text:s text:c="3"/>8,364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7" table:style-name="ce119">
            <text:p><text:s text:c="3"/>29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4502" table:style-name="ce145">
            <text:p><text:s text:c="3"/>4,502</text:p>
          </table:table-cell>
          <table:table-cell office:value-type="float" office:value="4449" table:style-name="ce145">
            <text:p><text:s text:c="3"/>4,44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4439" table:style-name="ce119">
            <text:p><text:s text:c="3"/>4,43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7"/>
          <table:table-cell office:value-type="string" table:style-name="ce118">
            <text:p>女</text:p>
          </table:table-cell>
          <table:table-cell office:value-type="float" office:value="4530" table:style-name="ce146">
            <text:p><text:s text:c="3"/>4,530</text:p>
          </table:table-cell>
          <table:table-cell office:value-type="float" office:value="3963" table:style-name="ce146">
            <text:p><text:s text:c="3"/>3,963</text:p>
          </table:table-cell>
          <table:table-cell office:value-type="float" office:value="288" table:style-name="ce146">
            <text:p><text:s text:c="3"/>288</text:p>
          </table:table-cell>
          <table:table-cell office:value-type="float" office:value="282" table:style-name="ce146">
            <text:p><text:s text:c="3"/>282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79" table:style-name="ce146">
            <text:p><text:s text:c="3"/>279</text:p>
          </table:table-cell>
          <table:table-cell office:value-type="float" office:value="269" table:style-name="ce146">
            <text:p><text:s text:c="3"/>269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3925" table:style-name="ce119">
            <text:p><text:s text:c="3"/>3,925</text:p>
          </table:table-cell>
          <table:table-cell office:value-type="float" office:value="288" table:style-name="ce119">
            <text:p><text:s text:c="3"/>288</text:p>
          </table:table-cell>
          <table:table-cell office:value-type="float" office:value="282" table:style-name="ce119">
            <text:p><text:s text:c="3"/>28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79" table:style-name="ce119">
            <text:p><text:s text:c="3"/>279</text:p>
          </table:table-cell>
          <table:table-cell office:value-type="float" office:value="269" table:style-name="ce119">
            <text:p><text:s text:c="3"/>26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086" table:style-name="ce143">
            <text:p><text:s text:c="3"/>8,086</text:p>
          </table:table-cell>
          <table:table-cell office:value-type="float" office:value="7532" table:style-name="ce143">
            <text:p><text:s text:c="3"/>7,532</text:p>
          </table:table-cell>
          <table:table-cell office:value-type="float" office:value="280" table:style-name="ce143">
            <text:p><text:s text:c="3"/>280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8034" table:style-name="ce115">
            <text:p><text:s text:c="3"/>8,034</text:p>
          </table:table-cell>
          <table:table-cell office:value-type="float" office:value="7480" table:style-name="ce113">
            <text:p><text:s text:c="3"/>7,480</text:p>
          </table:table-cell>
          <table:table-cell office:value-type="float" office:value="280" table:style-name="ce113">
            <text:p><text:s text:c="3"/>280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035" table:style-name="ce145">
            <text:p><text:s text:c="3"/>4,035</text:p>
          </table:table-cell>
          <table:table-cell office:value-type="float" office:value="3964" table:style-name="ce145">
            <text:p><text:s text:c="3"/>3,964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3" table:style-name="ce145">
            <text:p><text:s text:c="3"/>53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017" table:style-name="ce119">
            <text:p><text:s text:c="3"/>4,017</text:p>
          </table:table-cell>
          <table:table-cell office:value-type="float" office:value="3946" table:style-name="ce119">
            <text:p><text:s text:c="3"/>3,94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118">
            <text:p>女</text:p>
          </table:table-cell>
          <table:table-cell office:value-type="float" office:value="4051" table:style-name="ce146">
            <text:p><text:s text:c="3"/>4,051</text:p>
          </table:table-cell>
          <table:table-cell office:value-type="float" office:value="3568" table:style-name="ce146">
            <text:p><text:s text:c="3"/>3,568</text:p>
          </table:table-cell>
          <table:table-cell office:value-type="float" office:value="262" table:style-name="ce146">
            <text:p><text:s text:c="3"/>262</text:p>
          </table:table-cell>
          <table:table-cell office:value-type="float" office:value="253" table:style-name="ce146">
            <text:p><text:s text:c="3"/>253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21" table:style-name="ce146">
            <text:p><text:s text:c="3"/>221</text:p>
          </table:table-cell>
          <table:table-cell office:value-type="float" office:value="215" table:style-name="ce146">
            <text:p><text:s text:c="3"/>215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017" table:style-name="ce125">
            <text:p><text:s text:c="3"/>4,017</text:p>
          </table:table-cell>
          <table:table-cell office:value-type="float" office:value="3534" table:style-name="ce125">
            <text:p><text:s text:c="3"/>3,534</text:p>
          </table:table-cell>
          <table:table-cell office:value-type="float" office:value="262" table:style-name="ce125">
            <text:p><text:s text:c="3"/>262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2">
            <text:p>計</text:p>
          </table:table-cell>
          <table:table-cell office:value-type="float" office:value="8418" table:style-name="ce145">
            <text:p><text:s text:c="3"/>8,418</text:p>
          </table:table-cell>
          <table:table-cell office:value-type="float" office:value="7805" table:style-name="ce145">
            <text:p><text:s text:c="3"/>7,805</text:p>
          </table:table-cell>
          <table:table-cell office:value-type="float" office:value="306" table:style-name="ce145">
            <text:p><text:s text:c="3"/>306</text:p>
          </table:table-cell>
          <table:table-cell office:value-type="float" office:value="287" table:style-name="ce145">
            <text:p><text:s text:c="3"/>287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307" table:style-name="ce145">
            <text:p><text:s text:c="3"/>307</text:p>
          </table:table-cell>
          <table:table-cell office:value-type="float" office:value="262" table:style-name="ce145">
            <text:p><text:s text:c="3"/>262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8342" table:style-name="ce121">
            <text:p><text:s text:c="3"/>8,342</text:p>
          </table:table-cell>
          <table:table-cell office:value-type="float" office:value="7730" table:style-name="ce119">
            <text:p><text:s text:c="3"/>7,730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62" table:style-name="ce119">
            <text:p><text:s text:c="3"/>262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197" table:style-name="ce145">
            <text:p><text:s text:c="3"/>4,197</text:p>
          </table:table-cell>
          <table:table-cell office:value-type="float" office:value="4118" table:style-name="ce145">
            <text:p><text:s text:c="3"/>4,118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221" table:style-name="ce146">
            <text:p><text:s text:c="3"/>4,221</text:p>
          </table:table-cell>
          <table:table-cell office:value-type="float" office:value="3687" table:style-name="ce146">
            <text:p><text:s text:c="3"/>3,687</text:p>
          </table:table-cell>
          <table:table-cell office:value-type="float" office:value="276" table:style-name="ce146">
            <text:p><text:s text:c="3"/>276</text:p>
          </table:table-cell>
          <table:table-cell office:value-type="float" office:value="266" table:style-name="ce146">
            <text:p><text:s text:c="3"/>266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58" table:style-name="ce146">
            <text:p><text:s text:c="3"/>258</text:p>
          </table:table-cell>
          <table:table-cell office:value-type="float" office:value="244" table:style-name="ce146">
            <text:p><text:s text:c="3"/>244</text:p>
          </table:table-cell>
          <table:table-cell office:value-type="float" office:value="14" table:style-name="ce146">
            <text:p><text:s text:c="3"/>14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3638" table:style-name="ce125">
            <text:p><text:s text:c="3"/>3,638</text:p>
          </table:table-cell>
          <table:table-cell office:value-type="float" office:value="276" table:style-name="ce125">
            <text:p><text:s text:c="3"/>276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57" table:style-name="ce125">
            <text:p><text:s text:c="3"/>257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49" table:style-name="ce125">
            <text:p><text:s text:c="3"/>4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676" table:style-name="ce143">
            <text:p><text:s text:c="3"/>8,676</text:p>
          </table:table-cell>
          <table:table-cell office:value-type="float" office:value="8109" table:style-name="ce143">
            <text:p><text:s text:c="3"/>8,109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85" table:style-name="ce143">
            <text:p><text:s text:c="3"/>28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8574" table:style-name="ce115">
            <text:p><text:s text:c="3"/>8,574</text:p>
          </table:table-cell>
          <table:table-cell office:value-type="float" office:value="8007" table:style-name="ce113">
            <text:p><text:s text:c="3"/>8,007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0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4309" table:style-name="ce145">
            <text:p><text:s text:c="3"/>4,309</text:p>
          </table:table-cell>
          <table:table-cell office:value-type="float" office:value="4249" table:style-name="ce145">
            <text:p><text:s text:c="3"/>4,249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4227" table:style-name="ce119">
            <text:p><text:s text:c="3"/>4,22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67" table:style-name="ce145">
            <text:p><text:s text:c="3"/>4,367</text:p>
          </table:table-cell>
          <table:table-cell office:value-type="float" office:value="3860" table:style-name="ce145">
            <text:p><text:s text:c="3"/>3,860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46" table:style-name="ce145">
            <text:p><text:s text:c="3"/>246</text:p>
          </table:table-cell>
          <table:table-cell office:value-type="float" office:value="237" table:style-name="ce145">
            <text:p><text:s text:c="3"/>237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3780" table:style-name="ce119">
            <text:p><text:s text:c="3"/>3,780</text:p>
          </table:table-cell>
          <table:table-cell office:value-type="float" office:value="261" table:style-name="ce119">
            <text:p><text:s text:c="3"/>261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46" table:style-name="ce119">
            <text:p><text:s text:c="3"/>246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10月止</text:p>
          </table:table-cell>
          <table:table-cell office:value-type="string" table:style-name="ce148">
            <text:p>計</text:p>
          </table:table-cell>
          <table:table-cell office:value-type="float" office:value="78256" table:style-name="ce67">
            <text:p><text:s text:c="3"/>78,256</text:p>
          </table:table-cell>
          <table:table-cell office:value-type="float" office:value="72883" table:style-name="ce68">
            <text:p><text:s text:c="3"/>72,883</text:p>
          </table:table-cell>
          <table:table-cell office:value-type="float" office:value="2579" table:style-name="ce67">
            <text:p><text:s text:c="3"/>2,579</text:p>
          </table:table-cell>
          <table:table-cell office:value-type="float" office:value="2448" table:style-name="ce67">
            <text:p><text:s text:c="3"/>2,448</text:p>
          </table:table-cell>
          <table:table-cell office:value-type="float" office:value="131" table:style-name="ce67">
            <text:p><text:s text:c="3"/>131</text:p>
          </table:table-cell>
          <table:table-cell office:value-type="float" office:value="2794" table:style-name="ce68">
            <text:p><text:s text:c="3"/>2,794</text:p>
          </table:table-cell>
          <table:table-cell office:value-type="float" office:value="2391" table:style-name="ce67">
            <text:p><text:s text:c="3"/>2,391</text:p>
          </table:table-cell>
          <table:table-cell office:value-type="float" office:value="403" table:style-name="ce63">
            <text:p><text:s text:c="3"/>403</text:p>
          </table:table-cell>
          <table:table-cell office:value-type="float" office:value="77462" table:style-name="ce97">
            <text:p><text:s text:c="3"/>77,462</text:p>
          </table:table-cell>
          <table:table-cell office:value-type="float" office:value="72094" table:style-name="ce97">
            <text:p><text:s text:c="3"/>72,094</text:p>
          </table:table-cell>
          <table:table-cell office:value-type="float" office:value="2578" table:style-name="ce97">
            <text:p><text:s text:c="3"/>2,578</text:p>
          </table:table-cell>
          <table:table-cell office:value-type="float" office:value="2447" table:style-name="ce97">
            <text:p><text:s text:c="3"/>2,447</text:p>
          </table:table-cell>
          <table:table-cell office:value-type="float" office:value="131" table:style-name="ce97">
            <text:p><text:s text:c="3"/>131</text:p>
          </table:table-cell>
          <table:table-cell office:value-type="float" office:value="2790" table:style-name="ce97">
            <text:p><text:s text:c="3"/>2,790</text:p>
          </table:table-cell>
          <table:table-cell office:value-type="float" office:value="2390" table:style-name="ce97">
            <text:p><text:s text:c="3"/>2,390</text:p>
          </table:table-cell>
          <table:table-cell office:value-type="float" office:value="400" table:style-name="ce97">
            <text:p><text:s text:c="3"/>400</text:p>
          </table:table-cell>
          <table:table-cell office:value-type="float" office:value="794" table:style-name="ce97">
            <text:p><text:s text:c="3"/>794</text:p>
          </table:table-cell>
          <table:table-cell office:value-type="float" office:value="789" table:style-name="ce97">
            <text:p><text:s text:c="3"/>789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3" table:style-name="ce99">
            <text:p><text:s text:c="3"/>3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8933" table:style-name="ce43">
            <text:p><text:s text:c="3"/>38,933</text:p>
          </table:table-cell>
          <table:table-cell office:value-type="float" office:value="38222" table:style-name="ce44">
            <text:p><text:s text:c="3"/>38,222</text:p>
          </table:table-cell>
          <table:table-cell office:value-type="float" office:value="225" table:style-name="ce43">
            <text:p><text:s text:c="3"/>225</text:p>
          </table:table-cell>
          <table:table-cell office:value-type="float" office:value="164" table:style-name="ce43">
            <text:p><text:s text:c="3"/>164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177" table:style-name="ce43">
            <text:p><text:s text:c="3"/>177</text:p>
          </table:table-cell>
          <table:table-cell office:value-type="float" office:value="309" table:style-name="ce33">
            <text:p><text:s text:c="3"/>309</text:p>
          </table:table-cell>
          <table:table-cell office:value-type="float" office:value="38731" table:style-name="ce101">
            <text:p><text:s text:c="3"/>38,731</text:p>
          </table:table-cell>
          <table:table-cell office:value-type="float" office:value="38021" table:style-name="ce101">
            <text:p><text:s text:c="3"/>38,021</text:p>
          </table:table-cell>
          <table:table-cell office:value-type="float" office:value="225" table:style-name="ce101">
            <text:p><text:s text:c="3"/>225</text:p>
          </table:table-cell>
          <table:table-cell office:value-type="float" office:value="164" table:style-name="ce101">
            <text:p><text:s text:c="3"/>164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485" table:style-name="ce101">
            <text:p><text:s text:c="3"/>485</text:p>
          </table:table-cell>
          <table:table-cell office:value-type="float" office:value="177" table:style-name="ce101">
            <text:p><text:s text:c="3"/>177</text:p>
          </table:table-cell>
          <table:table-cell office:value-type="float" office:value="308" table:style-name="ce101">
            <text:p><text:s text:c="3"/>308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201" table:style-name="ce101">
            <text:p><text:s text:c="3"/>20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9323" table:style-name="ce53">
            <text:p><text:s text:c="3"/>39,323</text:p>
          </table:table-cell>
          <table:table-cell office:value-type="float" office:value="34661" table:style-name="ce54">
            <text:p><text:s text:c="3"/>34,661</text:p>
          </table:table-cell>
          <table:table-cell office:value-type="float" office:value="2354" table:style-name="ce53">
            <text:p><text:s text:c="3"/>2,354</text:p>
          </table:table-cell>
          <table:table-cell office:value-type="float" office:value="2284" table:style-name="ce53">
            <text:p><text:s text:c="3"/>2,284</text:p>
          </table:table-cell>
          <table:table-cell office:value-type="float" office:value="70" table:style-name="ce53">
            <text:p><text:s text:c="3"/>70</text:p>
          </table:table-cell>
          <table:table-cell office:value-type="float" office:value="2308" table:style-name="ce54">
            <text:p><text:s text:c="3"/>2,308</text:p>
          </table:table-cell>
          <table:table-cell office:value-type="float" office:value="2214" table:style-name="ce53">
            <text:p><text:s text:c="3"/>2,214</text:p>
          </table:table-cell>
          <table:table-cell office:value-type="float" office:value="94" table:style-name="ce82">
            <text:p><text:s text:c="3"/>94</text:p>
          </table:table-cell>
          <table:table-cell office:value-type="float" office:value="38731" table:style-name="ce105">
            <text:p><text:s text:c="3"/>38,731</text:p>
          </table:table-cell>
          <table:table-cell office:value-type="float" office:value="34073" table:style-name="ce105">
            <text:p><text:s text:c="3"/>34,073</text:p>
          </table:table-cell>
          <table:table-cell office:value-type="float" office:value="2353" table:style-name="ce105">
            <text:p><text:s text:c="3"/>2,353</text:p>
          </table:table-cell>
          <table:table-cell office:value-type="float" office:value="2283" table:style-name="ce105">
            <text:p><text:s text:c="3"/>2,283</text:p>
          </table:table-cell>
          <table:table-cell office:value-type="float" office:value="70" table:style-name="ce105">
            <text:p><text:s text:c="3"/>70</text:p>
          </table:table-cell>
          <table:table-cell office:value-type="float" office:value="2305" table:style-name="ce105">
            <text:p><text:s text:c="3"/>2,305</text:p>
          </table:table-cell>
          <table:table-cell office:value-type="float" office:value="2213" table:style-name="ce105">
            <text:p><text:s text:c="3"/>2,213</text:p>
          </table:table-cell>
          <table:table-cell office:value-type="float" office:value="92" table:style-name="ce105">
            <text:p><text:s text:c="3"/>92</text:p>
          </table:table-cell>
          <table:table-cell office:value-type="float" office:value="592" table:style-name="ce105">
            <text:p><text:s text:c="3"/>592</text:p>
          </table:table-cell>
          <table:table-cell office:value-type="float" office:value="588" table:style-name="ce105">
            <text:p><text:s text:c="3"/>588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table:style-name="ce129"/>
          <table:table-cell table:number-columns-repeated="16357"/>
        </table:table-row>
        <table:table-row table:style-name="ro7">
          <table:table-cell table:style-name="ce135"/>
          <table:table-cell office:value-type="string" table:style-name="ce136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4">
            <text:p><text:s text:c="3"/>6,694</text:p>
          </table:table-cell>
          <table:table-cell office:value-type="float" office:value="259" table:style-name="ce113">
            <text:p><text:s text:c="3"/>259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49" table:style-name="ce114">
            <text:p><text:s text:c="3"/>24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7132" table:style-name="ce119">
            <text:p><text:s text:c="3"/>7,132</text:p>
          </table:table-cell>
          <table:table-cell office:value-type="float" office:value="6626" table:style-name="ce119">
            <text:p><text:s text:c="3"/>6,626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20">
            <text:p><text:s text:c="3"/>3,53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513" table:style-name="ce119">
            <text:p><text:s text:c="3"/>3,51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618" table:style-name="ce119">
            <text:p><text:s text:c="3"/>3,618</text:p>
          </table:table-cell>
          <table:table-cell office:value-type="float" office:value="3164" table:style-name="ce120">
            <text:p><text:s text:c="3"/>3,164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5" table:style-name="ce120">
            <text:p><text:s text:c="3"/>215</text:p>
          </table:table-cell>
          <table:table-cell office:value-type="float" office:value="207" table:style-name="ce119">
            <text:p><text:s text:c="3"/>20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113" table:style-name="ce119">
            <text:p><text:s text:c="3"/>3,113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206" table:style-name="ce119">
            <text:p><text:s text:c="3"/>20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36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4">
            <text:p><text:s text:c="3"/>6,28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6652" table:style-name="ce113">
            <text:p><text:s text:c="3"/>6,652</text:p>
          </table:table-cell>
          <table:table-cell office:value-type="float" office:value="6193" table:style-name="ce113">
            <text:p><text:s text:c="3"/>6,19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20">
            <text:p><text:s text:c="3"/>3,29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3268" table:style-name="ce119">
            <text:p><text:s text:c="3"/>3,26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392" table:style-name="ce119">
            <text:p><text:s text:c="3"/>3,392</text:p>
          </table:table-cell>
          <table:table-cell office:value-type="float" office:value="2991" table:style-name="ce120">
            <text:p><text:s text:c="3"/>2,99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20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2925" table:style-name="ce119">
            <text:p><text:s text:c="3"/>2,925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4">
            <text:p><text:s text:c="3"/>8,739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8" table:style-name="ce114">
            <text:p><text:s text:c="3"/>368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9338" table:style-name="ce113">
            <text:p><text:s text:c="3"/>9,338</text:p>
          </table:table-cell>
          <table:table-cell office:value-type="float" office:value="8640" table:style-name="ce113">
            <text:p><text:s text:c="3"/>8,640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7" table:style-name="ce113">
            <text:p><text:s text:c="3"/>367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100" table:style-name="ce113">
            <text:p><text:s text:c="3"/>100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20">
            <text:p><text:s text:c="3"/>4,61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588" table:style-name="ce119">
            <text:p><text:s text:c="3"/>4,588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747" table:style-name="ce119">
            <text:p><text:s text:c="3"/>4,747</text:p>
          </table:table-cell>
          <table:table-cell office:value-type="float" office:value="4129" table:style-name="ce120">
            <text:p><text:s text:c="3"/>4,129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1" table:style-name="ce120">
            <text:p><text:s text:c="3"/>311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052" table:style-name="ce119">
            <text:p><text:s text:c="3"/>4,052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460" table:style-name="ce143">
            <text:p><text:s text:c="3"/>8,460</text:p>
          </table:table-cell>
          <table:table-cell office:value-type="float" office:value="7866" table:style-name="ce143">
            <text:p><text:s text:c="3"/>7,866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61" table:style-name="ce143">
            <text:p><text:s text:c="3"/>261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15" table:style-name="ce143">
            <text:p><text:s text:c="3"/>315</text:p>
          </table:table-cell>
          <table:table-cell office:value-type="float" office:value="270" table:style-name="ce143">
            <text:p><text:s text:c="3"/>270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8380" table:style-name="ce113">
            <text:p><text:s text:c="3"/>8,380</text:p>
          </table:table-cell>
          <table:table-cell office:value-type="float" office:value="7786" table:style-name="ce113">
            <text:p><text:s text:c="3"/>7,786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45">
            <text:p><text:s text:c="3"/>4,218</text:p>
          </table:table-cell>
          <table:table-cell office:value-type="float" office:value="4120" table:style-name="ce145">
            <text:p><text:s text:c="3"/>4,120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242" table:style-name="ce146">
            <text:p><text:s text:c="3"/>4,242</text:p>
          </table:table-cell>
          <table:table-cell office:value-type="float" office:value="3746" table:style-name="ce146">
            <text:p><text:s text:c="3"/>3,746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3694" table:style-name="ce119">
            <text:p><text:s text:c="3"/>3,694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7750" table:style-name="ce143">
            <text:p><text:s text:c="3"/>7,750</text:p>
          </table:table-cell>
          <table:table-cell office:value-type="float" office:value="7214" table:style-name="ce143">
            <text:p><text:s text:c="3"/>7,214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246" table:style-name="ce143">
            <text:p><text:s text:c="3"/>246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7656" table:style-name="ce113">
            <text:p><text:s text:c="3"/>7,656</text:p>
          </table:table-cell>
          <table:table-cell office:value-type="float" office:value="7120" table:style-name="ce113">
            <text:p><text:s text:c="3"/>7,120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45">
            <text:p><text:s text:c="3"/>3,854</text:p>
          </table:table-cell>
          <table:table-cell office:value-type="float" office:value="3790" table:style-name="ce145">
            <text:p><text:s text:c="3"/>3,790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764" table:style-name="ce119">
            <text:p><text:s text:c="3"/>3,76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896" table:style-name="ce146">
            <text:p><text:s text:c="3"/>3,896</text:p>
          </table:table-cell>
          <table:table-cell office:value-type="float" office:value="3424" table:style-name="ce146">
            <text:p><text:s text:c="3"/>3,424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356" table:style-name="ce119">
            <text:p><text:s text:c="3"/>3,356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6512" table:style-name="ce143">
            <text:p><text:s text:c="3"/>6,512</text:p>
          </table:table-cell>
          <table:table-cell office:value-type="float" office:value="6065" table:style-name="ce143">
            <text:p><text:s text:c="3"/>6,065</text:p>
          </table:table-cell>
          <table:table-cell office:value-type="float" office:value="229" table:style-name="ce143">
            <text:p><text:s text:c="3"/>229</text:p>
          </table:table-cell>
          <table:table-cell office:value-type="float" office:value="214" table:style-name="ce143">
            <text:p><text:s text:c="3"/>214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181" table:style-name="ce143">
            <text:p><text:s text:c="3"/>181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6452" table:style-name="ce113">
            <text:p><text:s text:c="3"/>6,452</text:p>
          </table:table-cell>
          <table:table-cell office:value-type="float" office:value="6005" table:style-name="ce113">
            <text:p><text:s text:c="3"/>6,005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214" table:style-name="ce113">
            <text:p><text:s text:c="3"/>214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3240" table:style-name="ce145">
            <text:p><text:s text:c="3"/>3,240</text:p>
          </table:table-cell>
          <table:table-cell office:value-type="float" office:value="3172" table:style-name="ce145">
            <text:p><text:s text:c="3"/>3,172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3226" table:style-name="ce119">
            <text:p><text:s text:c="3"/>3,226</text:p>
          </table:table-cell>
          <table:table-cell office:value-type="float" office:value="3158" table:style-name="ce119">
            <text:p><text:s text:c="3"/>3,15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272" table:style-name="ce146">
            <text:p><text:s text:c="3"/>3,272</text:p>
          </table:table-cell>
          <table:table-cell office:value-type="float" office:value="2893" table:style-name="ce146">
            <text:p><text:s text:c="3"/>2,893</text:p>
          </table:table-cell>
          <table:table-cell office:value-type="float" office:value="199" table:style-name="ce146">
            <text:p><text:s text:c="3"/>199</text:p>
          </table:table-cell>
          <table:table-cell office:value-type="float" office:value="195" table:style-name="ce146">
            <text:p><text:s text:c="3"/>19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80" table:style-name="ce146">
            <text:p><text:s text:c="3"/>180</text:p>
          </table:table-cell>
          <table:table-cell office:value-type="float" office:value="169" table:style-name="ce146">
            <text:p><text:s text:c="3"/>169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3226" table:style-name="ce119">
            <text:p><text:s text:c="3"/>3,226</text:p>
          </table:table-cell>
          <table:table-cell office:value-type="float" office:value="2847" table:style-name="ce119">
            <text:p><text:s text:c="3"/>2,847</text:p>
          </table:table-cell>
          <table:table-cell office:value-type="float" office:value="199" table:style-name="ce119">
            <text:p><text:s text:c="3"/>199</text:p>
          </table:table-cell>
          <table:table-cell office:value-type="float" office:value="195" table:style-name="ce119">
            <text:p><text:s text:c="3"/>19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7686" table:style-name="ce143">
            <text:p><text:s text:c="3"/>7,686</text:p>
          </table:table-cell>
          <table:table-cell office:value-type="float" office:value="7134" table:style-name="ce143">
            <text:p><text:s text:c="3"/>7,134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7636" table:style-name="ce113">
            <text:p><text:s text:c="3"/>7,636</text:p>
          </table:table-cell>
          <table:table-cell office:value-type="float" office:value="7084" table:style-name="ce113">
            <text:p><text:s text:c="3"/>7,084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95" table:style-name="ce113">
            <text:p><text:s text:c="3"/>29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44" table:style-name="ce113">
            <text:p><text:s text:c="3"/>44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3834" table:style-name="ce145">
            <text:p><text:s text:c="3"/>3,834</text:p>
          </table:table-cell>
          <table:table-cell office:value-type="float" office:value="3751" table:style-name="ce145">
            <text:p><text:s text:c="3"/>3,751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3818" table:style-name="ce119">
            <text:p><text:s text:c="3"/>3,818</text:p>
          </table:table-cell>
          <table:table-cell office:value-type="float" office:value="3735" table:style-name="ce119">
            <text:p><text:s text:c="3"/>3,73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24">
            <text:p>女</text:p>
          </table:table-cell>
          <table:table-cell office:value-type="float" office:value="3852" table:style-name="ce146">
            <text:p><text:s text:c="3"/>3,852</text:p>
          </table:table-cell>
          <table:table-cell office:value-type="float" office:value="3383" table:style-name="ce146">
            <text:p><text:s text:c="3"/>3,383</text:p>
          </table:table-cell>
          <table:table-cell office:value-type="float" office:value="228" table:style-name="ce146">
            <text:p><text:s text:c="3"/>228</text:p>
          </table:table-cell>
          <table:table-cell office:value-type="float" office:value="218" table:style-name="ce146">
            <text:p><text:s text:c="3"/>218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231" table:style-name="ce146">
            <text:p><text:s text:c="3"/>231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818" table:style-name="ce125">
            <text:p><text:s text:c="3"/>3,818</text:p>
          </table:table-cell>
          <table:table-cell office:value-type="float" office:value="3349" table:style-name="ce125">
            <text:p><text:s text:c="3"/>3,349</text:p>
          </table:table-cell>
          <table:table-cell office:value-type="float" office:value="228" table:style-name="ce125">
            <text:p><text:s text:c="3"/>228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231" table:style-name="ce125">
            <text:p><text:s text:c="3"/>23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18">
            <text:p>計</text:p>
          </table:table-cell>
          <table:table-cell office:value-type="float" office:value="8230" table:style-name="ce143">
            <text:p><text:s text:c="3"/>8,230</text:p>
          </table:table-cell>
          <table:table-cell office:value-type="float" office:value="7705" table:style-name="ce143">
            <text:p><text:s text:c="3"/>7,705</text:p>
          </table:table-cell>
          <table:table-cell office:value-type="float" office:value="238" table:style-name="ce143">
            <text:p><text:s text:c="3"/>238</text:p>
          </table:table-cell>
          <table:table-cell office:value-type="float" office:value="228" table:style-name="ce143">
            <text:p><text:s text:c="3"/>228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287" table:style-name="ce143">
            <text:p><text:s text:c="3"/>287</text:p>
          </table:table-cell>
          <table:table-cell office:value-type="float" office:value="237" table:style-name="ce143">
            <text:p><text:s text:c="3"/>237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8146" table:style-name="ce119">
            <text:p><text:s text:c="3"/>8,146</text:p>
          </table:table-cell>
          <table:table-cell office:value-type="float" office:value="7622" table:style-name="ce119">
            <text:p><text:s text:c="3"/>7,622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093" table:style-name="ce145">
            <text:p><text:s text:c="3"/>4,093</text:p>
          </table:table-cell>
          <table:table-cell office:value-type="float" office:value="4027" table:style-name="ce145">
            <text:p><text:s text:c="3"/>4,027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4073" table:style-name="ce119">
            <text:p><text:s text:c="3"/>4,073</text:p>
          </table:table-cell>
          <table:table-cell office:value-type="float" office:value="4007" table:style-name="ce119">
            <text:p><text:s text:c="3"/>4,00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137" table:style-name="ce146">
            <text:p><text:s text:c="3"/>4,137</text:p>
          </table:table-cell>
          <table:table-cell office:value-type="float" office:value="3678" table:style-name="ce146">
            <text:p><text:s text:c="3"/>3,678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217" table:style-name="ce146">
            <text:p><text:s text:c="3"/>217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4073" table:style-name="ce119">
            <text:p><text:s text:c="3"/>4,073</text:p>
          </table:table-cell>
          <table:table-cell office:value-type="float" office:value="3615" table:style-name="ce125">
            <text:p><text:s text:c="3"/>3,615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216" table:style-name="ce125">
            <text:p><text:s text:c="3"/>21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114" table:style-name="ce143">
            <text:p><text:s text:c="3"/>8,114</text:p>
          </table:table-cell>
          <table:table-cell office:value-type="float" office:value="7582" table:style-name="ce143">
            <text:p><text:s text:c="3"/>7,582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226" table:style-name="ce143">
            <text:p><text:s text:c="3"/>226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91" table:style-name="ce143">
            <text:p><text:s text:c="3"/>291</text:p>
          </table:table-cell>
          <table:table-cell office:value-type="float" office:value="252" table:style-name="ce143">
            <text:p><text:s text:c="3"/>252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8040" table:style-name="ce115">
            <text:p><text:s text:c="3"/>8,040</text:p>
          </table:table-cell>
          <table:table-cell office:value-type="float" office:value="7509" table:style-name="ce119">
            <text:p><text:s text:c="3"/>7,509</text:p>
          </table:table-cell>
          <table:table-cell office:value-type="float" office:value="241" table:style-name="ce119">
            <text:p><text:s text:c="3"/>241</text:p>
          </table:table-cell>
          <table:table-cell office:value-type="float" office:value="226" table:style-name="ce119">
            <text:p><text:s text:c="3"/>22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90" table:style-name="ce119">
            <text:p><text:s text:c="3"/>290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4038" table:style-name="ce145">
            <text:p><text:s text:c="3"/>4,038</text:p>
          </table:table-cell>
          <table:table-cell office:value-type="float" office:value="3969" table:style-name="ce145">
            <text:p><text:s text:c="3"/>3,969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020" table:style-name="ce119">
            <text:p><text:s text:c="3"/>4,020</text:p>
          </table:table-cell>
          <table:table-cell office:value-type="float" office:value="3951" table:style-name="ce119">
            <text:p><text:s text:c="3"/>3,951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076" table:style-name="ce146">
            <text:p><text:s text:c="3"/>4,076</text:p>
          </table:table-cell>
          <table:table-cell office:value-type="float" office:value="3613" table:style-name="ce146">
            <text:p><text:s text:c="3"/>3,613</text:p>
          </table:table-cell>
          <table:table-cell office:value-type="float" office:value="221" table:style-name="ce146">
            <text:p><text:s text:c="3"/>221</text:p>
          </table:table-cell>
          <table:table-cell office:value-type="float" office:value="210" table:style-name="ce146">
            <text:p><text:s text:c="3"/>210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242" table:style-name="ce146">
            <text:p><text:s text:c="3"/>242</text:p>
          </table:table-cell>
          <table:table-cell office:value-type="float" office:value="230" table:style-name="ce146">
            <text:p><text:s text:c="3"/>230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4020" table:style-name="ce119">
            <text:p><text:s text:c="3"/>4,020</text:p>
          </table:table-cell>
          <table:table-cell office:value-type="float" office:value="3558" table:style-name="ce119">
            <text:p><text:s text:c="3"/>3,558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210" table:style-name="ce119">
            <text:p><text:s text:c="3"/>21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1" table:style-name="ce119">
            <text:p><text:s text:c="3"/>241</text:p>
          </table:table-cell>
          <table:table-cell office:value-type="float" office:value="230" table:style-name="ce119">
            <text:p><text:s text:c="3"/>23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55" table:style-name="ce119">
            <text:p><text:s text:c="3"/>5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122" table:style-name="ce143">
            <text:p><text:s text:c="3"/>8,122</text:p>
          </table:table-cell>
          <table:table-cell office:value-type="float" office:value="7601" table:style-name="ce143">
            <text:p><text:s text:c="3"/>7,601</text:p>
          </table:table-cell>
          <table:table-cell office:value-type="float" office:value="247" table:style-name="ce143">
            <text:p><text:s text:c="3"/>247</text:p>
          </table:table-cell>
          <table:table-cell office:value-type="float" office:value="238" table:style-name="ce143">
            <text:p><text:s text:c="3"/>238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8030" table:style-name="ce115">
            <text:p><text:s text:c="3"/>8,030</text:p>
          </table:table-cell>
          <table:table-cell office:value-type="float" office:value="7509" table:style-name="ce113">
            <text:p><text:s text:c="3"/>7,509</text:p>
          </table:table-cell>
          <table:table-cell office:value-type="float" office:value="247" table:style-name="ce113">
            <text:p><text:s text:c="3"/>247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92" table:style-name="ce113">
            <text:p><text:s text:c="3"/>92</text:p>
          </table:table-cell>
          <table:table-cell office:value-type="float" office:value="92" table:style-name="ce113">
            <text:p><text:s text:c="3"/>9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spanned="1" table:number-rows-spanned="3" table:style-name="ce149"/>
          <table:table-cell table:number-columns-repeated="16357"/>
        </table:table-row>
        <table:table-row table:style-name="ro7">
          <table:table-cell office:value-type="string" table:style-name="ce130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031" table:style-name="ce145">
            <text:p><text:s text:c="3"/>4,031</text:p>
          </table:table-cell>
          <table:table-cell office:value-type="float" office:value="3961" table:style-name="ce145">
            <text:p><text:s text:c="3"/>3,961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4015" table:style-name="ce119">
            <text:p><text:s text:c="3"/>4,015</text:p>
          </table:table-cell>
          <table:table-cell office:value-type="float" office:value="3945" table:style-name="ce119">
            <text:p><text:s text:c="3"/>3,945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23"/>
          <table:table-cell office:value-type="string" table:style-name="ce118">
            <text:p>女</text:p>
          </table:table-cell>
          <table:table-cell office:value-type="float" office:value="4091" table:style-name="ce146">
            <text:p><text:s text:c="3"/>4,091</text:p>
          </table:table-cell>
          <table:table-cell office:value-type="float" office:value="3640" table:style-name="ce146">
            <text:p><text:s text:c="3"/>3,640</text:p>
          </table:table-cell>
          <table:table-cell office:value-type="float" office:value="227" table:style-name="ce146">
            <text:p><text:s text:c="3"/>227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219" table:style-name="ce146">
            <text:p><text:s text:c="3"/>219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4015" table:style-name="ce125">
            <text:p><text:s text:c="3"/>4,015</text:p>
          </table:table-cell>
          <table:table-cell office:value-type="float" office:value="3564" table:style-name="ce125">
            <text:p><text:s text:c="3"/>3,564</text:p>
          </table:table-cell>
          <table:table-cell office:value-type="float" office:value="227" table:style-name="ce125">
            <text:p><text:s text:c="3"/>227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1">
            <text:p>較上年同月　　増減 (%)<text:s/></text:p>
          </table:table-cell>
          <table:table-cell office:value-type="string" table:style-name="ce151">
            <text:p>計</text:p>
          </table:table-cell>
          <table:table-cell office:value-type="float" office:value="0.44521395003710118" table:style-name="ce152">
            <text:p>0.45</text:p>
          </table:table-cell>
          <table:table-cell office:value-type="float" office:value="0.91609134360063726" table:style-name="ce152">
            <text:p>0.92</text:p>
          </table:table-cell>
          <table:table-cell office:value-type="float" office:value="-11.785714285714285" table:style-name="ce152">
            <text:p>–11.79</text:p>
          </table:table-cell>
          <table:table-cell office:value-type="float" office:value="-10.188679245283019" table:style-name="ce152">
            <text:p>–10.19</text:p>
          </table:table-cell>
          <table:table-cell office:value-type="float" office:value="-40" table:style-name="ce152">
            <text:p>–40.0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-4.9788399302962409E-2" table:style-name="ce152">
            <text:p>–0.05</text:p>
          </table:table-cell>
          <table:table-cell office:value-type="float" office:value="0.38770053475935828" table:style-name="ce152">
            <text:p>0.39</text:p>
          </table:table-cell>
          <table:table-cell office:value-type="float" office:value="-11.785714285714285" table:style-name="ce152">
            <text:p>–11.79</text:p>
          </table:table-cell>
          <table:table-cell office:value-type="float" office:value="-10.188679245283019" table:style-name="ce152">
            <text:p>–10.19</text:p>
          </table:table-cell>
          <table:table-cell office:value-type="float" office:value="-40" table:style-name="ce152">
            <text:p>–40.0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76.923076923076934" table:style-name="ce152">
            <text:p>76.92</text:p>
          </table:table-cell>
          <table:table-cell office:value-type="float" office:value="76.923076923076934" table:style-name="ce152">
            <text:p>76.92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table:number-columns-spanned="1" table:number-rows-spanned="6" table:style-name="ce153"/>
          <table:table-cell table:number-columns-repeated="16357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-9.9132589838909546E-2" table:style-name="ce154">
            <text:p>–0.10</text:p>
          </table:table-cell>
          <table:table-cell office:value-type="float" office:value="-7.5681130171543889E-2" table:style-name="ce154">
            <text:p>–0.08</text:p>
          </table:table-cell>
          <table:table-cell office:value-type="float" office:value="11.111111111111111" table:style-name="ce154">
            <text:p>11.11</text:p>
          </table:table-cell>
          <table:table-cell office:value-type="float" office:value="25" table:style-name="ce154">
            <text:p>25.00</text:p>
          </table:table-cell>
          <table:table-cell office:value-type="float" office:value="-16.666666666666664" table:style-name="ce154">
            <text:p>–16.67</text:p>
          </table:table-cell>
          <table:table-cell office:value-type="float" office:value="-5.6603773584905666" table:style-name="ce154">
            <text:p>–5.66</text:p>
          </table:table-cell>
          <table:table-cell office:value-type="float" office:value="-15.384615384615385" table:style-name="ce154">
            <text:p>–15.38</text:p>
          </table:table-cell>
          <table:table-cell office:value-type="float" office:value="3.7037037037037033" table:style-name="ce154">
            <text:p>3.70</text:p>
          </table:table-cell>
          <table:table-cell office:value-type="float" office:value="-4.9788399302962409E-2" table:style-name="ce154">
            <text:p>–0.05</text:p>
          </table:table-cell>
          <table:table-cell office:value-type="float" office:value="-2.5342118601115054E-2" table:style-name="ce154">
            <text:p>–0.03</text:p>
          </table:table-cell>
          <table:table-cell office:value-type="float" office:value="11.111111111111111" table:style-name="ce154">
            <text:p>11.11</text:p>
          </table:table-cell>
          <table:table-cell office:value-type="float" office:value="25" table:style-name="ce154">
            <text:p>25.00</text:p>
          </table:table-cell>
          <table:table-cell office:value-type="float" office:value="-16.666666666666664" table:style-name="ce154">
            <text:p>–16.67</text:p>
          </table:table-cell>
          <table:table-cell office:value-type="float" office:value="-5.6603773584905666" table:style-name="ce154">
            <text:p>–5.66</text:p>
          </table:table-cell>
          <table:table-cell office:value-type="float" office:value="-15.384615384615385" table:style-name="ce154">
            <text:p>–15.38</text:p>
          </table:table-cell>
          <table:table-cell office:value-type="float" office:value="3.7037037037037033" table:style-name="ce154">
            <text:p>3.70</text:p>
          </table:table-cell>
          <table:table-cell office:value-type="float" office:value="-11.111111111111111" table:style-name="ce154">
            <text:p>–11.11</text:p>
          </table:table-cell>
          <table:table-cell office:value-type="float" office:value="-11.111111111111111" table:style-name="ce154">
            <text:p>–11.11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0.98741051592199458" table:style-name="ce156">
            <text:p>0.99</text:p>
          </table:table-cell>
          <table:table-cell office:value-type="float" office:value="2.0179372197309418" table:style-name="ce156">
            <text:p>2.02</text:p>
          </table:table-cell>
          <table:table-cell office:value-type="float" office:value="-13.358778625954198" table:style-name="ce156">
            <text:p>–13.36</text:p>
          </table:table-cell>
          <table:table-cell office:value-type="float" office:value="-11.857707509881422" table:style-name="ce156">
            <text:p>–11.86</text:p>
          </table:table-cell>
          <table:table-cell office:value-type="float" office:value="-55.555555555555557" table:style-name="ce156">
            <text:p>–55.56</text:p>
          </table:table-cell>
          <table:table-cell office:value-type="float" office:value="1.3574660633484164" table:style-name="ce156">
            <text:p>1.36</text:p>
          </table:table-cell>
          <table:table-cell office:value-type="float" office:value="1.8604651162790697" table:style-name="ce156">
            <text:p>1.86</text:p>
          </table:table-cell>
          <table:table-cell office:value-type="float" office:value="-16.666666666666664" table:style-name="ce156">
            <text:p>–16.67</text:p>
          </table:table-cell>
          <table:table-cell office:value-type="float" office:value="-4.9788399302962409E-2" table:style-name="ce156">
            <text:p>–0.05</text:p>
          </table:table-cell>
          <table:table-cell office:value-type="float" office:value="0.84889643463497455" table:style-name="ce156">
            <text:p>0.85</text:p>
          </table:table-cell>
          <table:table-cell office:value-type="float" office:value="-13.358778625954198" table:style-name="ce156">
            <text:p>–13.36</text:p>
          </table:table-cell>
          <table:table-cell office:value-type="float" office:value="-11.857707509881422" table:style-name="ce156">
            <text:p>–11.86</text:p>
          </table:table-cell>
          <table:table-cell office:value-type="float" office:value="-55.555555555555557" table:style-name="ce156">
            <text:p>–55.56</text:p>
          </table:table-cell>
          <table:table-cell office:value-type="float" office:value="1.3574660633484164" table:style-name="ce156">
            <text:p>1.36</text:p>
          </table:table-cell>
          <table:table-cell office:value-type="float" office:value="1.8604651162790697" table:style-name="ce156">
            <text:p>1.86</text:p>
          </table:table-cell>
          <table:table-cell office:value-type="float" office:value="-16.666666666666664" table:style-name="ce156">
            <text:p>–16.67</text:p>
          </table:table-cell>
          <table:table-cell office:value-type="float" office:value="123.52941176470588" table:style-name="ce156">
            <text:p>123.53</text:p>
          </table:table-cell>
          <table:table-cell office:value-type="float" office:value="123.52941176470588" table:style-name="ce156">
            <text:p>123.53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2">
            <text:p>較上月 <text:s text:c="4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9.8595020951441945E-2" table:style-name="ce159">
            <text:p>0.10</text:p>
          </table:table-cell>
          <table:table-cell office:value-type="float" office:value="0.25059351094697968" table:style-name="ce159">
            <text:p>0.25</text:p>
          </table:table-cell>
          <table:table-cell office:value-type="float" office:value="2.4896265560165975" table:style-name="ce159">
            <text:p>2.49</text:p>
          </table:table-cell>
          <table:table-cell office:value-type="float" office:value="5.3097345132743365" table:style-name="ce159">
            <text:p>5.31</text:p>
          </table:table-cell>
          <table:table-cell office:value-type="float" office:value="-40" table:style-name="ce159">
            <text:p>–40.00</text:p>
          </table:table-cell>
          <table:table-cell office:value-type="float" office:value="-5.8419243986254292" table:style-name="ce159">
            <text:p>–5.84</text:p>
          </table:table-cell>
          <table:table-cell office:value-type="float" office:value="-4.3650793650793647" table:style-name="ce159">
            <text:p>–4.37</text:p>
          </table:table-cell>
          <table:table-cell office:value-type="float" office:value="-15.384615384615385" table:style-name="ce159">
            <text:p>–15.38</text:p>
          </table:table-cell>
          <table:table-cell office:value-type="float" office:value="-0.12437810945273632" table:style-name="ce159">
            <text:p>–0.12</text:p>
          </table:table-cell>
          <table:table-cell office:value-type="float" office:value="0" table:style-name="ce159">
            <text:p>—</text:p>
          </table:table-cell>
          <table:table-cell office:value-type="float" office:value="2.4896265560165975" table:style-name="ce159">
            <text:p>2.49</text:p>
          </table:table-cell>
          <table:table-cell office:value-type="float" office:value="5.3097345132743365" table:style-name="ce159">
            <text:p>5.31</text:p>
          </table:table-cell>
          <table:table-cell office:value-type="float" office:value="-40" table:style-name="ce159">
            <text:p>–40.00</text:p>
          </table:table-cell>
          <table:table-cell office:value-type="float" office:value="-5.5172413793103452" table:style-name="ce159">
            <text:p>–5.52</text:p>
          </table:table-cell>
          <table:table-cell office:value-type="float" office:value="-4.3650793650793647" table:style-name="ce159">
            <text:p>–4.37</text:p>
          </table:table-cell>
          <table:table-cell office:value-type="float" office:value="-13.157894736842104" table:style-name="ce159">
            <text:p>–13.16</text:p>
          </table:table-cell>
          <table:table-cell office:value-type="float" office:value="24.324324324324326" table:style-name="ce159">
            <text:p>24.32</text:p>
          </table:table-cell>
          <table:table-cell office:value-type="float" office:value="26.027397260273972" table:style-name="ce159">
            <text:p>26.03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float" office:value="-100" table:style-name="ce159">
            <text:p>–100.00</text:p>
          </table:table-cell>
          <table:table-cell office:value-type="string" table:style-name="ce159">
            <text:p>--</text:p>
          </table:table-cell>
          <table:table-cell office:value-type="float" office:value="-100" table:style-name="ce159">
            <text:p>–10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0">
            <text:p>男</text:p>
          </table:table-cell>
          <table:table-cell office:value-type="float" office:value="-0.1733531451213472" table:style-name="ce154">
            <text:p>–0.17</text:p>
          </table:table-cell>
          <table:table-cell office:value-type="float" office:value="-0.20156210632401111" table:style-name="ce154">
            <text:p>–0.20</text:p>
          </table:table-cell>
          <table:table-cell office:value-type="float" office:value="0" table:style-name="ce154">
            <text:p>—</text:p>
          </table:table-cell>
          <table:table-cell office:value-type="float" office:value="-6.25" table:style-name="ce154">
            <text:p>–6.25</text:p>
          </table:table-cell>
          <table:table-cell office:value-type="float" office:value="25" table:style-name="ce154">
            <text:p>25.00</text:p>
          </table:table-cell>
          <table:table-cell office:value-type="float" office:value="2.0408163265306123" table:style-name="ce154">
            <text:p>2.04</text:p>
          </table:table-cell>
          <table:table-cell office:value-type="float" office:value="0" table:style-name="ce154">
            <text:p>—</text:p>
          </table:table-cell>
          <table:table-cell office:value-type="float" office:value="3.7037037037037033" table:style-name="ce154">
            <text:p>3.70</text:p>
          </table:table-cell>
          <table:table-cell office:value-type="float" office:value="-0.12437810945273632" table:style-name="ce154">
            <text:p>–0.12</text:p>
          </table:table-cell>
          <table:table-cell office:value-type="float" office:value="-0.15186028853454822" table:style-name="ce154">
            <text:p>–0.15</text:p>
          </table:table-cell>
          <table:table-cell office:value-type="float" office:value="0" table:style-name="ce154">
            <text:p>—</text:p>
          </table:table-cell>
          <table:table-cell office:value-type="float" office:value="-6.25" table:style-name="ce154">
            <text:p>–6.25</text:p>
          </table:table-cell>
          <table:table-cell office:value-type="float" office:value="25" table:style-name="ce154">
            <text:p>25.00</text:p>
          </table:table-cell>
          <table:table-cell office:value-type="float" office:value="2.0408163265306123" table:style-name="ce154">
            <text:p>2.04</text:p>
          </table:table-cell>
          <table:table-cell office:value-type="float" office:value="0" table:style-name="ce154">
            <text:p>—</text:p>
          </table:table-cell>
          <table:table-cell office:value-type="float" office:value="3.7037037037037033" table:style-name="ce154">
            <text:p>3.70</text:p>
          </table:table-cell>
          <table:table-cell office:value-type="float" office:value="-11.111111111111111" table:style-name="ce154">
            <text:p>–11.11</text:p>
          </table:table-cell>
          <table:table-cell office:value-type="float" office:value="-11.111111111111111" table:style-name="ce154">
            <text:p>–11.11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1">
            <text:p>女</text:p>
          </table:table-cell>
          <table:table-cell office:value-type="float" office:value="0.36800785083415116" table:style-name="ce156">
            <text:p>0.37</text:p>
          </table:table-cell>
          <table:table-cell office:value-type="float" office:value="0.74730141156933305" table:style-name="ce156">
            <text:p>0.75</text:p>
          </table:table-cell>
          <table:table-cell office:value-type="float" office:value="2.7149321266968327" table:style-name="ce156">
            <text:p>2.71</text:p>
          </table:table-cell>
          <table:table-cell office:value-type="float" office:value="6.1904761904761907" table:style-name="ce156">
            <text:p>6.19</text:p>
          </table:table-cell>
          <table:table-cell office:value-type="float" office:value="-63.636363636363633" table:style-name="ce156">
            <text:p>–63.64</text:p>
          </table:table-cell>
          <table:table-cell office:value-type="float" office:value="-7.4380165289256199" table:style-name="ce156">
            <text:p>–7.44</text:p>
          </table:table-cell>
          <table:table-cell office:value-type="float" office:value="-4.7826086956521738" table:style-name="ce156">
            <text:p>–4.78</text:p>
          </table:table-cell>
          <table:table-cell office:value-type="float" office:value="-58.333333333333336" table:style-name="ce156">
            <text:p>–58.33</text:p>
          </table:table-cell>
          <table:table-cell office:value-type="float" office:value="-0.12437810945273632" table:style-name="ce156">
            <text:p>–0.12</text:p>
          </table:table-cell>
          <table:table-cell office:value-type="float" office:value="0.16863406408094433" table:style-name="ce156">
            <text:p>0.17</text:p>
          </table:table-cell>
          <table:table-cell office:value-type="float" office:value="2.7149321266968327" table:style-name="ce156">
            <text:p>2.71</text:p>
          </table:table-cell>
          <table:table-cell office:value-type="float" office:value="6.1904761904761907" table:style-name="ce156">
            <text:p>6.19</text:p>
          </table:table-cell>
          <table:table-cell office:value-type="float" office:value="-63.636363636363633" table:style-name="ce156">
            <text:p>–63.64</text:p>
          </table:table-cell>
          <table:table-cell office:value-type="float" office:value="-7.0539419087136928" table:style-name="ce156">
            <text:p>–7.05</text:p>
          </table:table-cell>
          <table:table-cell office:value-type="float" office:value="-4.7826086956521738" table:style-name="ce156">
            <text:p>–4.78</text:p>
          </table:table-cell>
          <table:table-cell office:value-type="float" office:value="-54.54545454545454" table:style-name="ce156">
            <text:p>–54.55</text:p>
          </table:table-cell>
          <table:table-cell office:value-type="float" office:value="35.714285714285715" table:style-name="ce156">
            <text:p>35.71</text:p>
          </table:table-cell>
          <table:table-cell office:value-type="float" office:value="38.181818181818187" table:style-name="ce156">
            <text:p>38.18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-100" table:style-name="ce156">
            <text:p>–100.00</text:p>
          </table:table-cell>
          <table:table-cell office:value-type="string" table:style-name="ce156">
            <text:p>--</text:p>
          </table:table-cell>
          <table:table-cell office:value-type="float" office:value="-100" table:style-name="ce156">
            <text:p>–100.00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64"/>
          <table:table-cell table:number-columns-repeated="2" table:style-name="ce165"/>
          <table:table-cell table:style-name="ce166"/>
          <table:table-cell table:number-columns-repeated="3" table:style-name="ce165"/>
          <table:table-cell table:number-columns-repeated="12" table:style-name="ce50"/>
          <table:table-cell office:value-type="string" table:style-name="ce166">
            <text:p>內政部戶政司 民國110年11月10日編製</text:p>
          </table:table-cell>
          <table:table-cell table:number-columns-repeated="16358" table:style-name="ce50"/>
        </table:table-row>
        <table:table-row table:style-name="ro10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4.表內列有「－」者表示無數字，「0.00」表示未滿百分之0.005。</text:p>
          </table:table-cell>
          <table:table-cell table:number-columns-repeated="16383" table:style-name="ce50"/>
        </table:table-row>
        <table:table-row table:style-name="ro10">
          <table:table-cell office:value-type="string" table:style-name="ce167">
            <text:p><text:s text:c="6"/>5.終止結婚(相同性別)資料係自108年5月24日起統計。</text:p>
          </table:table-cell>
          <table:table-cell table:number-columns-repeated="16383" table:style-name="ce50"/>
        </table:table-row>
        <table:table-row table:style-name="ro11">
          <table:table-cell table:style-name="ce169"/>
          <table:table-cell table:number-columns-repeated="16383"/>
        </table:table-row>
        <table:table-row table:number-rows-repeated="1048383" table:style-name="ro11">
          <table:table-cell table:number-columns-repeated="16384"/>
        </table:table-row>
        <table:named-expressions>
          <table:named-range table:name="Print_Area" table:cell-range-address="09離-年月別.$A$1:09離-年月別.$Z$192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170"/>
          <table:table-cell table:number-columns-repeated="2" table:style-name="ce171"/>
          <table:table-cell table:number-columns-repeated="2"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style-name="ce2"/>
          <table:table-cell office:value-type="string" table:style-name="ce170">
            <text:p>中華民國110年10月份</text:p>
          </table:table-cell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170"/>
          <table:table-cell table:number-columns-repeated="2" table:style-name="ce171"/>
          <table:table-cell table:style-name="ce170"/>
          <table:table-cell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office:value-type="string" table:style-name="ce172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291">
            <text:p>性<text:span text:style-name="T1"><text:s/></text:span>別</text:p>
          </table:table-cell>
          <table:table-cell office:value-type="string" table:number-columns-spanned="8" table:number-rows-spanned="1" table:style-name="ce29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4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1">
            <text:p>總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合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5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8122" table:style-name="ce67">
            <text:p><text:s text:c="3"/>8,122</text:p>
          </table:table-cell>
          <table:table-cell office:value-type="float" office:value="7601" table:style-name="ce67">
            <text:p><text:s text:c="3"/>7,601</text:p>
          </table:table-cell>
          <table:table-cell office:value-type="float" office:value="247" table:style-name="ce67">
            <text:p><text:s text:c="3"/>247</text:p>
          </table:table-cell>
          <table:table-cell office:value-type="float" office:value="238" table:style-name="ce67">
            <text:p><text:s text:c="3"/>23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274" table:style-name="ce67">
            <text:p><text:s text:c="3"/>274</text:p>
          </table:table-cell>
          <table:table-cell office:value-type="float" office:value="241" table:style-name="ce67">
            <text:p><text:s text:c="3"/>241</text:p>
          </table:table-cell>
          <table:table-cell office:value-type="float" office:value="33" table:style-name="ce67">
            <text:p><text:s text:c="3"/>33</text:p>
          </table:table-cell>
          <table:table-cell office:value-type="float" office:value="8030" table:style-name="ce67">
            <text:p><text:s text:c="3"/>8,030</text:p>
          </table:table-cell>
          <table:table-cell office:value-type="float" office:value="7509" table:style-name="ce65">
            <text:p><text:s text:c="3"/>7,509</text:p>
          </table:table-cell>
          <table:table-cell office:value-type="float" office:value="247" table:style-name="ce65">
            <text:p><text:s text:c="3"/>247</text:p>
          </table:table-cell>
          <table:table-cell office:value-type="float" office:value="238" table:style-name="ce65">
            <text:p><text:s text:c="3"/>238</text:p>
          </table:table-cell>
          <table:table-cell office:value-type="float" office:value="9" table:style-name="ce65">
            <text:p><text:s text:c="3"/>9</text:p>
          </table:table-cell>
          <table:table-cell office:value-type="float" office:value="274" table:style-name="ce65">
            <text:p><text:s text:c="3"/>274</text:p>
          </table:table-cell>
          <table:table-cell office:value-type="float" office:value="241" table:style-name="ce65">
            <text:p><text:s text:c="3"/>241</text:p>
          </table:table-cell>
          <table:table-cell office:value-type="float" office:value="33" table:style-name="ce65">
            <text:p><text:s text:c="3"/>33</text:p>
          </table:table-cell>
          <table:table-cell office:value-type="float" office:value="92" table:style-name="ce67">
            <text:p><text:s text:c="3"/>92</text:p>
          </table:table-cell>
          <table:table-cell office:value-type="float" office:value="92" table:style-name="ce65">
            <text:p><text:s text:c="3"/>92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25" table:style-name="ce177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4031" table:style-name="ce43">
            <text:p><text:s text:c="3"/>4,031</text:p>
          </table:table-cell>
          <table:table-cell office:value-type="float" office:value="3961" table:style-name="ce43">
            <text:p><text:s text:c="3"/>3,961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4015" table:style-name="ce43">
            <text:p><text:s text:c="3"/>4,015</text:p>
          </table:table-cell>
          <table:table-cell office:value-type="float" office:value="3945" table:style-name="ce47">
            <text:p><text:s text:c="3"/>3,945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091" table:style-name="ce53">
            <text:p><text:s text:c="3"/>4,091</text:p>
          </table:table-cell>
          <table:table-cell office:value-type="float" office:value="3640" table:style-name="ce53">
            <text:p><text:s text:c="3"/>3,640</text:p>
          </table:table-cell>
          <table:table-cell office:value-type="float" office:value="227" table:style-name="ce53">
            <text:p><text:s text:c="3"/>227</text:p>
          </table:table-cell>
          <table:table-cell office:value-type="float" office:value="223" table:style-name="ce53">
            <text:p><text:s text:c="3"/>223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224" table:style-name="ce53">
            <text:p><text:s text:c="3"/>224</text:p>
          </table:table-cell>
          <table:table-cell office:value-type="float" office:value="219" table:style-name="ce53">
            <text:p><text:s text:c="3"/>219</text:p>
          </table:table-cell>
          <table:table-cell office:value-type="float" office:value="5" table:style-name="ce53">
            <text:p><text:s text:c="3"/>5</text:p>
          </table:table-cell>
          <table:table-cell office:value-type="float" office:value="4015" table:style-name="ce53">
            <text:p><text:s text:c="3"/>4,015</text:p>
          </table:table-cell>
          <table:table-cell office:value-type="float" office:value="3564" table:style-name="ce57">
            <text:p><text:s text:c="3"/>3,564</text:p>
          </table:table-cell>
          <table:table-cell office:value-type="float" office:value="227" table:style-name="ce57">
            <text:p><text:s text:c="3"/>227</text:p>
          </table:table-cell>
          <table:table-cell office:value-type="float" office:value="223" table:style-name="ce57">
            <text:p><text:s text:c="3"/>223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24" table:style-name="ce57">
            <text:p><text:s text:c="3"/>224</text:p>
          </table:table-cell>
          <table:table-cell office:value-type="float" office:value="219" table:style-name="ce57">
            <text:p><text:s text:c="3"/>219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76" table:style-name="ce53">
            <text:p><text:s text:c="3"/>76</text:p>
          </table:table-cell>
          <table:table-cell office:value-type="float" office:value="76" table:style-name="ce57">
            <text:p><text:s text:c="3"/>76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5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1432" table:style-name="ce43">
            <text:p><text:s text:c="3"/>1,432</text:p>
          </table:table-cell>
          <table:table-cell office:value-type="float" office:value="1349" table:style-name="ce43">
            <text:p><text:s text:c="3"/>1,349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39" table:style-name="ce43">
            <text:p><text:s text:c="3"/>3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3" table:style-name="ce43">
            <text:p><text:s text:c="3"/>43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406" table:style-name="ce43">
            <text:p><text:s text:c="3"/>1,406</text:p>
          </table:table-cell>
          <table:table-cell office:value-type="float" office:value="1323" table:style-name="ce47">
            <text:p><text:s text:c="3"/>1,323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43" table:style-name="ce78">
            <text:p><text:s text:c="3"/>43</text:p>
          </table:table-cell>
          <table:table-cell office:value-type="float" office:value="38" table:style-name="ce67">
            <text:p><text:s text:c="3"/>3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707" table:style-name="ce43">
            <text:p><text:s text:c="3"/>707</text:p>
          </table:table-cell>
          <table:table-cell office:value-type="float" office:value="697" table:style-name="ce43">
            <text:p><text:s text:c="3"/>69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703" table:style-name="ce43">
            <text:p><text:s text:c="3"/>703</text:p>
          </table:table-cell>
          <table:table-cell office:value-type="float" office:value="693" table:style-name="ce43">
            <text:p><text:s text:c="3"/>69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725" table:style-name="ce53">
            <text:p><text:s text:c="3"/>725</text:p>
          </table:table-cell>
          <table:table-cell office:value-type="float" office:value="652" table:style-name="ce53">
            <text:p><text:s text:c="3"/>652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703" table:style-name="ce53">
            <text:p><text:s text:c="3"/>703</text:p>
          </table:table-cell>
          <table:table-cell office:value-type="float" office:value="630" table:style-name="ce53">
            <text:p><text:s text:c="3"/>630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5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701" table:style-name="ce43">
            <text:p><text:s text:c="3"/>701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752" table:style-name="ce43">
            <text:p><text:s text:c="3"/>752</text:p>
          </table:table-cell>
          <table:table-cell office:value-type="float" office:value="693" table:style-name="ce43">
            <text:p><text:s text:c="3"/>693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78" table:style-name="ce43">
            <text:p><text:s text:c="3"/>37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376" table:style-name="ce43">
            <text:p><text:s text:c="3"/>376</text:p>
          </table:table-cell>
          <table:table-cell office:value-type="float" office:value="362" table:style-name="ce43">
            <text:p><text:s text:c="3"/>36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337" table:style-name="ce53">
            <text:p><text:s text:c="3"/>337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376" table:style-name="ce53">
            <text:p><text:s text:c="3"/>376</text:p>
          </table:table-cell>
          <table:table-cell office:value-type="float" office:value="331" table:style-name="ce53">
            <text:p><text:s text:c="3"/>331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902" table:style-name="ce43">
            <text:p><text:s text:c="3"/>902</text:p>
          </table:table-cell>
          <table:table-cell office:value-type="float" office:value="841" table:style-name="ce43">
            <text:p><text:s text:c="3"/>841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894" table:style-name="ce43">
            <text:p><text:s text:c="3"/>894</text:p>
          </table:table-cell>
          <table:table-cell office:value-type="float" office:value="833" table:style-name="ce43">
            <text:p><text:s text:c="3"/>833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桃園市</text:p>
          </table:table-cell>
          <table:table-cell office:value-type="string" table:style-name="ce109">
            <text:p>男</text:p>
          </table:table-cell>
          <table:table-cell office:value-type="float" office:value="449" table:style-name="ce43">
            <text:p><text:s text:c="3"/>449</text:p>
          </table:table-cell>
          <table:table-cell office:value-type="float" office:value="437" table:style-name="ce43">
            <text:p><text:s text:c="3"/>43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447" table:style-name="ce43">
            <text:p><text:s text:c="3"/>447</text:p>
          </table:table-cell>
          <table:table-cell office:value-type="float" office:value="435" table:style-name="ce43">
            <text:p><text:s text:c="3"/>43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453" table:style-name="ce53">
            <text:p><text:s text:c="3"/>453</text:p>
          </table:table-cell>
          <table:table-cell office:value-type="float" office:value="404" table:style-name="ce53">
            <text:p><text:s text:c="3"/>404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0" table:style-name="ce53">
            <text:p>—</text:p>
          </table:table-cell>
          <table:table-cell office:value-type="float" office:value="447" table:style-name="ce53">
            <text:p><text:s text:c="3"/>447</text:p>
          </table:table-cell>
          <table:table-cell office:value-type="float" office:value="398" table:style-name="ce53">
            <text:p><text:s text:c="3"/>398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0" table:style-name="ce53">
            <text:p>—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994" table:style-name="ce43">
            <text:p><text:s text:c="3"/>994</text:p>
          </table:table-cell>
          <table:table-cell office:value-type="float" office:value="932" table:style-name="ce43">
            <text:p><text:s text:c="3"/>932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0" table:style-name="ce43">
            <text:p>—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978" table:style-name="ce43">
            <text:p><text:s text:c="3"/>978</text:p>
          </table:table-cell>
          <table:table-cell office:value-type="float" office:value="916" table:style-name="ce43">
            <text:p><text:s text:c="3"/>916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0" table:style-name="ce43">
            <text:p>—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中市</text:p>
          </table:table-cell>
          <table:table-cell office:value-type="string" table:style-name="ce109">
            <text:p>男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485" table:style-name="ce43">
            <text:p><text:s text:c="3"/>48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89" table:style-name="ce43">
            <text:p><text:s text:c="3"/>489</text:p>
          </table:table-cell>
          <table:table-cell office:value-type="float" office:value="483" table:style-name="ce43">
            <text:p><text:s text:c="3"/>48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503" table:style-name="ce53">
            <text:p><text:s text:c="3"/>503</text:p>
          </table:table-cell>
          <table:table-cell office:value-type="float" office:value="447" table:style-name="ce53">
            <text:p><text:s text:c="3"/>447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0" table:style-name="ce53">
            <text:p>—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0" table:style-name="ce53">
            <text:p>—</text:p>
          </table:table-cell>
          <table:table-cell office:value-type="float" office:value="489" table:style-name="ce53">
            <text:p><text:s text:c="3"/>489</text:p>
          </table:table-cell>
          <table:table-cell office:value-type="float" office:value="433" table:style-name="ce53">
            <text:p><text:s text:c="3"/>433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0" table:style-name="ce53">
            <text:p>—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0" table:style-name="ce53">
            <text:p>—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662" table:style-name="ce43">
            <text:p><text:s text:c="3"/>662</text:p>
          </table:table-cell>
          <table:table-cell office:value-type="float" office:value="624" table:style-name="ce43">
            <text:p><text:s text:c="3"/>624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0" table:style-name="ce43">
            <text:p>—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658" table:style-name="ce43">
            <text:p><text:s text:c="3"/>658</text:p>
          </table:table-cell>
          <table:table-cell office:value-type="float" office:value="620" table:style-name="ce43">
            <text:p><text:s text:c="3"/>62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0" table:style-name="ce43">
            <text:p>—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南市</text:p>
          </table:table-cell>
          <table:table-cell office:value-type="string" table:style-name="ce109">
            <text:p>男</text:p>
          </table:table-cell>
          <table:table-cell office:value-type="float" office:value="329" table:style-name="ce43">
            <text:p><text:s text:c="3"/>329</text:p>
          </table:table-cell>
          <table:table-cell office:value-type="float" office:value="325" table:style-name="ce43">
            <text:p><text:s text:c="3"/>32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29" table:style-name="ce43">
            <text:p><text:s text:c="3"/>329</text:p>
          </table:table-cell>
          <table:table-cell office:value-type="float" office:value="325" table:style-name="ce43">
            <text:p><text:s text:c="3"/>32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333" table:style-name="ce53">
            <text:p><text:s text:c="3"/>333</text:p>
          </table:table-cell>
          <table:table-cell office:value-type="float" office:value="299" table:style-name="ce53">
            <text:p><text:s text:c="3"/>299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0" table:style-name="ce53">
            <text:p>—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0" table:style-name="ce53">
            <text:p>—</text:p>
          </table:table-cell>
          <table:table-cell office:value-type="float" office:value="329" table:style-name="ce53">
            <text:p><text:s text:c="3"/>329</text:p>
          </table:table-cell>
          <table:table-cell office:value-type="float" office:value="295" table:style-name="ce53">
            <text:p><text:s text:c="3"/>295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0" table:style-name="ce53">
            <text:p>—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0" table:style-name="ce53">
            <text:p>—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900" table:style-name="ce43">
            <text:p><text:s text:c="3"/>900</text:p>
          </table:table-cell>
          <table:table-cell office:value-type="float" office:value="841" table:style-name="ce43">
            <text:p><text:s text:c="3"/>841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894" table:style-name="ce43">
            <text:p><text:s text:c="3"/>894</text:p>
          </table:table-cell>
          <table:table-cell office:value-type="float" office:value="835" table:style-name="ce43">
            <text:p><text:s text:c="3"/>835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高雄市</text:p>
          </table:table-cell>
          <table:table-cell office:value-type="string" table:style-name="ce109">
            <text:p>男</text:p>
          </table:table-cell>
          <table:table-cell office:value-type="float" office:value="447" table:style-name="ce43">
            <text:p><text:s text:c="3"/>447</text:p>
          </table:table-cell>
          <table:table-cell office:value-type="float" office:value="440" table:style-name="ce43">
            <text:p><text:s text:c="3"/>44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47" table:style-name="ce43">
            <text:p><text:s text:c="3"/>447</text:p>
          </table:table-cell>
          <table:table-cell office:value-type="float" office:value="440" table:style-name="ce43">
            <text:p><text:s text:c="3"/>44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52">
            <text:p>女</text:p>
          </table:table-cell>
          <table:table-cell office:value-type="float" office:value="453" table:style-name="ce53">
            <text:p><text:s text:c="3"/>453</text:p>
          </table:table-cell>
          <table:table-cell office:value-type="float" office:value="401" table:style-name="ce53">
            <text:p><text:s text:c="3"/>401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0" table:style-name="ce53">
            <text:p>—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447" table:style-name="ce53">
            <text:p><text:s text:c="3"/>447</text:p>
          </table:table-cell>
          <table:table-cell office:value-type="float" office:value="395" table:style-name="ce53">
            <text:p><text:s text:c="3"/>395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0" table:style-name="ce53">
            <text:p>—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142">
            <text:p>計</text:p>
          </table:table-cell>
          <table:table-cell office:value-type="float" office:value="2436" table:style-name="ce183">
            <text:p><text:s text:c="3"/>2,436</text:p>
          </table:table-cell>
          <table:table-cell office:value-type="float" office:value="2281" table:style-name="ce183">
            <text:p><text:s text:c="3"/>2,281</text:p>
          </table:table-cell>
          <table:table-cell office:value-type="float" office:value="72" table:style-name="ce183">
            <text:p><text:s text:c="3"/>72</text:p>
          </table:table-cell>
          <table:table-cell office:value-type="float" office:value="70" table:style-name="ce183">
            <text:p><text:s text:c="3"/>70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83" table:style-name="ce43">
            <text:p><text:s text:c="3"/>83</text:p>
          </table:table-cell>
          <table:table-cell office:value-type="float" office:value="79" table:style-name="ce183">
            <text:p><text:s text:c="3"/>79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412" table:style-name="ce183">
            <text:p><text:s text:c="3"/>2,412</text:p>
          </table:table-cell>
          <table:table-cell office:value-type="float" office:value="2257" table:style-name="ce183">
            <text:p><text:s text:c="3"/>2,257</text:p>
          </table:table-cell>
          <table:table-cell office:value-type="float" office:value="72" table:style-name="ce183">
            <text:p><text:s text:c="3"/>72</text:p>
          </table:table-cell>
          <table:table-cell office:value-type="float" office:value="70" table:style-name="ce183">
            <text:p><text:s text:c="3"/>70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79" table:style-name="ce183">
            <text:p><text:s text:c="3"/>79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4" table:style-name="ce183">
            <text:p><text:s text:c="3"/>24</text:p>
          </table:table-cell>
          <table:table-cell office:value-type="float" office:value="24" table:style-name="ce183">
            <text:p><text:s text:c="3"/>24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臺灣省</text:p>
          </table:table-cell>
          <table:table-cell office:value-type="string" table:style-name="ce118">
            <text:p>男</text:p>
          </table:table-cell>
          <table:table-cell office:value-type="float" office:value="1212" table:style-name="ce185">
            <text:p><text:s text:c="3"/>1,212</text:p>
          </table:table-cell>
          <table:table-cell office:value-type="float" office:value="1196" table:style-name="ce185">
            <text:p><text:s text:c="3"/>1,196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1206" table:style-name="ce185">
            <text:p><text:s text:c="3"/>1,206</text:p>
          </table:table-cell>
          <table:table-cell office:value-type="float" office:value="1190" table:style-name="ce185">
            <text:p><text:s text:c="3"/>1,190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24">
            <text:p>女</text:p>
          </table:table-cell>
          <table:table-cell office:value-type="float" office:value="1224" table:style-name="ce187">
            <text:p><text:s text:c="3"/>1,224</text:p>
          </table:table-cell>
          <table:table-cell office:value-type="float" office:value="1085" table:style-name="ce187">
            <text:p><text:s text:c="3"/>1,085</text:p>
          </table:table-cell>
          <table:table-cell office:value-type="float" office:value="66" table:style-name="ce187">
            <text:p><text:s text:c="3"/>66</text:p>
          </table:table-cell>
          <table:table-cell office:value-type="float" office:value="65" table:style-name="ce187">
            <text:p><text:s text:c="3"/>65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73" table:style-name="ce53">
            <text:p><text:s text:c="3"/>73</text:p>
          </table:table-cell>
          <table:table-cell office:value-type="float" office:value="73" table:style-name="ce187">
            <text:p><text:s text:c="3"/>73</text:p>
          </table:table-cell>
          <table:table-cell office:value-type="float" office:value="0" table:style-name="ce187">
            <text:p>—</text:p>
          </table:table-cell>
          <table:table-cell office:value-type="float" office:value="1206" table:style-name="ce187">
            <text:p><text:s text:c="3"/>1,206</text:p>
          </table:table-cell>
          <table:table-cell office:value-type="float" office:value="1067" table:style-name="ce187">
            <text:p><text:s text:c="3"/>1,067</text:p>
          </table:table-cell>
          <table:table-cell office:value-type="float" office:value="66" table:style-name="ce187">
            <text:p><text:s text:c="3"/>66</text:p>
          </table:table-cell>
          <table:table-cell office:value-type="float" office:value="65" table:style-name="ce187">
            <text:p><text:s text:c="3"/>65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73" table:style-name="ce187">
            <text:p><text:s text:c="3"/>73</text:p>
          </table:table-cell>
          <table:table-cell office:value-type="float" office:value="73" table:style-name="ce187">
            <text:p><text:s text:c="3"/>73</text:p>
          </table:table-cell>
          <table:table-cell office:value-type="float" office:value="0" table:style-name="ce187">
            <text:p>—</text:p>
          </table:table-cell>
          <table:table-cell office:value-type="float" office:value="18" table:style-name="ce187">
            <text:p><text:s text:c="3"/>18</text:p>
          </table:table-cell>
          <table:table-cell office:value-type="float" office:value="18" table:style-name="ce187">
            <text:p><text:s text:c="3"/>18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190">
            <text:p>計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2">
            <text:p>宜蘭縣</text:p>
          </table:table-cell>
          <table:table-cell office:value-type="string" table:style-name="ce118">
            <text:p>男</text:p>
          </table:table-cell>
          <table:table-cell office:value-type="float" office:value="86" table:style-name="ce119">
            <text:p><text:s text:c="3"/>86</text:p>
          </table:table-cell>
          <table:table-cell office:value-type="float" office:value="86" table:style-name="ce119">
            <text:p><text:s text:c="3"/>8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86" table:style-name="ce119">
            <text:p><text:s text:c="3"/>86</text:p>
          </table:table-cell>
          <table:table-cell office:value-type="float" office:value="86" table:style-name="ce119">
            <text:p><text:s text:c="3"/>8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93"/>
          <table:table-cell office:value-type="string" table:style-name="ce124">
            <text:p>女</text:p>
          </table:table-cell>
          <table:table-cell office:value-type="float" office:value="86" table:style-name="ce125">
            <text:p><text:s text:c="3"/>86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86" table:style-name="ce125">
            <text:p><text:s text:c="3"/>86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90">
            <text:p>計</text:p>
          </table:table-cell>
          <table:table-cell office:value-type="float" office:value="206" table:style-name="ce119">
            <text:p><text:s text:c="3"/>206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04" table:style-name="ce119">
            <text:p><text:s text:c="3"/>204</text:p>
          </table:table-cell>
          <table:table-cell office:value-type="float" office:value="192" table:style-name="ce119">
            <text:p><text:s text:c="3"/>192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02" table:style-name="ce119">
            <text:p><text:s text:c="3"/>102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2" table:style-name="ce119">
            <text:p><text:s text:c="3"/>102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04" table:style-name="ce125">
            <text:p><text:s text:c="3"/>104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92" table:style-name="ce125">
            <text:p><text:s text:c="3"/>92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90">
            <text:p>計</text:p>
          </table:table-cell>
          <table:table-cell office:value-type="float" office:value="204" table:style-name="ce119">
            <text:p><text:s text:c="3"/>204</text:p>
          </table:table-cell>
          <table:table-cell office:value-type="float" office:value="188" table:style-name="ce119">
            <text:p><text:s text:c="3"/>18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204" table:style-name="ce119">
            <text:p><text:s text:c="3"/>204</text:p>
          </table:table-cell>
          <table:table-cell office:value-type="float" office:value="188" table:style-name="ce119">
            <text:p><text:s text:c="3"/>188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02" table:style-name="ce119">
            <text:p><text:s text:c="3"/>102</text:p>
          </table:table-cell>
          <table:table-cell office:value-type="float" office:value="102" table:style-name="ce119">
            <text:p><text:s text:c="3"/>10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02" table:style-name="ce119">
            <text:p><text:s text:c="3"/>102</text:p>
          </table:table-cell>
          <table:table-cell office:value-type="float" office:value="102" table:style-name="ce119">
            <text:p><text:s text:c="3"/>10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86" table:style-name="ce125">
            <text:p><text:s text:c="3"/>86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86" table:style-name="ce125">
            <text:p><text:s text:c="3"/>86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90">
            <text:p>計</text:p>
          </table:table-cell>
          <table:table-cell office:value-type="float" office:value="354" table:style-name="ce119">
            <text:p><text:s text:c="3"/>354</text:p>
          </table:table-cell>
          <table:table-cell office:value-type="float" office:value="327" table:style-name="ce119">
            <text:p><text:s text:c="3"/>327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54" table:style-name="ce119">
            <text:p><text:s text:c="3"/>354</text:p>
          </table:table-cell>
          <table:table-cell office:value-type="float" office:value="327" table:style-name="ce119">
            <text:p><text:s text:c="3"/>327</text:p>
          </table:table-cell>
          <table:table-cell office:value-type="float" office:value="11" table:style-name="ce191">
            <text:p><text:s text:c="3"/>1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91">
            <text:p><text:s text:c="3"/>1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77" table:style-name="ce119">
            <text:p><text:s text:c="3"/>177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7" table:style-name="ce119">
            <text:p><text:s text:c="3"/>177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90">
            <text:p>計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61" table:style-name="ce119">
            <text:p><text:s text:c="3"/>16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159" table:style-name="ce119">
            <text:p><text:s text:c="3"/>159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91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91" table:style-name="ce125">
            <text:p><text:s text:c="3"/>91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42">
            <text:p>計</text:p>
          </table:table-cell>
          <table:table-cell office:value-type="float" office:value="202" table:style-name="ce113">
            <text:p><text:s text:c="3"/>202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0" table:style-name="ce113">
            <text:p>—</text:p>
          </table:table-cell>
          <table:table-cell office:value-type="float" office:value="202" table:style-name="ce113">
            <text:p><text:s text:c="3"/>202</text:p>
          </table:table-cell>
          <table:table-cell office:value-type="float" office:value="183" table:style-name="ce119">
            <text:p><text:s text:c="3"/>183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101" table:style-name="ce119">
            <text:p><text:s text:c="3"/>10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01" table:style-name="ce125">
            <text:p><text:s text:c="3"/>101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1" table:style-name="ce125">
            <text:p><text:s text:c="3"/>101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90">
            <text:p>計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52" table:style-name="ce119">
            <text:p><text:s text:c="3"/>15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52" table:style-name="ce119">
            <text:p><text:s text:c="3"/>152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90">
            <text:p>計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265" table:style-name="ce119">
            <text:p><text:s text:c="3"/>26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68" table:style-name="ce119">
            <text:p><text:s text:c="3"/>268</text:p>
          </table:table-cell>
          <table:table-cell office:value-type="float" office:value="255" table:style-name="ce119">
            <text:p><text:s text:c="3"/>255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34" table:style-name="ce119">
            <text:p><text:s text:c="3"/>134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42" table:style-name="ce125">
            <text:p><text:s text:c="3"/>142</text:p>
          </table:table-cell>
          <table:table-cell office:value-type="float" office:value="133" table:style-name="ce125">
            <text:p><text:s text:c="3"/>133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134" table:style-name="ce125">
            <text:p><text:s text:c="3"/>134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90">
            <text:p>計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86" table:style-name="ce119">
            <text:p><text:s text:c="3"/>8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46" table:style-name="ce125">
            <text:p><text:s text:c="3"/>46</text:p>
          </table:table-cell>
          <table:table-cell office:value-type="float" office:value="44" table:style-name="ce125">
            <text:p><text:s text:c="3"/>4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44" table:style-name="ce125">
            <text:p><text:s text:c="3"/>44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90">
            <text:p>計</text:p>
          </table:table-cell>
          <table:table-cell office:value-type="float" office:value="134" table:style-name="ce119">
            <text:p><text:s text:c="3"/>134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61" table:style-name="ce125">
            <text:p><text:s text:c="3"/>6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90">
            <text:p>計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90">
            <text:p>計</text:p>
          </table:table-cell>
          <table:table-cell office:value-type="float" office:value="146" table:style-name="ce119">
            <text:p><text:s text:c="3"/>146</text:p>
          </table:table-cell>
          <table:table-cell office:value-type="float" office:value="139" table:style-name="ce119">
            <text:p><text:s text:c="3"/>13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46" table:style-name="ce119">
            <text:p><text:s text:c="3"/>146</text:p>
          </table:table-cell>
          <table:table-cell office:value-type="float" office:value="139" table:style-name="ce119">
            <text:p><text:s text:c="3"/>139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90">
            <text:p>計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68" table:style-name="ce119">
            <text:p><text:s text:c="3"/>16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68" table:style-name="ce119">
            <text:p><text:s text:c="3"/>168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86" table:style-name="ce119">
            <text:p><text:s text:c="3"/>86</text:p>
          </table:table-cell>
          <table:table-cell office:value-type="float" office:value="86" table:style-name="ce119">
            <text:p><text:s text:c="3"/>8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86" table:style-name="ce125">
            <text:p><text:s text:c="3"/>86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90">
            <text:p>計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71" table:style-name="ce119">
            <text:p><text:s text:c="3"/>7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35" table:style-name="ce125">
            <text:p><text:s text:c="3"/>35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33" table:style-name="ce125">
            <text:p><text:s text:c="3"/>3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2" table:style-name="ce67">
            <text:p><text:s text:c="3"/>32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0" table:style-name="ce67">
            <text:p>—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90">
            <text:p>計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90">
            <text:p>計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94"/>
          <table:table-cell table:number-columns-repeated="2" table:style-name="ce195"/>
          <table:table-cell table:style-name="ce196"/>
          <table:table-cell table:number-columns-repeated="15" table:style-name="ce50"/>
          <table:table-cell office:value-type="string" table:style-name="ce196">
            <text:p>內政部戶政司 民國110年11月10日編製</text:p>
          </table:table-cell>
          <table:table-cell table:number-columns-repeated="16358"/>
        </table:table-row>
        <table:table-row table:style-name="ro7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7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9">
          <table:table-cell table:style-name="ce167"/>
          <table:table-cell table:number-columns-repeated="16383" table:style-name="ce50"/>
        </table:table-row>
        <table:table-row table:style-name="ro11">
          <table:table-cell table:style-name="ce167"/>
          <table:table-cell table:number-columns-repeated="16383" table:style-name="ce50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row table:style-name="ro12">
          <table:table-cell office:value-type="string" table:number-columns-spanned="21" table:number-rows-spanned="1" table:style-name="ce198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29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1"/>
          <table:table-cell table:style-name="ce202"/>
          <table:table-cell office:value-type="string" table:style-name="ce203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7"/>
          <table:table-cell office:value-type="string" table:style-name="ce203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8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13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0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4">
            <text:p>總 <text:s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4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5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0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table:style-name="ce2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220">
            <text:p>計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table:style-name="ce223"/>
          <table:table-cell table:number-columns-repeated="17" table:style-name="ce222"/>
          <table:table-cell table:style-name="ce224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table:style-name="ce229"/>
          <table:table-cell table:style-name="ce227"/>
          <table:table-cell table:number-columns-repeated="8" table:style-name="ce225"/>
          <table:table-cell table:number-columns-repeated="8" table:style-name="ce227"/>
          <table:table-cell table:style-name="ce23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table:style-name="ce236"/>
          <table:table-cell table:style-name="ce233"/>
          <table:table-cell table:number-columns-repeated="8" table:style-name="ce234"/>
          <table:table-cell table:number-columns-repeated="8" table:style-name="ce233"/>
          <table:table-cell table:style-name="ce23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220">
            <text:p>計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220">
            <text:p>計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table:style-name="ce239"/>
          <table:table-cell table:number-columns-repeated="17" table:style-name="ce238"/>
          <table:table-cell table:style-name="ce24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table:style-name="ce236"/>
          <table:table-cell table:number-columns-repeated="17" table:style-name="ce232"/>
          <table:table-cell table:style-name="ce24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220">
            <text:p>計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table:style-name="ce90"/>
          <table:table-cell table:number-columns-repeated="17" table:style-name="ce89"/>
          <table:table-cell table:style-name="ce242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0年</text:p>
          </table:table-cell>
          <table:table-cell office:value-type="string" table:style-name="ce220">
            <text:p>計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220">
            <text:p>計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220">
            <text:p>計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220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table:style-name="ce65"/>
          <table:table-cell table:number-columns-repeated="17" table:style-name="ce67"/>
          <table:table-cell table:style-name="ce9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table:style-name="ce47"/>
          <table:table-cell table:number-columns-repeated="17" table:style-name="ce43"/>
          <table:table-cell table:style-name="ce7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table:style-name="ce57"/>
          <table:table-cell table:number-columns-repeated="17" table:style-name="ce53"/>
          <table:table-cell table:style-name="ce8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214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6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9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99123" table:style-name="ce97">
            <text:p><text:s text:c="3"/>99,12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98903" table:style-name="ce97">
            <text:p><text:s text:c="3"/>98,90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53302" table:style-name="ce101">
            <text:p><text:s text:c="3"/>53,3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53202" table:style-name="ce101">
            <text:p><text:s text:c="3"/>53,2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5821" table:style-name="ce105">
            <text:p><text:s text:c="3"/>45,82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5701" table:style-name="ce105">
            <text:p><text:s text:c="3"/>45,70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3">
            <text:p><text:s text:c="3"/>8,691</text:p>
          </table:table-cell>
          <table:table-cell office:value-type="float" office:value="8687" table:style-name="ce113">
            <text:p><text:s text:c="3"/>8,68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69" table:style-name="ce113">
            <text:p><text:s text:c="3"/>369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67" table:style-name="ce113">
            <text:p><text:s text:c="3"/>6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5" table:style-name="ce113">
            <text:p><text:s text:c="3"/>65</text:p>
          </table:table-cell>
          <table:table-cell office:value-type="float" office:value="9550" table:style-name="ce247">
            <text:p><text:s text:c="3"/>9,550</text:p>
          </table:table-cell>
          <table:table-cell office:value-type="float" office:value="8691" table:style-name="ce248">
            <text:p><text:s text:c="3"/>8,691</text:p>
          </table:table-cell>
          <table:table-cell office:value-type="float" office:value="8687" table:style-name="ce248">
            <text:p><text:s text:c="3"/>8,68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72" table:style-name="ce248">
            <text:p><text:s text:c="3"/>472</text:p>
          </table:table-cell>
          <table:table-cell office:value-type="float" office:value="195" table:style-name="ce248">
            <text:p><text:s text:c="3"/>195</text:p>
          </table:table-cell>
          <table:table-cell office:value-type="float" office:value="277" table:style-name="ce248">
            <text:p><text:s text:c="3"/>277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69" table:style-name="ce248">
            <text:p><text:s text:c="3"/>369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302" table:style-name="ce248">
            <text:p><text:s text:c="3"/>302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67" table:style-name="ce248">
            <text:p><text:s text:c="3"/>67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65" table:style-name="ce248">
            <text:p><text:s text:c="3"/>6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19">
            <text:p><text:s text:c="3"/>4,673</text:p>
          </table:table-cell>
          <table:table-cell office:value-type="float" office:value="4671" table:style-name="ce119">
            <text:p><text:s text:c="3"/>4,67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4775" table:style-name="ce250">
            <text:p><text:s text:c="3"/>4,775</text:p>
          </table:table-cell>
          <table:table-cell office:value-type="float" office:value="4673" table:style-name="ce251">
            <text:p><text:s text:c="3"/>4,673</text:p>
          </table:table-cell>
          <table:table-cell office:value-type="float" office:value="4671" table:style-name="ce252">
            <text:p><text:s text:c="3"/>4,67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51" table:style-name="ce251">
            <text:p><text:s text:c="3"/>5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50" table:style-name="ce251">
            <text:p><text:s text:c="3"/>50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016" table:style-name="ce125">
            <text:p><text:s text:c="3"/>4,01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89" table:style-name="ce125">
            <text:p><text:s text:c="3"/>189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185" table:style-name="ce125">
            <text:p><text:s text:c="3"/>185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84" table:style-name="ce125">
            <text:p><text:s text:c="3"/>184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775" table:style-name="ce256">
            <text:p><text:s text:c="3"/>4,775</text:p>
          </table:table-cell>
          <table:table-cell office:value-type="float" office:value="4018" table:style-name="ce257">
            <text:p><text:s text:c="3"/>4,018</text:p>
          </table:table-cell>
          <table:table-cell office:value-type="float" office:value="4016" table:style-name="ce258">
            <text:p><text:s text:c="3"/>4,016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448" table:style-name="ce258">
            <text:p><text:s text:c="3"/>448</text:p>
          </table:table-cell>
          <table:table-cell office:value-type="float" office:value="189" table:style-name="ce258">
            <text:p><text:s text:c="3"/>189</text:p>
          </table:table-cell>
          <table:table-cell office:value-type="float" office:value="259" table:style-name="ce258">
            <text:p><text:s text:c="3"/>259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297" table:style-name="ce257">
            <text:p><text:s text:c="3"/>297</text:p>
          </table:table-cell>
          <table:table-cell office:value-type="float" office:value="185" table:style-name="ce257">
            <text:p><text:s text:c="3"/>185</text:p>
          </table:table-cell>
          <table:table-cell office:value-type="float" office:value="112" table:style-name="ce257">
            <text:p><text:s text:c="3"/>112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184" table:style-name="ce257">
            <text:p><text:s text:c="3"/>184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5" table:style-name="ce257">
            <text:p><text:s text:c="3"/>15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7010" table:style-name="ce113">
            <text:p><text:s text:c="3"/>7,010</text:p>
          </table:table-cell>
          <table:table-cell office:value-type="float" office:value="6368" table:style-name="ce113">
            <text:p><text:s text:c="3"/>6,368</text:p>
          </table:table-cell>
          <table:table-cell office:value-type="float" office:value="6367" table:style-name="ce113">
            <text:p><text:s text:c="3"/>6,36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42" table:style-name="ce113">
            <text:p><text:s text:c="3"/>342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7010" table:style-name="ce247">
            <text:p><text:s text:c="3"/>7,010</text:p>
          </table:table-cell>
          <table:table-cell office:value-type="float" office:value="6368" table:style-name="ce248">
            <text:p><text:s text:c="3"/>6,368</text:p>
          </table:table-cell>
          <table:table-cell office:value-type="float" office:value="6367" table:style-name="ce248">
            <text:p><text:s text:c="3"/>6,367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42" table:style-name="ce248">
            <text:p><text:s text:c="3"/>342</text:p>
          </table:table-cell>
          <table:table-cell office:value-type="float" office:value="133" table:style-name="ce248">
            <text:p><text:s text:c="3"/>133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284" table:style-name="ce248">
            <text:p><text:s text:c="3"/>284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46" table:style-name="ce248">
            <text:p><text:s text:c="3"/>46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5" table:style-name="ce248">
            <text:p><text:s text:c="3"/>4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19">
            <text:p><text:s text:c="3"/>3,439</text:p>
          </table:table-cell>
          <table:table-cell office:value-type="float" office:value="3438" table:style-name="ce119">
            <text:p><text:s text:c="3"/>3,43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505" table:style-name="ce250">
            <text:p><text:s text:c="3"/>3,505</text:p>
          </table:table-cell>
          <table:table-cell office:value-type="float" office:value="3439" table:style-name="ce251">
            <text:p><text:s text:c="3"/>3,439</text:p>
          </table:table-cell>
          <table:table-cell office:value-type="float" office:value="3438" table:style-name="ce252">
            <text:p><text:s text:c="3"/>3,43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43" table:style-name="ce251">
            <text:p><text:s text:c="3"/>4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0" table:style-name="ce125">
            <text:p>—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129" table:style-name="ce125">
            <text:p><text:s text:c="3"/>129</text:p>
          </table:table-cell>
          <table:table-cell office:value-type="float" office:value="197" table:style-name="ce125">
            <text:p><text:s text:c="3"/>19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505" table:style-name="ce256">
            <text:p><text:s text:c="3"/>3,505</text:p>
          </table:table-cell>
          <table:table-cell office:value-type="float" office:value="2929" table:style-name="ce257">
            <text:p><text:s text:c="3"/>2,929</text:p>
          </table:table-cell>
          <table:table-cell office:value-type="float" office:value="2929" table:style-name="ce258">
            <text:p><text:s text:c="3"/>2,929</text:p>
          </table:table-cell>
          <table:table-cell office:value-type="float" office:value="0" table:style-name="ce258">
            <text:p>—</text:p>
          </table:table-cell>
          <table:table-cell office:value-type="float" office:value="326" table:style-name="ce258">
            <text:p><text:s text:c="3"/>326</text:p>
          </table:table-cell>
          <table:table-cell office:value-type="float" office:value="129" table:style-name="ce258">
            <text:p><text:s text:c="3"/>129</text:p>
          </table:table-cell>
          <table:table-cell office:value-type="float" office:value="197" table:style-name="ce258">
            <text:p><text:s text:c="3"/>197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7" table:style-name="ce258">
            <text:p><text:s text:c="3"/>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229" table:style-name="ce257">
            <text:p><text:s text:c="3"/>229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70" table:style-name="ce257">
            <text:p><text:s text:c="3"/>70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0" table:style-name="ce257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0" table:style-name="ce119">
            <text:p>—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08" table:style-name="ce119">
            <text:p><text:s text:c="3"/>20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05" table:style-name="ce119">
            <text:p><text:s text:c="3"/>405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71" table:style-name="ce119">
            <text:p><text:s text:c="3"/>171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232" table:style-name="ce119">
            <text:p><text:s text:c="3"/>232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8912" table:style-name="ce250">
            <text:p><text:s text:c="3"/>8,912</text:p>
          </table:table-cell>
          <table:table-cell office:value-type="float" office:value="8039" table:style-name="ce251">
            <text:p><text:s text:c="3"/>8,039</text:p>
          </table:table-cell>
          <table:table-cell office:value-type="float" office:value="8039" table:style-name="ce252">
            <text:p><text:s text:c="3"/>8,039</text:p>
          </table:table-cell>
          <table:table-cell office:value-type="float" office:value="0" table:style-name="ce252">
            <text:p>—</text:p>
          </table:table-cell>
          <table:table-cell office:value-type="float" office:value="451" table:style-name="ce252">
            <text:p><text:s text:c="3"/>451</text:p>
          </table:table-cell>
          <table:table-cell office:value-type="float" office:value="243" table:style-name="ce252">
            <text:p><text:s text:c="3"/>243</text:p>
          </table:table-cell>
          <table:table-cell office:value-type="float" office:value="208" table:style-name="ce252">
            <text:p><text:s text:c="3"/>208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405" table:style-name="ce251">
            <text:p><text:s text:c="3"/>405</text:p>
          </table:table-cell>
          <table:table-cell office:value-type="float" office:value="234" table:style-name="ce251">
            <text:p><text:s text:c="3"/>234</text:p>
          </table:table-cell>
          <table:table-cell office:value-type="float" office:value="171" table:style-name="ce251">
            <text:p><text:s text:c="3"/>171</text:p>
          </table:table-cell>
          <table:table-cell office:value-type="float" office:value="345" table:style-name="ce251">
            <text:p><text:s text:c="3"/>345</text:p>
          </table:table-cell>
          <table:table-cell office:value-type="float" office:value="232" table:style-name="ce251">
            <text:p><text:s text:c="3"/>232</text:p>
          </table:table-cell>
          <table:table-cell office:value-type="float" office:value="113" table:style-name="ce251">
            <text:p><text:s text:c="3"/>11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58" table:style-name="ce251">
            <text:p><text:s text:c="3"/>58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4357" table:style-name="ce251">
            <text:p><text:s text:c="3"/>4,357</text:p>
          </table:table-cell>
          <table:table-cell office:value-type="float" office:value="4357" table:style-name="ce252">
            <text:p><text:s text:c="3"/>4,357</text:p>
          </table:table-cell>
          <table:table-cell office:value-type="float" office:value="0" table:style-name="ce252">
            <text:p>—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6" table:style-name="ce251">
            <text:p><text:s text:c="3"/>66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4" table:style-name="ce251">
            <text:p><text:s text:c="3"/>4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0" table:style-name="ce119">
            <text:p>—</text:p>
          </table:table-cell>
          <table:table-cell office:value-type="float" office:value="429" table:style-name="ce119">
            <text:p><text:s text:c="3"/>429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39" table:style-name="ce119">
            <text:p><text:s text:c="3"/>339</text:p>
          </table:table-cell>
          <table:table-cell office:value-type="float" office:value="228" table:style-name="ce119">
            <text:p><text:s text:c="3"/>228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3682" table:style-name="ce251">
            <text:p><text:s text:c="3"/>3,682</text:p>
          </table:table-cell>
          <table:table-cell office:value-type="float" office:value="3682" table:style-name="ce252">
            <text:p><text:s text:c="3"/>3,682</text:p>
          </table:table-cell>
          <table:table-cell office:value-type="float" office:value="0" table:style-name="ce252">
            <text:p>—</text:p>
          </table:table-cell>
          <table:table-cell office:value-type="float" office:value="429" table:style-name="ce252">
            <text:p><text:s text:c="3"/>429</text:p>
          </table:table-cell>
          <table:table-cell office:value-type="float" office:value="239" table:style-name="ce252">
            <text:p><text:s text:c="3"/>239</text:p>
          </table:table-cell>
          <table:table-cell office:value-type="float" office:value="190" table:style-name="ce252">
            <text:p><text:s text:c="3"/>190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339" table:style-name="ce251">
            <text:p><text:s text:c="3"/>339</text:p>
          </table:table-cell>
          <table:table-cell office:value-type="float" office:value="228" table:style-name="ce251">
            <text:p><text:s text:c="3"/>228</text:p>
          </table:table-cell>
          <table:table-cell office:value-type="float" office:value="111" table:style-name="ce251">
            <text:p><text:s text:c="3"/>111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27" table:style-name="ce251">
            <text:p><text:s text:c="3"/>227</text:p>
          </table:table-cell>
          <table:table-cell office:value-type="float" office:value="97" table:style-name="ce251">
            <text:p><text:s text:c="3"/>97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4" table:style-name="ce251">
            <text:p><text:s text:c="3"/>1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254" table:style-name="ce113">
            <text:p><text:s text:c="3"/>9,254</text:p>
          </table:table-cell>
          <table:table-cell office:value-type="float" office:value="8426" table:style-name="ce113">
            <text:p><text:s text:c="3"/>8,426</text:p>
          </table:table-cell>
          <table:table-cell office:value-type="float" office:value="8425" table:style-name="ce113">
            <text:p><text:s text:c="3"/>8,425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28" table:style-name="ce113">
            <text:p><text:s text:c="3"/>428</text:p>
          </table:table-cell>
          <table:table-cell office:value-type="float" office:value="210" table:style-name="ce113">
            <text:p><text:s text:c="3"/>210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319" table:style-name="ce113">
            <text:p><text:s text:c="3"/>319</text:p>
          </table:table-cell>
          <table:table-cell office:value-type="float" office:value="222" table:style-name="ce113">
            <text:p><text:s text:c="3"/>222</text:p>
          </table:table-cell>
          <table:table-cell office:value-type="float" office:value="97" table:style-name="ce113">
            <text:p><text:s text:c="3"/>97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9254" table:style-name="ce247">
            <text:p><text:s text:c="3"/>9,254</text:p>
          </table:table-cell>
          <table:table-cell office:value-type="float" office:value="8426" table:style-name="ce248">
            <text:p><text:s text:c="3"/>8,426</text:p>
          </table:table-cell>
          <table:table-cell office:value-type="float" office:value="8425" table:style-name="ce248">
            <text:p><text:s text:c="3"/>8,42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28" table:style-name="ce248">
            <text:p><text:s text:c="3"/>428</text:p>
          </table:table-cell>
          <table:table-cell office:value-type="float" office:value="210" table:style-name="ce248">
            <text:p><text:s text:c="3"/>210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82" table:style-name="ce248">
            <text:p><text:s text:c="3"/>382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59" table:style-name="ce248">
            <text:p><text:s text:c="3"/>159</text:p>
          </table:table-cell>
          <table:table-cell office:value-type="float" office:value="319" table:style-name="ce248">
            <text:p><text:s text:c="3"/>319</text:p>
          </table:table-cell>
          <table:table-cell office:value-type="float" office:value="222" table:style-name="ce248">
            <text:p><text:s text:c="3"/>222</text:p>
          </table:table-cell>
          <table:table-cell office:value-type="float" office:value="97" table:style-name="ce248">
            <text:p><text:s text:c="3"/>97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62" table:style-name="ce248">
            <text:p><text:s text:c="3"/>62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19">
            <text:p><text:s text:c="3"/>4,530</text:p>
          </table:table-cell>
          <table:table-cell office:value-type="float" office:value="4529" table:style-name="ce119">
            <text:p><text:s text:c="3"/>4,52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4627" table:style-name="ce250">
            <text:p><text:s text:c="3"/>4,627</text:p>
          </table:table-cell>
          <table:table-cell office:value-type="float" office:value="4530" table:style-name="ce251">
            <text:p><text:s text:c="3"/>4,530</text:p>
          </table:table-cell>
          <table:table-cell office:value-type="float" office:value="4529" table:style-name="ce252">
            <text:p><text:s text:c="3"/>4,52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64" table:style-name="ce251">
            <text:p><text:s text:c="3"/>64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52" table:style-name="ce251">
            <text:p><text:s text:c="3"/>52</text:p>
          </table:table-cell>
          <table:table-cell office:value-type="float" office:value="0" table:style-name="ce251">
            <text:p>—</text:p>
          </table:table-cell>
          <table:table-cell office:value-type="float" office:value="52" table:style-name="ce251">
            <text:p><text:s text:c="3"/>52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0" table:style-name="ce125">
            <text:p>—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204" table:style-name="ce125">
            <text:p><text:s text:c="3"/>20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627" table:style-name="ce256">
            <text:p><text:s text:c="3"/>4,627</text:p>
          </table:table-cell>
          <table:table-cell office:value-type="float" office:value="3896" table:style-name="ce257">
            <text:p><text:s text:c="3"/>3,896</text:p>
          </table:table-cell>
          <table:table-cell office:value-type="float" office:value="3896" table:style-name="ce258">
            <text:p><text:s text:c="3"/>3,896</text:p>
          </table:table-cell>
          <table:table-cell office:value-type="float" office:value="0" table:style-name="ce258">
            <text:p>—</text:p>
          </table:table-cell>
          <table:table-cell office:value-type="float" office:value="411" table:style-name="ce258">
            <text:p><text:s text:c="3"/>411</text:p>
          </table:table-cell>
          <table:table-cell office:value-type="float" office:value="207" table:style-name="ce258">
            <text:p><text:s text:c="3"/>207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14" table:style-name="ce257">
            <text:p><text:s text:c="3"/>314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303" table:style-name="ce257">
            <text:p><text:s text:c="3"/>303</text:p>
          </table:table-cell>
          <table:table-cell office:value-type="float" office:value="218" table:style-name="ce257">
            <text:p><text:s text:c="3"/>218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3">
            <text:p><text:s text:c="3"/>8,899</text:p>
          </table:table-cell>
          <table:table-cell office:value-type="float" office:value="8898" table:style-name="ce113">
            <text:p><text:s text:c="3"/>8,89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71" table:style-name="ce113">
            <text:p><text:s text:c="3"/>27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426" table:style-name="ce113">
            <text:p><text:s text:c="3"/>426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88" table:style-name="ce113">
            <text:p><text:s text:c="3"/>188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31" table:style-name="ce113">
            <text:p><text:s text:c="3"/>131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7" table:style-name="ce113">
            <text:p><text:s text:c="3"/>57</text:p>
          </table:table-cell>
          <table:table-cell office:value-type="float" office:value="9832" table:style-name="ce247">
            <text:p><text:s text:c="3"/>9,832</text:p>
          </table:table-cell>
          <table:table-cell office:value-type="float" office:value="8899" table:style-name="ce248">
            <text:p><text:s text:c="3"/>8,899</text:p>
          </table:table-cell>
          <table:table-cell office:value-type="float" office:value="8898" table:style-name="ce248">
            <text:p><text:s text:c="3"/>8,89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88" table:style-name="ce248">
            <text:p><text:s text:c="3"/>488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71" table:style-name="ce248">
            <text:p><text:s text:c="3"/>271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426" table:style-name="ce248">
            <text:p><text:s text:c="3"/>426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88" table:style-name="ce248">
            <text:p><text:s text:c="3"/>188</text:p>
          </table:table-cell>
          <table:table-cell office:value-type="float" office:value="368" table:style-name="ce248">
            <text:p><text:s text:c="3"/>368</text:p>
          </table:table-cell>
          <table:table-cell office:value-type="float" office:value="237" table:style-name="ce248">
            <text:p><text:s text:c="3"/>237</text:p>
          </table:table-cell>
          <table:table-cell office:value-type="float" office:value="131" table:style-name="ce248">
            <text:p><text:s text:c="3"/>131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7" table:style-name="ce248">
            <text:p><text:s text:c="3"/>57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19">
            <text:p><text:s text:c="3"/>4,804</text:p>
          </table:table-cell>
          <table:table-cell office:value-type="float" office:value="4803" table:style-name="ce119">
            <text:p><text:s text:c="3"/>4,80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916" table:style-name="ce250">
            <text:p><text:s text:c="3"/>4,916</text:p>
          </table:table-cell>
          <table:table-cell office:value-type="float" office:value="4804" table:style-name="ce251">
            <text:p><text:s text:c="3"/>4,804</text:p>
          </table:table-cell>
          <table:table-cell office:value-type="float" office:value="4803" table:style-name="ce252">
            <text:p><text:s text:c="3"/>4,80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50" table:style-name="ce251">
            <text:p><text:s text:c="3"/>50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0" table:style-name="ce125">
            <text:p>—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43" table:style-name="ce125">
            <text:p><text:s text:c="3"/>24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52" table:style-name="ce125">
            <text:p><text:s text:c="3"/>35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916" table:style-name="ce256">
            <text:p><text:s text:c="3"/>4,916</text:p>
          </table:table-cell>
          <table:table-cell office:value-type="float" office:value="4095" table:style-name="ce257">
            <text:p><text:s text:c="3"/>4,095</text:p>
          </table:table-cell>
          <table:table-cell office:value-type="float" office:value="4095" table:style-name="ce258">
            <text:p><text:s text:c="3"/>4,095</text:p>
          </table:table-cell>
          <table:table-cell office:value-type="float" office:value="0" table:style-name="ce258">
            <text:p>—</text:p>
          </table:table-cell>
          <table:table-cell office:value-type="float" office:value="458" table:style-name="ce258">
            <text:p><text:s text:c="3"/>458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43" table:style-name="ce258">
            <text:p><text:s text:c="3"/>243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352" table:style-name="ce257">
            <text:p><text:s text:c="3"/>352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19">
            <text:p><text:s text:c="3"/>8,013</text:p>
          </table:table-cell>
          <table:table-cell office:value-type="float" office:value="8011" table:style-name="ce119">
            <text:p><text:s text:c="3"/>8,0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78" table:style-name="ce119">
            <text:p><text:s text:c="3"/>378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8796" table:style-name="ce250">
            <text:p><text:s text:c="3"/>8,796</text:p>
          </table:table-cell>
          <table:table-cell office:value-type="float" office:value="8009" table:style-name="ce251">
            <text:p><text:s text:c="3"/>8,009</text:p>
          </table:table-cell>
          <table:table-cell office:value-type="float" office:value="8007" table:style-name="ce252">
            <text:p><text:s text:c="3"/>8,00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94" table:style-name="ce252">
            <text:p><text:s text:c="3"/>394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216" table:style-name="ce252">
            <text:p><text:s text:c="3"/>216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378" table:style-name="ce251">
            <text:p><text:s text:c="3"/>378</text:p>
          </table:table-cell>
          <table:table-cell office:value-type="float" office:value="238" table:style-name="ce251">
            <text:p><text:s text:c="3"/>238</text:p>
          </table:table-cell>
          <table:table-cell office:value-type="float" office:value="140" table:style-name="ce251">
            <text:p><text:s text:c="3"/>140</text:p>
          </table:table-cell>
          <table:table-cell office:value-type="float" office:value="316" table:style-name="ce251">
            <text:p><text:s text:c="3"/>316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19">
            <text:p><text:s text:c="3"/>4,314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4312" table:style-name="ce251">
            <text:p><text:s text:c="3"/>4,312</text:p>
          </table:table-cell>
          <table:table-cell office:value-type="float" office:value="4310" table:style-name="ce252">
            <text:p><text:s text:c="3"/>4,3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4" table:style-name="ce251">
            <text:p><text:s text:c="3"/>54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2" table:style-name="ce251">
            <text:p><text:s text:c="3"/>4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0" table:style-name="ce119">
            <text:p>—</text:p>
          </table:table-cell>
          <table:table-cell office:value-type="float" office:value="369" table:style-name="ce119">
            <text:p><text:s text:c="3"/>369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91" table:style-name="ce119">
            <text:p><text:s text:c="3"/>91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231" table:style-name="ce119">
            <text:p><text:s text:c="3"/>231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3697" table:style-name="ce251">
            <text:p><text:s text:c="3"/>3,697</text:p>
          </table:table-cell>
          <table:table-cell office:value-type="float" office:value="3697" table:style-name="ce252">
            <text:p><text:s text:c="3"/>3,697</text:p>
          </table:table-cell>
          <table:table-cell office:value-type="float" office:value="0" table:style-name="ce252">
            <text:p>—</text:p>
          </table:table-cell>
          <table:table-cell office:value-type="float" office:value="369" table:style-name="ce252">
            <text:p><text:s text:c="3"/>369</text:p>
          </table:table-cell>
          <table:table-cell office:value-type="float" office:value="175" table:style-name="ce252">
            <text:p><text:s text:c="3"/>17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91" table:style-name="ce251">
            <text:p><text:s text:c="3"/>91</text:p>
          </table:table-cell>
          <table:table-cell office:value-type="float" office:value="307" table:style-name="ce251">
            <text:p><text:s text:c="3"/>307</text:p>
          </table:table-cell>
          <table:table-cell office:value-type="float" office:value="231" table:style-name="ce251">
            <text:p><text:s text:c="3"/>231</text:p>
          </table:table-cell>
          <table:table-cell office:value-type="float" office:value="76" table:style-name="ce251">
            <text:p><text:s text:c="3"/>76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10070" table:style-name="ce113">
            <text:p><text:s text:c="3"/>10,070</text:p>
          </table:table-cell>
          <table:table-cell office:value-type="float" office:value="9216" table:style-name="ce113">
            <text:p><text:s text:c="3"/>9,216</text:p>
          </table:table-cell>
          <table:table-cell office:value-type="float" office:value="9214" table:style-name="ce113">
            <text:p><text:s text:c="3"/>9,21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57" table:style-name="ce113">
            <text:p><text:s text:c="3"/>457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224" table:style-name="ce113">
            <text:p><text:s text:c="3"/>22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72" table:style-name="ce113">
            <text:p><text:s text:c="3"/>372</text:p>
          </table:table-cell>
          <table:table-cell office:value-type="float" office:value="201" table:style-name="ce113">
            <text:p><text:s text:c="3"/>20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0044" table:style-name="ce247">
            <text:p><text:s text:c="3"/>10,044</text:p>
          </table:table-cell>
          <table:table-cell office:value-type="float" office:value="9190" table:style-name="ce248">
            <text:p><text:s text:c="3"/>9,190</text:p>
          </table:table-cell>
          <table:table-cell office:value-type="float" office:value="9188" table:style-name="ce248">
            <text:p><text:s text:c="3"/>9,188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57" table:style-name="ce248">
            <text:p><text:s text:c="3"/>457</text:p>
          </table:table-cell>
          <table:table-cell office:value-type="float" office:value="233" table:style-name="ce248">
            <text:p><text:s text:c="3"/>233</text:p>
          </table:table-cell>
          <table:table-cell office:value-type="float" office:value="224" table:style-name="ce248">
            <text:p><text:s text:c="3"/>224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12" table:style-name="ce248">
            <text:p><text:s text:c="3"/>12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72" table:style-name="ce248">
            <text:p><text:s text:c="3"/>372</text:p>
          </table:table-cell>
          <table:table-cell office:value-type="float" office:value="201" table:style-name="ce248">
            <text:p><text:s text:c="3"/>201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311" table:style-name="ce248">
            <text:p><text:s text:c="3"/>311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19">
            <text:p><text:s text:c="3"/>4,945</text:p>
          </table:table-cell>
          <table:table-cell office:value-type="float" office:value="4944" table:style-name="ce119">
            <text:p><text:s text:c="3"/>4,94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5022" table:style-name="ce250">
            <text:p><text:s text:c="3"/>5,022</text:p>
          </table:table-cell>
          <table:table-cell office:value-type="float" office:value="4925" table:style-name="ce251">
            <text:p><text:s text:c="3"/>4,925</text:p>
          </table:table-cell>
          <table:table-cell office:value-type="float" office:value="4924" table:style-name="ce252">
            <text:p><text:s text:c="3"/>4,924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7" table:style-name="ce251">
            <text:p><text:s text:c="3"/>4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6" table:style-name="ce251">
            <text:p><text:s text:c="3"/>46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5">
            <text:p><text:s text:c="3"/>4,271</text:p>
          </table:table-cell>
          <table:table-cell office:value-type="float" office:value="4270" table:style-name="ce125">
            <text:p><text:s text:c="3"/>4,27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206" table:style-name="ce125">
            <text:p><text:s text:c="3"/>20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1" table:style-name="ce125">
            <text:p><text:s text:c="3"/>111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96" table:style-name="ce125">
            <text:p><text:s text:c="3"/>196</text:p>
          </table:table-cell>
          <table:table-cell office:value-type="float" office:value="99" table:style-name="ce125">
            <text:p><text:s text:c="3"/>9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5022" table:style-name="ce256">
            <text:p><text:s text:c="3"/>5,022</text:p>
          </table:table-cell>
          <table:table-cell office:value-type="float" office:value="4265" table:style-name="ce257">
            <text:p><text:s text:c="3"/>4,265</text:p>
          </table:table-cell>
          <table:table-cell office:value-type="float" office:value="4264" table:style-name="ce258">
            <text:p><text:s text:c="3"/>4,264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435" table:style-name="ce258">
            <text:p><text:s text:c="3"/>435</text:p>
          </table:table-cell>
          <table:table-cell office:value-type="float" office:value="229" table:style-name="ce258">
            <text:p><text:s text:c="3"/>229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9" table:style-name="ce258">
            <text:p><text:s text:c="3"/>9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09" table:style-name="ce257">
            <text:p><text:s text:c="3"/>309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111" table:style-name="ce257">
            <text:p><text:s text:c="3"/>111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196" table:style-name="ce257">
            <text:p><text:s text:c="3"/>196</text:p>
          </table:table-cell>
          <table:table-cell office:value-type="float" office:value="99" table:style-name="ce257">
            <text:p><text:s text:c="3"/>99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330" table:style-name="ce113">
            <text:p><text:s text:c="3"/>9,330</text:p>
          </table:table-cell>
          <table:table-cell office:value-type="float" office:value="8524" table:style-name="ce113">
            <text:p><text:s text:c="3"/>8,524</text:p>
          </table:table-cell>
          <table:table-cell office:value-type="float" office:value="8522" table:style-name="ce113">
            <text:p><text:s text:c="3"/>8,52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02" table:style-name="ce113">
            <text:p><text:s text:c="3"/>402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86" table:style-name="ce113">
            <text:p><text:s text:c="3"/>386</text:p>
          </table:table-cell>
          <table:table-cell office:value-type="float" office:value="208" table:style-name="ce113">
            <text:p><text:s text:c="3"/>208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207" table:style-name="ce113">
            <text:p><text:s text:c="3"/>20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9292" table:style-name="ce247">
            <text:p><text:s text:c="3"/>9,292</text:p>
          </table:table-cell>
          <table:table-cell office:value-type="float" office:value="8486" table:style-name="ce248">
            <text:p><text:s text:c="3"/>8,486</text:p>
          </table:table-cell>
          <table:table-cell office:value-type="float" office:value="8484" table:style-name="ce248">
            <text:p><text:s text:c="3"/>8,48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02" table:style-name="ce248">
            <text:p><text:s text:c="3"/>402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86" table:style-name="ce248">
            <text:p><text:s text:c="3"/>386</text:p>
          </table:table-cell>
          <table:table-cell office:value-type="float" office:value="208" table:style-name="ce248">
            <text:p><text:s text:c="3"/>208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326" table:style-name="ce248">
            <text:p><text:s text:c="3"/>326</text:p>
          </table:table-cell>
          <table:table-cell office:value-type="float" office:value="207" table:style-name="ce248">
            <text:p><text:s text:c="3"/>20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9" table:style-name="ce248">
            <text:p><text:s text:c="3"/>59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8 月</text:p>
          </table:table-cell>
          <table:table-cell office:value-type="string" table:style-name="ce144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19">
            <text:p><text:s text:c="3"/>4,570</text:p>
          </table:table-cell>
          <table:table-cell office:value-type="float" office:value="4569" table:style-name="ce119">
            <text:p><text:s text:c="3"/>4,56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46" table:style-name="ce250">
            <text:p><text:s text:c="3"/>4,646</text:p>
          </table:table-cell>
          <table:table-cell office:value-type="float" office:value="4556" table:style-name="ce251">
            <text:p><text:s text:c="3"/>4,556</text:p>
          </table:table-cell>
          <table:table-cell office:value-type="float" office:value="4555" table:style-name="ce252">
            <text:p><text:s text:c="3"/>4,555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8" table:style-name="ce251">
            <text:p><text:s text:c="3"/>48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5">
            <text:p><text:s text:c="3"/>3,954</text:p>
          </table:table-cell>
          <table:table-cell office:value-type="float" office:value="3953" table:style-name="ce125">
            <text:p><text:s text:c="3"/>3,95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21" table:style-name="ce125">
            <text:p><text:s text:c="3"/>321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646" table:style-name="ce256">
            <text:p><text:s text:c="3"/>4,646</text:p>
          </table:table-cell>
          <table:table-cell office:value-type="float" office:value="3930" table:style-name="ce257">
            <text:p><text:s text:c="3"/>3,930</text:p>
          </table:table-cell>
          <table:table-cell office:value-type="float" office:value="3929" table:style-name="ce258">
            <text:p><text:s text:c="3"/>3,929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384" table:style-name="ce258">
            <text:p><text:s text:c="3"/>384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205" table:style-name="ce258">
            <text:p><text:s text:c="3"/>20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21" table:style-name="ce257">
            <text:p><text:s text:c="3"/>321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10" table:style-name="ce257">
            <text:p><text:s text:c="3"/>310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24" table:style-name="ce258">
            <text:p><text:s text:c="3"/>24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4" table:style-name="ce119">
            <text:p><text:s text:c="3"/>8,804</text:p>
          </table:table-cell>
          <table:table-cell office:value-type="float" office:value="8028" table:style-name="ce119">
            <text:p><text:s text:c="3"/>8,028</text:p>
          </table:table-cell>
          <table:table-cell office:value-type="float" office:value="8026" table:style-name="ce119">
            <text:p><text:s text:c="3"/>8,02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2" table:style-name="ce119">
            <text:p><text:s text:c="3"/>382</text:p>
          </table:table-cell>
          <table:table-cell office:value-type="float" office:value="165" table:style-name="ce119">
            <text:p><text:s text:c="3"/>165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75" table:style-name="ce119">
            <text:p><text:s text:c="3"/>375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04" table:style-name="ce119">
            <text:p><text:s text:c="3"/>10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0" table:style-name="ce119">
            <text:p>—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8772" table:style-name="ce250">
            <text:p><text:s text:c="3"/>8,772</text:p>
          </table:table-cell>
          <table:table-cell office:value-type="float" office:value="7996" table:style-name="ce251">
            <text:p><text:s text:c="3"/>7,996</text:p>
          </table:table-cell>
          <table:table-cell office:value-type="float" office:value="7994" table:style-name="ce252">
            <text:p><text:s text:c="3"/>7,99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82" table:style-name="ce252">
            <text:p><text:s text:c="3"/>382</text:p>
          </table:table-cell>
          <table:table-cell office:value-type="float" office:value="165" table:style-name="ce252">
            <text:p><text:s text:c="3"/>165</text:p>
          </table:table-cell>
          <table:table-cell office:value-type="float" office:value="217" table:style-name="ce252">
            <text:p><text:s text:c="3"/>217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375" table:style-name="ce251">
            <text:p><text:s text:c="3"/>375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53" table:style-name="ce251">
            <text:p><text:s text:c="3"/>153</text:p>
          </table:table-cell>
          <table:table-cell office:value-type="float" office:value="326" table:style-name="ce251">
            <text:p><text:s text:c="3"/>326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04" table:style-name="ce251">
            <text:p><text:s text:c="3"/>10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1">
            <text:p>—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2" table:style-name="ce251">
            <text:p><text:s text:c="3"/>32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19">
            <text:p><text:s text:c="3"/>4,311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4291" table:style-name="ce251">
            <text:p><text:s text:c="3"/>4,291</text:p>
          </table:table-cell>
          <table:table-cell office:value-type="float" office:value="4289" table:style-name="ce252">
            <text:p><text:s text:c="3"/>4,28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61" table:style-name="ce251">
            <text:p><text:s text:c="3"/>61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9" table:style-name="ce251">
            <text:p><text:s text:c="3"/>19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0" table:style-name="ce119">
            <text:p>—</text:p>
          </table:table-cell>
          <table:table-cell office:value-type="float" office:value="357" table:style-name="ce119">
            <text:p><text:s text:c="3"/>357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4" table:style-name="ce119">
            <text:p><text:s text:c="3"/>314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303" table:style-name="ce119">
            <text:p><text:s text:c="3"/>303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3705" table:style-name="ce251">
            <text:p><text:s text:c="3"/>3,705</text:p>
          </table:table-cell>
          <table:table-cell office:value-type="float" office:value="3705" table:style-name="ce252">
            <text:p><text:s text:c="3"/>3,705</text:p>
          </table:table-cell>
          <table:table-cell office:value-type="float" office:value="0" table:style-name="ce252">
            <text:p>—</text:p>
          </table:table-cell>
          <table:table-cell office:value-type="float" office:value="357" table:style-name="ce252">
            <text:p><text:s text:c="3"/>357</text:p>
          </table:table-cell>
          <table:table-cell office:value-type="float" office:value="163" table:style-name="ce252">
            <text:p><text:s text:c="3"/>163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4" table:style-name="ce251">
            <text:p><text:s text:c="3"/>314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96" table:style-name="ce251">
            <text:p><text:s text:c="3"/>96</text:p>
          </table:table-cell>
          <table:table-cell office:value-type="float" office:value="303" table:style-name="ce251">
            <text:p><text:s text:c="3"/>303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85" table:style-name="ce251">
            <text:p><text:s text:c="3"/>85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0" table:style-name="ce251">
            <text:p>—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8" table:style-name="ce113">
            <text:p><text:s text:c="3"/>9,5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0" table:style-name="ce113">
            <text:p>—</text:p>
          </table:table-cell>
          <table:table-cell office:value-type="float" office:value="456" table:style-name="ce113">
            <text:p><text:s text:c="3"/>45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407" table:style-name="ce113">
            <text:p><text:s text:c="3"/>407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0" table:style-name="ce113">
            <text:p>—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9516" table:style-name="ce247">
            <text:p><text:s text:c="3"/>9,5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0" table:style-name="ce248">
            <text:p>—</text:p>
          </table:table-cell>
          <table:table-cell office:value-type="float" office:value="456" table:style-name="ce248">
            <text:p><text:s text:c="3"/>456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21" table:style-name="ce248">
            <text:p><text:s text:c="3"/>21</text:p>
          </table:table-cell>
          <table:table-cell office:value-type="float" office:value="407" table:style-name="ce248">
            <text:p><text:s text:c="3"/>407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28" table:style-name="ce248">
            <text:p><text:s text:c="3"/>128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0" table:style-name="ce248">
            <text:p>—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42" table:style-name="ce247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0" table:style-name="ce119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758" table:style-name="ce250">
            <text:p><text:s text:c="3"/>4,758</text:p>
          </table:table-cell>
          <table:table-cell office:value-type="float" office:value="4655" table:style-name="ce251">
            <text:p><text:s text:c="3"/>4,655</text:p>
          </table:table-cell>
          <table:table-cell office:value-type="float" office:value="4655" table:style-name="ce252">
            <text:p><text:s text:c="3"/>4,655</text:p>
          </table:table-cell>
          <table:table-cell office:value-type="float" office:value="0" table:style-name="ce252">
            <text:p>—</text:p>
          </table:table-cell>
          <table:table-cell office:value-type="float" office:value="27" table:style-name="ce252">
            <text:p><text:s text:c="3"/>2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0" table:style-name="ce251">
            <text:p>—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0" table:style-name="ce125">
            <text:p>—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14" table:style-name="ce125">
            <text:p><text:s text:c="3"/>21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4758" table:style-name="ce256">
            <text:p><text:s text:c="3"/>4,758</text:p>
          </table:table-cell>
          <table:table-cell office:value-type="float" office:value="3961" table:style-name="ce257">
            <text:p><text:s text:c="3"/>3,961</text:p>
          </table:table-cell>
          <table:table-cell office:value-type="float" office:value="3961" table:style-name="ce258">
            <text:p><text:s text:c="3"/>3,961</text:p>
          </table:table-cell>
          <table:table-cell office:value-type="float" office:value="0" table:style-name="ce258">
            <text:p>—</text:p>
          </table:table-cell>
          <table:table-cell office:value-type="float" office:value="429" table:style-name="ce258">
            <text:p><text:s text:c="3"/>429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14" table:style-name="ce258">
            <text:p><text:s text:c="3"/>214</text:p>
          </table:table-cell>
          <table:table-cell office:value-type="float" office:value="24" table:style-name="ce259">
            <text:p><text:s text:c="3"/>24</text:p>
          </table:table-cell>
          <table:table-cell office:value-type="float" office:value="13" table:style-name="ce258">
            <text:p><text:s text:c="3"/>13</text:p>
          </table:table-cell>
          <table:table-cell office:value-type="float" office:value="11" table:style-name="ce260">
            <text:p><text:s text:c="3"/>11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0" table:style-name="ce256">
            <text:p><text:s text:c="3"/>20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20" table:style-name="ce258">
            <text:p><text:s text:c="3"/>2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8952" table:style-name="ce113">
            <text:p><text:s text:c="3"/>8,952</text:p>
          </table:table-cell>
          <table:table-cell office:value-type="float" office:value="8173" table:style-name="ce113">
            <text:p><text:s text:c="3"/>8,173</text:p>
          </table:table-cell>
          <table:table-cell office:value-type="float" office:value="8172" table:style-name="ce113">
            <text:p><text:s text:c="3"/>8,17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7" table:style-name="ce113">
            <text:p><text:s text:c="3"/>17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06" table:style-name="ce113">
            <text:p><text:s text:c="3"/>206</text:p>
          </table:table-cell>
          <table:table-cell office:value-type="float" office:value="147" table:style-name="ce113">
            <text:p><text:s text:c="3"/>147</text:p>
          </table:table-cell>
          <table:table-cell office:value-type="float" office:value="301" table:style-name="ce113">
            <text:p><text:s text:c="3"/>301</text:p>
          </table:table-cell>
          <table:table-cell office:value-type="float" office:value="205" table:style-name="ce113">
            <text:p><text:s text:c="3"/>205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8904" table:style-name="ce247">
            <text:p><text:s text:c="3"/>8,904</text:p>
          </table:table-cell>
          <table:table-cell office:value-type="float" office:value="8125" table:style-name="ce248">
            <text:p><text:s text:c="3"/>8,125</text:p>
          </table:table-cell>
          <table:table-cell office:value-type="float" office:value="8124" table:style-name="ce248">
            <text:p><text:s text:c="3"/>8,12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01" table:style-name="ce248">
            <text:p><text:s text:c="3"/>401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7" table:style-name="ce248">
            <text:p><text:s text:c="3"/>17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06" table:style-name="ce248">
            <text:p><text:s text:c="3"/>206</text:p>
          </table:table-cell>
          <table:table-cell office:value-type="float" office:value="147" table:style-name="ce248">
            <text:p><text:s text:c="3"/>147</text:p>
          </table:table-cell>
          <table:table-cell office:value-type="float" office:value="301" table:style-name="ce248">
            <text:p><text:s text:c="3"/>301</text:p>
          </table:table-cell>
          <table:table-cell office:value-type="float" office:value="205" table:style-name="ce248">
            <text:p><text:s text:c="3"/>205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1" table:style-name="ce248">
            <text:p><text:s text:c="3"/>5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1" table:style-name="ce119">
            <text:p><text:s text:c="3"/>4,38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4452" table:style-name="ce250">
            <text:p><text:s text:c="3"/>4,452</text:p>
          </table:table-cell>
          <table:table-cell office:value-type="float" office:value="4364" table:style-name="ce251">
            <text:p><text:s text:c="3"/>4,364</text:p>
          </table:table-cell>
          <table:table-cell office:value-type="float" office:value="4363" table:style-name="ce252">
            <text:p><text:s text:c="3"/>4,36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3" table:style-name="ce251">
            <text:p><text:s text:c="3"/>5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6" table:style-name="ce251">
            <text:p><text:s text:c="3"/>36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1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0" table:style-name="ce125">
            <text:p>—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87" table:style-name="ce125">
            <text:p><text:s text:c="3"/>187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452" table:style-name="ce256">
            <text:p><text:s text:c="3"/>4,452</text:p>
          </table:table-cell>
          <table:table-cell office:value-type="float" office:value="3761" table:style-name="ce257">
            <text:p><text:s text:c="3"/>3,761</text:p>
          </table:table-cell>
          <table:table-cell office:value-type="float" office:value="3761" table:style-name="ce258">
            <text:p><text:s text:c="3"/>3,761</text:p>
          </table:table-cell>
          <table:table-cell office:value-type="float" office:value="0" table:style-name="ce258">
            <text:p>—</text:p>
          </table:table-cell>
          <table:table-cell office:value-type="float" office:value="382" table:style-name="ce258">
            <text:p><text:s text:c="3"/>382</text:p>
          </table:table-cell>
          <table:table-cell office:value-type="float" office:value="187" table:style-name="ce258">
            <text:p><text:s text:c="3"/>187</text:p>
          </table:table-cell>
          <table:table-cell office:value-type="float" office:value="195" table:style-name="ce258">
            <text:p><text:s text:c="3"/>195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4" table:style-name="ce258">
            <text:p><text:s text:c="3"/>4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30" table:style-name="ce256">
            <text:p><text:s text:c="3"/>30</text:p>
          </table:table-cell>
          <table:table-cell office:value-type="float" office:value="30" table:style-name="ce257">
            <text:p><text:s text:c="3"/>30</text:p>
          </table:table-cell>
          <table:table-cell office:value-type="float" office:value="30" table:style-name="ce258">
            <text:p><text:s text:c="3"/>3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0" table:style-name="ce119">
            <text:p>—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201" table:style-name="ce119">
            <text:p><text:s text:c="3"/>201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7" table:style-name="ce119">
            <text:p><text:s text:c="3"/>347</text:p>
          </table:table-cell>
          <table:table-cell office:value-type="float" office:value="196" table:style-name="ce119">
            <text:p><text:s text:c="3"/>196</text:p>
          </table:table-cell>
          <table:table-cell office:value-type="float" office:value="151" table:style-name="ce119">
            <text:p><text:s text:c="3"/>151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8844" table:style-name="ce250">
            <text:p><text:s text:c="3"/>8,844</text:p>
          </table:table-cell>
          <table:table-cell office:value-type="float" office:value="8074" table:style-name="ce251">
            <text:p><text:s text:c="3"/>8,074</text:p>
          </table:table-cell>
          <table:table-cell office:value-type="float" office:value="8074" table:style-name="ce252">
            <text:p><text:s text:c="3"/>8,074</text:p>
          </table:table-cell>
          <table:table-cell office:value-type="float" office:value="0" table:style-name="ce252">
            <text:p>—</text:p>
          </table:table-cell>
          <table:table-cell office:value-type="float" office:value="395" table:style-name="ce252">
            <text:p><text:s text:c="3"/>39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201" table:style-name="ce252">
            <text:p><text:s text:c="3"/>201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17" table:style-name="ce254">
            <text:p><text:s text:c="3"/>17</text:p>
          </table:table-cell>
          <table:table-cell office:value-type="float" office:value="347" table:style-name="ce251">
            <text:p><text:s text:c="3"/>347</text:p>
          </table:table-cell>
          <table:table-cell office:value-type="float" office:value="196" table:style-name="ce251">
            <text:p><text:s text:c="3"/>196</text:p>
          </table:table-cell>
          <table:table-cell office:value-type="float" office:value="151" table:style-name="ce251">
            <text:p><text:s text:c="3"/>151</text:p>
          </table:table-cell>
          <table:table-cell office:value-type="float" office:value="273" table:style-name="ce251">
            <text:p><text:s text:c="3"/>273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0" table:style-name="ce119">
            <text:p>—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4308" table:style-name="ce251">
            <text:p><text:s text:c="3"/>4,308</text:p>
          </table:table-cell>
          <table:table-cell office:value-type="float" office:value="4308" table:style-name="ce252">
            <text:p><text:s text:c="3"/>4,308</text:p>
          </table:table-cell>
          <table:table-cell office:value-type="float" office:value="0" table:style-name="ce252">
            <text:p>—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77" table:style-name="ce251">
            <text:p><text:s text:c="3"/>77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0" table:style-name="ce251">
            <text:p>—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8" table:style-name="ce251">
            <text:p><text:s text:c="3"/>58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0" table:style-name="ce119">
            <text:p>—</text:p>
          </table:table-cell>
          <table:table-cell office:value-type="float" office:value="371" table:style-name="ce119">
            <text:p><text:s text:c="3"/>371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70" table:style-name="ce119">
            <text:p><text:s text:c="3"/>270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3766" table:style-name="ce251">
            <text:p><text:s text:c="3"/>3,766</text:p>
          </table:table-cell>
          <table:table-cell office:value-type="float" office:value="3766" table:style-name="ce252">
            <text:p><text:s text:c="3"/>3,766</text:p>
          </table:table-cell>
          <table:table-cell office:value-type="float" office:value="0" table:style-name="ce252">
            <text:p>—</text:p>
          </table:table-cell>
          <table:table-cell office:value-type="float" office:value="371" table:style-name="ce252">
            <text:p><text:s text:c="3"/>371</text:p>
          </table:table-cell>
          <table:table-cell office:value-type="float" office:value="191" table:style-name="ce252">
            <text:p><text:s text:c="3"/>191</text:p>
          </table:table-cell>
          <table:table-cell office:value-type="float" office:value="180" table:style-name="ce252">
            <text:p><text:s text:c="3"/>180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270" table:style-name="ce251">
            <text:p><text:s text:c="3"/>270</text:p>
          </table:table-cell>
          <table:table-cell office:value-type="float" office:value="191" table:style-name="ce251">
            <text:p><text:s text:c="3"/>191</text:p>
          </table:table-cell>
          <table:table-cell office:value-type="float" office:value="79" table:style-name="ce251">
            <text:p><text:s text:c="3"/>79</text:p>
          </table:table-cell>
          <table:table-cell office:value-type="float" office:value="259" table:style-name="ce251">
            <text:p><text:s text:c="3"/>259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69" table:style-name="ce251">
            <text:p><text:s text:c="3"/>69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0" table:style-name="ce251">
            <text:p><text:s text:c="3"/>10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42">
            <text:p>計</text:p>
          </table:table-cell>
          <table:table-cell office:value-type="float" office:value="103360" table:style-name="ce67">
            <text:p><text:s text:c="3"/>103,360</text:p>
          </table:table-cell>
          <table:table-cell office:value-type="float" office:value="96058" table:style-name="ce67">
            <text:p><text:s text:c="3"/>96,058</text:p>
          </table:table-cell>
          <table:table-cell office:value-type="float" office:value="96051" table:style-name="ce67">
            <text:p><text:s text:c="3"/>96,051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3428" table:style-name="ce67">
            <text:p><text:s text:c="3"/>3,428</text:p>
          </table:table-cell>
          <table:table-cell office:value-type="float" office:value="1881" table:style-name="ce67">
            <text:p><text:s text:c="3"/>1,881</text:p>
          </table:table-cell>
          <table:table-cell office:value-type="float" office:value="1547" table:style-name="ce67">
            <text:p><text:s text:c="3"/>1,547</text:p>
          </table:table-cell>
          <table:table-cell office:value-type="float" office:value="163" table:style-name="ce67">
            <text:p><text:s text:c="3"/>163</text:p>
          </table:table-cell>
          <table:table-cell office:value-type="float" office:value="101" table:style-name="ce67">
            <text:p><text:s text:c="3"/>101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3711" table:style-name="ce67">
            <text:p><text:s text:c="3"/>3,711</text:p>
          </table:table-cell>
          <table:table-cell office:value-type="float" office:value="2235" table:style-name="ce67">
            <text:p><text:s text:c="3"/>2,235</text:p>
          </table:table-cell>
          <table:table-cell office:value-type="float" office:value="1476" table:style-name="ce67">
            <text:p><text:s text:c="3"/>1,476</text:p>
          </table:table-cell>
          <table:table-cell office:value-type="float" office:value="3251" table:style-name="ce67">
            <text:p><text:s text:c="3"/>3,251</text:p>
          </table:table-cell>
          <table:table-cell office:value-type="float" office:value="2218" table:style-name="ce67">
            <text:p><text:s text:c="3"/>2,218</text:p>
          </table:table-cell>
          <table:table-cell office:value-type="float" office:value="1033" table:style-name="ce67">
            <text:p><text:s text:c="3"/>1,033</text:p>
          </table:table-cell>
          <table:table-cell office:value-type="float" office:value="460" table:style-name="ce67">
            <text:p><text:s text:c="3"/>460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443" table:style-name="ce67">
            <text:p><text:s text:c="3"/>443</text:p>
          </table:table-cell>
          <table:table-cell office:value-type="float" office:value="102618" table:style-name="ce222">
            <text:p><text:s text:c="3"/>102,618</text:p>
          </table:table-cell>
          <table:table-cell office:value-type="float" office:value="95317" table:style-name="ce222">
            <text:p><text:s text:c="3"/>95,317</text:p>
          </table:table-cell>
          <table:table-cell office:value-type="float" office:value="95310" table:style-name="ce222">
            <text:p><text:s text:c="3"/>95,3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3428" table:style-name="ce222">
            <text:p><text:s text:c="3"/>3,428</text:p>
          </table:table-cell>
          <table:table-cell office:value-type="float" office:value="1881" table:style-name="ce222">
            <text:p><text:s text:c="3"/>1,881</text:p>
          </table:table-cell>
          <table:table-cell office:value-type="float" office:value="1547" table:style-name="ce222">
            <text:p><text:s text:c="3"/>1,547</text:p>
          </table:table-cell>
          <table:table-cell office:value-type="float" office:value="163" table:style-name="ce222">
            <text:p><text:s text:c="3"/>163</text:p>
          </table:table-cell>
          <table:table-cell office:value-type="float" office:value="101" table:style-name="ce222">
            <text:p><text:s text:c="3"/>101</text:p>
          </table:table-cell>
          <table:table-cell office:value-type="float" office:value="62" table:style-name="ce222">
            <text:p><text:s text:c="3"/>62</text:p>
          </table:table-cell>
          <table:table-cell office:value-type="float" office:value="3710" table:style-name="ce222">
            <text:p><text:s text:c="3"/>3,710</text:p>
          </table:table-cell>
          <table:table-cell office:value-type="float" office:value="2235" table:style-name="ce222">
            <text:p><text:s text:c="3"/>2,235</text:p>
          </table:table-cell>
          <table:table-cell office:value-type="float" office:value="1475" table:style-name="ce222">
            <text:p><text:s text:c="3"/>1,475</text:p>
          </table:table-cell>
          <table:table-cell office:value-type="float" office:value="3251" table:style-name="ce222">
            <text:p><text:s text:c="3"/>3,251</text:p>
          </table:table-cell>
          <table:table-cell office:value-type="float" office:value="2218" table:style-name="ce222">
            <text:p><text:s text:c="3"/>2,218</text:p>
          </table:table-cell>
          <table:table-cell office:value-type="float" office:value="1033" table:style-name="ce222">
            <text:p><text:s text:c="3"/>1,033</text:p>
          </table:table-cell>
          <table:table-cell office:value-type="float" office:value="459" table:style-name="ce222">
            <text:p><text:s text:c="3"/>459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442" table:style-name="ce222">
            <text:p><text:s text:c="3"/>442</text:p>
          </table:table-cell>
          <table:table-cell office:value-type="float" office:value="742" table:style-name="ce222">
            <text:p><text:s text:c="3"/>742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3">
            <text:p><text:s text:c="3"/>50,705</text:p>
          </table:table-cell>
          <table:table-cell office:value-type="float" office:value="50699" table:style-name="ce43">
            <text:p><text:s text:c="3"/>50,69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145" table:style-name="ce43">
            <text:p><text:s text:c="3"/>145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550" table:style-name="ce43">
            <text:p><text:s text:c="3"/>550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505" table:style-name="ce43">
            <text:p><text:s text:c="3"/>505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64" table:style-name="ce43">
            <text:p><text:s text:c="3"/>164</text:p>
          </table:table-cell>
          <table:table-cell office:value-type="float" office:value="352" table:style-name="ce43">
            <text:p><text:s text:c="3"/>352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341" table:style-name="ce43">
            <text:p><text:s text:c="3"/>341</text:p>
          </table:table-cell>
          <table:table-cell office:value-type="float" office:value="51309" table:style-name="ce227">
            <text:p><text:s text:c="3"/>51,309</text:p>
          </table:table-cell>
          <table:table-cell office:value-type="float" office:value="50505" table:style-name="ce227">
            <text:p><text:s text:c="3"/>50,505</text:p>
          </table:table-cell>
          <table:table-cell office:value-type="float" office:value="50499" table:style-name="ce227">
            <text:p><text:s text:c="3"/>50,499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182" table:style-name="ce227">
            <text:p><text:s text:c="3"/>182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145" table:style-name="ce227">
            <text:p><text:s text:c="3"/>145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38" table:style-name="ce227">
            <text:p><text:s text:c="3"/>3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550" table:style-name="ce227">
            <text:p><text:s text:c="3"/>550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505" table:style-name="ce227">
            <text:p><text:s text:c="3"/>505</text:p>
          </table:table-cell>
          <table:table-cell office:value-type="float" office:value="198" table:style-name="ce227">
            <text:p><text:s text:c="3"/>19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164" table:style-name="ce227">
            <text:p><text:s text:c="3"/>164</text:p>
          </table:table-cell>
          <table:table-cell office:value-type="float" office:value="352" table:style-name="ce227">
            <text:p><text:s text:c="3"/>352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341" table:style-name="ce227">
            <text:p><text:s text:c="3"/>341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43">
            <text:p>—</text:p>
          </table:table-cell>
          <table:table-cell office:value-type="float" office:value="0" table:style-name="ce243">
            <text:p>—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3">
            <text:p><text:s text:c="3"/>45,353</text:p>
          </table:table-cell>
          <table:table-cell office:value-type="float" office:value="45352" table:style-name="ce53">
            <text:p><text:s text:c="3"/>45,35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1844" table:style-name="ce53">
            <text:p><text:s text:c="3"/>1,844</text:p>
          </table:table-cell>
          <table:table-cell office:value-type="float" office:value="1402" table:style-name="ce53">
            <text:p><text:s text:c="3"/>1,402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63" table:style-name="ce53">
            <text:p><text:s text:c="3"/>63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161" table:style-name="ce53">
            <text:p><text:s text:c="3"/>3,161</text:p>
          </table:table-cell>
          <table:table-cell office:value-type="float" office:value="2190" table:style-name="ce53">
            <text:p><text:s text:c="3"/>2,190</text:p>
          </table:table-cell>
          <table:table-cell office:value-type="float" office:value="971" table:style-name="ce53">
            <text:p><text:s text:c="3"/>97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2184" table:style-name="ce53">
            <text:p><text:s text:c="3"/>2,184</text:p>
          </table:table-cell>
          <table:table-cell office:value-type="float" office:value="869" table:style-name="ce53">
            <text:p><text:s text:c="3"/>869</text:p>
          </table:table-cell>
          <table:table-cell office:value-type="float" office:value="108" table:style-name="ce53">
            <text:p><text:s text:c="3"/>108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102" table:style-name="ce53">
            <text:p><text:s text:c="3"/>102</text:p>
          </table:table-cell>
          <table:table-cell office:value-type="float" office:value="51309" table:style-name="ce233">
            <text:p><text:s text:c="3"/>51,309</text:p>
          </table:table-cell>
          <table:table-cell office:value-type="float" office:value="44812" table:style-name="ce233">
            <text:p><text:s text:c="3"/>44,812</text:p>
          </table:table-cell>
          <table:table-cell office:value-type="float" office:value="44811" table:style-name="ce233">
            <text:p><text:s text:c="3"/>44,81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3246" table:style-name="ce233">
            <text:p><text:s text:c="3"/>3,246</text:p>
          </table:table-cell>
          <table:table-cell office:value-type="float" office:value="1844" table:style-name="ce233">
            <text:p><text:s text:c="3"/>1,844</text:p>
          </table:table-cell>
          <table:table-cell office:value-type="float" office:value="1402" table:style-name="ce233">
            <text:p><text:s text:c="3"/>1,402</text:p>
          </table:table-cell>
          <table:table-cell office:value-type="float" office:value="91" table:style-name="ce233">
            <text:p><text:s text:c="3"/>91</text:p>
          </table:table-cell>
          <table:table-cell office:value-type="float" office:value="63" table:style-name="ce233">
            <text:p><text:s text:c="3"/>63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3160" table:style-name="ce233">
            <text:p><text:s text:c="3"/>3,160</text:p>
          </table:table-cell>
          <table:table-cell office:value-type="float" office:value="2190" table:style-name="ce233">
            <text:p><text:s text:c="3"/>2,190</text:p>
          </table:table-cell>
          <table:table-cell office:value-type="float" office:value="970" table:style-name="ce233">
            <text:p><text:s text:c="3"/>970</text:p>
          </table:table-cell>
          <table:table-cell office:value-type="float" office:value="3053" table:style-name="ce233">
            <text:p><text:s text:c="3"/>3,053</text:p>
          </table:table-cell>
          <table:table-cell office:value-type="float" office:value="2184" table:style-name="ce233">
            <text:p><text:s text:c="3"/>2,184</text:p>
          </table:table-cell>
          <table:table-cell office:value-type="float" office:value="869" table:style-name="ce233">
            <text:p><text:s text:c="3"/>869</text:p>
          </table:table-cell>
          <table:table-cell office:value-type="float" office:value="107" table:style-name="ce233">
            <text:p><text:s text:c="3"/>107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01" table:style-name="ce233">
            <text:p><text:s text:c="3"/>101</text:p>
          </table:table-cell>
          <table:table-cell office:value-type="float" office:value="542" table:style-name="ce233">
            <text:p><text:s text:c="3"/>542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44">
            <text:p>—</text:p>
          </table:table-cell>
          <table:table-cell office:value-type="float" office:value="1" table:style-name="ce244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8">
            <text:p>計</text:p>
          </table:table-cell>
          <table:table-cell office:value-type="float" office:value="7344" table:style-name="ce119">
            <text:p><text:s text:c="3"/>7,34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0" table:style-name="ce119">
            <text:p>—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179" table:style-name="ce119">
            <text:p><text:s text:c="3"/>17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7296" table:style-name="ce250">
            <text:p><text:s text:c="3"/>7,29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0" table:style-name="ce250">
            <text:p>—</text:p>
          </table:table-cell>
          <table:table-cell office:value-type="float" office:value="322" table:style-name="ce250">
            <text:p><text:s text:c="3"/>322</text:p>
          </table:table-cell>
          <table:table-cell office:value-type="float" office:value="143" table:style-name="ce250">
            <text:p><text:s text:c="3"/>143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66" table:style-name="ce250">
            <text:p><text:s text:c="3"/>266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89" table:style-name="ce250">
            <text:p><text:s text:c="3"/>89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65"/>
          <table:table-cell table:number-columns-repeated="16324"/>
        </table:table-row>
        <table:table-row table:style-name="ro7" table:visibility="collapse">
          <table:table-cell office:value-type="string" table:style-name="ce26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0" table:style-name="ce119">
            <text:p>—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0" table:style-name="ce250">
            <text:p>—</text:p>
          </table:table-cell>
          <table:table-cell office:value-type="float" office:value="302" table:style-name="ce250">
            <text:p><text:s text:c="3"/>302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124" table:style-name="ce250">
            <text:p><text:s text:c="3"/>124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8420" table:style-name="ce247">
            <text:p><text:s text:c="3"/>8,420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0" table:style-name="ce247">
            <text:p>—</text:p>
          </table:table-cell>
          <table:table-cell office:value-type="float" office:value="266" table:style-name="ce247">
            <text:p><text:s text:c="3"/>266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36" table:style-name="ce247">
            <text:p><text:s text:c="3"/>336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153" table:style-name="ce247">
            <text:p><text:s text:c="3"/>153</text:p>
          </table:table-cell>
          <table:table-cell office:value-type="float" office:value="288" table:style-name="ce247">
            <text:p><text:s text:c="3"/>288</text:p>
          </table:table-cell>
          <table:table-cell office:value-type="float" office:value="182" table:style-name="ce247">
            <text:p><text:s text:c="3"/>182</text:p>
          </table:table-cell>
          <table:table-cell office:value-type="float" office:value="106" table:style-name="ce247">
            <text:p><text:s text:c="3"/>106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47" table:style-name="ce247">
            <text:p><text:s text:c="3"/>47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0" table:style-name="ce250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0" table:style-name="ce119">
            <text:p>—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131" table:style-name="ce119">
            <text:p><text:s text:c="3"/>131</text:p>
          </table:table-cell>
          <table:table-cell office:value-type="float" office:value="118" table:style-name="ce119">
            <text:p><text:s text:c="3"/>11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2" table:style-name="ce119">
            <text:p><text:s text:c="3"/>9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0" table:style-name="ce250">
            <text:p>—</text:p>
          </table:table-cell>
          <table:table-cell office:value-type="float" office:value="249" table:style-name="ce250">
            <text:p><text:s text:c="3"/>249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0" table:style-name="ce250">
            <text:p><text:s text:c="3"/>280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273" table:style-name="ce250">
            <text:p><text:s text:c="3"/>273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268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3">
            <text:p><text:s text:c="3"/>8,603</text:p>
          </table:table-cell>
          <table:table-cell office:value-type="float" office:value="8600" table:style-name="ce113">
            <text:p><text:s text:c="3"/>8,60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76" table:style-name="ce113">
            <text:p><text:s text:c="3"/>176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172" table:style-name="ce113">
            <text:p><text:s text:c="3"/>172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215" table:style-name="ce113">
            <text:p><text:s text:c="3"/>215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9248" table:style-name="ce247">
            <text:p><text:s text:c="3"/>9,248</text:p>
          </table:table-cell>
          <table:table-cell office:value-type="float" office:value="8543" table:style-name="ce247">
            <text:p><text:s text:c="3"/>8,543</text:p>
          </table:table-cell>
          <table:table-cell office:value-type="float" office:value="8540" table:style-name="ce247">
            <text:p><text:s text:c="3"/>8,54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305" table:style-name="ce247">
            <text:p><text:s text:c="3"/>305</text:p>
          </table:table-cell>
          <table:table-cell office:value-type="float" office:value="176" table:style-name="ce247">
            <text:p><text:s text:c="3"/>176</text:p>
          </table:table-cell>
          <table:table-cell office:value-type="float" office:value="129" table:style-name="ce247">
            <text:p><text:s text:c="3"/>129</text:p>
          </table:table-cell>
          <table:table-cell office:value-type="float" office:value="11" table:style-name="ce247">
            <text:p><text:s text:c="3"/>11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89" table:style-name="ce247">
            <text:p><text:s text:c="3"/>389</text:p>
          </table:table-cell>
          <table:table-cell office:value-type="float" office:value="217" table:style-name="ce247">
            <text:p><text:s text:c="3"/>217</text:p>
          </table:table-cell>
          <table:table-cell office:value-type="float" office:value="172" table:style-name="ce247">
            <text:p><text:s text:c="3"/>172</text:p>
          </table:table-cell>
          <table:table-cell office:value-type="float" office:value="329" table:style-name="ce247">
            <text:p><text:s text:c="3"/>329</text:p>
          </table:table-cell>
          <table:table-cell office:value-type="float" office:value="215" table:style-name="ce247">
            <text:p><text:s text:c="3"/>215</text:p>
          </table:table-cell>
          <table:table-cell office:value-type="float" office:value="114" table:style-name="ce247">
            <text:p><text:s text:c="3"/>114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58" table:style-name="ce247">
            <text:p><text:s text:c="3"/>58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19">
            <text:p><text:s text:c="3"/>4,561</text:p>
          </table:table-cell>
          <table:table-cell office:value-type="float" office:value="4558" table:style-name="ce119">
            <text:p><text:s text:c="3"/>4,55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541" table:style-name="ce250">
            <text:p><text:s text:c="3"/>4,541</text:p>
          </table:table-cell>
          <table:table-cell office:value-type="float" office:value="4538" table:style-name="ce250">
            <text:p><text:s text:c="3"/>4,53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0" table:style-name="ce119">
            <text:p>—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15" table:style-name="ce119">
            <text:p><text:s text:c="3"/>115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0" table:style-name="ce250">
            <text:p>—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117" table:style-name="ce250">
            <text:p><text:s text:c="3"/>117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9" table:style-name="ce250">
            <text:p><text:s text:c="3"/>32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319" table:style-name="ce250">
            <text:p><text:s text:c="3"/>31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0" table:style-name="ce113">
            <text:p>—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0" table:style-name="ce113">
            <text:p>—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109" table:style-name="ce113">
            <text:p><text:s text:c="3"/>10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0" table:style-name="ce113">
            <text:p>—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978" table:style-name="ce247">
            <text:p><text:s text:c="3"/>7,978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0" table:style-name="ce247">
            <text:p>—</text:p>
          </table:table-cell>
          <table:table-cell office:value-type="float" office:value="253" table:style-name="ce247">
            <text:p><text:s text:c="3"/>253</text:p>
          </table:table-cell>
          <table:table-cell office:value-type="float" office:value="151" table:style-name="ce247">
            <text:p><text:s text:c="3"/>151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0" table:style-name="ce247">
            <text:p>—</text:p>
          </table:table-cell>
          <table:table-cell office:value-type="float" office:value="274" table:style-name="ce247">
            <text:p><text:s text:c="3"/>274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109" table:style-name="ce247">
            <text:p><text:s text:c="3"/>109</text:p>
          </table:table-cell>
          <table:table-cell office:value-type="float" office:value="249" table:style-name="ce247">
            <text:p><text:s text:c="3"/>249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84" table:style-name="ce247">
            <text:p><text:s text:c="3"/>84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0" table:style-name="ce247">
            <text:p>—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0" table:style-name="ce250">
            <text:p>—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0" table:style-name="ce250">
            <text:p>—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0" table:style-name="ce119">
            <text:p>—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0" table:style-name="ce250">
            <text:p>—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240" table:style-name="ce250">
            <text:p><text:s text:c="3"/>240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34" table:style-name="ce250">
            <text:p><text:s text:c="3"/>234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0" table:style-name="ce113">
            <text:p>—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74" table:style-name="ce113">
            <text:p><text:s text:c="3"/>174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8838" table:style-name="ce247">
            <text:p><text:s text:c="3"/>8,838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0" table:style-name="ce247">
            <text:p>—</text:p>
          </table:table-cell>
          <table:table-cell office:value-type="float" office:value="287" table:style-name="ce247">
            <text:p><text:s text:c="3"/>287</text:p>
          </table:table-cell>
          <table:table-cell office:value-type="float" office:value="174" table:style-name="ce247">
            <text:p><text:s text:c="3"/>174</text:p>
          </table:table-cell>
          <table:table-cell office:value-type="float" office:value="113" table:style-name="ce247">
            <text:p><text:s text:c="3"/>113</text:p>
          </table:table-cell>
          <table:table-cell office:value-type="float" office:value="13" table:style-name="ce247">
            <text:p><text:s text:c="3"/>13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284" table:style-name="ce247">
            <text:p><text:s text:c="3"/>284</text:p>
          </table:table-cell>
          <table:table-cell office:value-type="float" office:value="185" table:style-name="ce247">
            <text:p><text:s text:c="3"/>185</text:p>
          </table:table-cell>
          <table:table-cell office:value-type="float" office:value="99" table:style-name="ce247">
            <text:p><text:s text:c="3"/>99</text:p>
          </table:table-cell>
          <table:table-cell office:value-type="float" office:value="261" table:style-name="ce247">
            <text:p><text:s text:c="3"/>261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78" table:style-name="ce247">
            <text:p><text:s text:c="3"/>78</text:p>
          </table:table-cell>
          <table:table-cell office:value-type="float" office:value="23" table:style-name="ce247">
            <text:p><text:s text:c="3"/>2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0" table:style-name="ce119">
            <text:p>—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0" table:style-name="ce250">
            <text:p>—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254" table:style-name="ce250">
            <text:p><text:s text:c="3"/>25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3">
            <text:p><text:s text:c="3"/>7,868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164" table:style-name="ce113">
            <text:p><text:s text:c="3"/>164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6" table:style-name="ce113">
            <text:p><text:s text:c="3"/>126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470" table:style-name="ce247">
            <text:p><text:s text:c="3"/>8,470</text:p>
          </table:table-cell>
          <table:table-cell office:value-type="float" office:value="7820" table:style-name="ce247">
            <text:p><text:s text:c="3"/>7,820</text:p>
          </table:table-cell>
          <table:table-cell office:value-type="float" office:value="7818" table:style-name="ce247">
            <text:p><text:s text:c="3"/>7,818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92" table:style-name="ce247">
            <text:p><text:s text:c="3"/>292</text:p>
          </table:table-cell>
          <table:table-cell office:value-type="float" office:value="164" table:style-name="ce247">
            <text:p><text:s text:c="3"/>164</text:p>
          </table:table-cell>
          <table:table-cell office:value-type="float" office:value="128" table:style-name="ce247">
            <text:p><text:s text:c="3"/>12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54" table:style-name="ce247">
            <text:p><text:s text:c="3"/>354</text:p>
          </table:table-cell>
          <table:table-cell office:value-type="float" office:value="228" table:style-name="ce247">
            <text:p><text:s text:c="3"/>228</text:p>
          </table:table-cell>
          <table:table-cell office:value-type="float" office:value="126" table:style-name="ce247">
            <text:p><text:s text:c="3"/>126</text:p>
          </table:table-cell>
          <table:table-cell office:value-type="float" office:value="311" table:style-name="ce247">
            <text:p><text:s text:c="3"/>311</text:p>
          </table:table-cell>
          <table:table-cell office:value-type="float" office:value="226" table:style-name="ce247">
            <text:p><text:s text:c="3"/>226</text:p>
          </table:table-cell>
          <table:table-cell office:value-type="float" office:value="85" table:style-name="ce247">
            <text:p><text:s text:c="3"/>85</text:p>
          </table:table-cell>
          <table:table-cell office:value-type="float" office:value="43" table:style-name="ce247">
            <text:p><text:s text:c="3"/>4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41" table:style-name="ce247">
            <text:p><text:s text:c="3"/>4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19">
            <text:p><text:s text:c="3"/>4,175</text:p>
          </table:table-cell>
          <table:table-cell office:value-type="float" office:value="4174" table:style-name="ce119">
            <text:p><text:s text:c="3"/>4,1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0" table:style-name="ce119">
            <text:p>—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4163" table:style-name="ce250">
            <text:p><text:s text:c="3"/>4,163</text:p>
          </table:table-cell>
          <table:table-cell office:value-type="float" office:value="4162" table:style-name="ce250">
            <text:p><text:s text:c="3"/>4,16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0" table:style-name="ce250">
            <text:p>—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9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19">
            <text:p><text:s text:c="3"/>3,693</text:p>
          </table:table-cell>
          <table:table-cell office:value-type="float" office:value="3692" table:style-name="ce119">
            <text:p><text:s text:c="3"/>3,69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12" table:style-name="ce119">
            <text:p><text:s text:c="3"/>1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3657" table:style-name="ce250">
            <text:p><text:s text:c="3"/>3,657</text:p>
          </table:table-cell>
          <table:table-cell office:value-type="float" office:value="3656" table:style-name="ce250">
            <text:p><text:s text:c="3"/>3,65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291" table:style-name="ce250">
            <text:p><text:s text:c="3"/>291</text:p>
          </table:table-cell>
          <table:table-cell office:value-type="float" office:value="221" table:style-name="ce250">
            <text:p><text:s text:c="3"/>221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0" table:style-name="ce113">
            <text:p>—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155" table:style-name="ce113">
            <text:p><text:s text:c="3"/>155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0" table:style-name="ce113">
            <text:p>—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734" table:style-name="ce247">
            <text:p><text:s text:c="3"/>9,734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0" table:style-name="ce247">
            <text:p>—</text:p>
          </table:table-cell>
          <table:table-cell office:value-type="float" office:value="275" table:style-name="ce247">
            <text:p><text:s text:c="3"/>275</text:p>
          </table:table-cell>
          <table:table-cell office:value-type="float" office:value="155" table:style-name="ce247">
            <text:p><text:s text:c="3"/>155</text:p>
          </table:table-cell>
          <table:table-cell office:value-type="float" office:value="120" table:style-name="ce247">
            <text:p><text:s text:c="3"/>120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40" table:style-name="ce247">
            <text:p><text:s text:c="3"/>340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111" table:style-name="ce247">
            <text:p><text:s text:c="3"/>111</text:p>
          </table:table-cell>
          <table:table-cell office:value-type="float" office:value="312" table:style-name="ce247">
            <text:p><text:s text:c="3"/>312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83" table:style-name="ce247">
            <text:p><text:s text:c="3"/>83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0" table:style-name="ce247">
            <text:p>—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0" table:style-name="ce119">
            <text:p>—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867" table:style-name="ce250">
            <text:p><text:s text:c="3"/>4,867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0" table:style-name="ce250">
            <text:p>—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0" table:style-name="ce125">
            <text:p>—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867" table:style-name="ce256">
            <text:p><text:s text:c="3"/>4,867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0" table:style-name="ce256">
            <text:p>—</text:p>
          </table:table-cell>
          <table:table-cell office:value-type="float" office:value="265" table:style-name="ce256">
            <text:p><text:s text:c="3"/>265</text:p>
          </table:table-cell>
          <table:table-cell office:value-type="float" office:value="152" table:style-name="ce256">
            <text:p><text:s text:c="3"/>152</text:p>
          </table:table-cell>
          <table:table-cell office:value-type="float" office:value="113" table:style-name="ce256">
            <text:p><text:s text:c="3"/>113</text:p>
          </table:table-cell>
          <table:table-cell office:value-type="float" office:value="15" table:style-name="ce256">
            <text:p><text:s text:c="3"/>15</text:p>
          </table:table-cell>
          <table:table-cell office:value-type="float" office:value="13" table:style-name="ce256">
            <text:p><text:s text:c="3"/>13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303" table:style-name="ce256">
            <text:p><text:s text:c="3"/>303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98" table:style-name="ce256">
            <text:p><text:s text:c="3"/>298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0" table:style-name="ce119">
            <text:p>—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41" table:style-name="ce119">
            <text:p><text:s text:c="3"/>14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8700" table:style-name="ce250">
            <text:p><text:s text:c="3"/>8,700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0" table:style-name="ce250">
            <text:p>—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41" table:style-name="ce250">
            <text:p><text:s text:c="3"/>14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2" table:style-name="ce250">
            <text:p><text:s text:c="3"/>292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0" table:style-name="ce119">
            <text:p>—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161" table:style-name="ce119">
            <text:p><text:s text:c="3"/>161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3800" table:style-name="ce257">
            <text:p><text:s text:c="3"/>3,800</text:p>
          </table:table-cell>
          <table:table-cell office:value-type="float" office:value="3800" table:style-name="ce256">
            <text:p><text:s text:c="3"/>3,800</text:p>
          </table:table-cell>
          <table:table-cell office:value-type="float" office:value="0" table:style-name="ce256">
            <text:p>—</text:p>
          </table:table-cell>
          <table:table-cell office:value-type="float" office:value="300" table:style-name="ce256">
            <text:p><text:s text:c="3"/>300</text:p>
          </table:table-cell>
          <table:table-cell office:value-type="float" office:value="170" table:style-name="ce256">
            <text:p><text:s text:c="3"/>170</text:p>
          </table:table-cell>
          <table:table-cell office:value-type="float" office:value="130" table:style-name="ce256">
            <text:p><text:s text:c="3"/>130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245" table:style-name="ce256">
            <text:p><text:s text:c="3"/>245</text:p>
          </table:table-cell>
          <table:table-cell office:value-type="float" office:value="161" table:style-name="ce256">
            <text:p><text:s text:c="3"/>161</text:p>
          </table:table-cell>
          <table:table-cell office:value-type="float" office:value="84" table:style-name="ce256">
            <text:p><text:s text:c="3"/>84</text:p>
          </table:table-cell>
          <table:table-cell office:value-type="float" office:value="233" table:style-name="ce256">
            <text:p><text:s text:c="3"/>233</text:p>
          </table:table-cell>
          <table:table-cell office:value-type="float" office:value="160" table:style-name="ce256">
            <text:p><text:s text:c="3"/>160</text:p>
          </table:table-cell>
          <table:table-cell office:value-type="float" office:value="73" table:style-name="ce256">
            <text:p><text:s text:c="3"/>73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11" table:style-name="ce256">
            <text:p><text:s text:c="3"/>11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2">
            <text:p>計</text:p>
          </table:table-cell>
          <table:table-cell office:value-type="float" office:value="9032" table:style-name="ce113">
            <text:p><text:s text:c="3"/>9,032</text:p>
          </table:table-cell>
          <table:table-cell office:value-type="float" office:value="8412" table:style-name="ce113">
            <text:p><text:s text:c="3"/>8,412</text:p>
          </table:table-cell>
          <table:table-cell office:value-type="float" office:value="8411" table:style-name="ce113">
            <text:p><text:s text:c="3"/>8,41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97" table:style-name="ce113">
            <text:p><text:s text:c="3"/>297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8984" table:style-name="ce247">
            <text:p><text:s text:c="3"/>8,984</text:p>
          </table:table-cell>
          <table:table-cell office:value-type="float" office:value="8364" table:style-name="ce250">
            <text:p><text:s text:c="3"/>8,364</text:p>
          </table:table-cell>
          <table:table-cell office:value-type="float" office:value="8363" table:style-name="ce250">
            <text:p><text:s text:c="3"/>8,36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7" table:style-name="ce250">
            <text:p><text:s text:c="3"/>297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10" table:style-name="ce250">
            <text:p><text:s text:c="3"/>310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0" table:style-name="ce250">
            <text:p>—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502" table:style-name="ce119">
            <text:p><text:s text:c="3"/>4,502</text:p>
          </table:table-cell>
          <table:table-cell office:value-type="float" office:value="4449" table:style-name="ce119">
            <text:p><text:s text:c="3"/>4,449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492" table:style-name="ce250">
            <text:p><text:s text:c="3"/>4,492</text:p>
          </table:table-cell>
          <table:table-cell office:value-type="float" office:value="4439" table:style-name="ce250">
            <text:p><text:s text:c="3"/>4,439</text:p>
          </table:table-cell>
          <table:table-cell office:value-type="float" office:value="4438" table:style-name="ce250">
            <text:p><text:s text:c="3"/>4,43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0" table:style-name="ce125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68" table:style-name="ce125">
            <text:p><text:s text:c="3"/>168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79" table:style-name="ce125">
            <text:p><text:s text:c="3"/>27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269" table:style-name="ce125">
            <text:p><text:s text:c="3"/>26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492" table:style-name="ce256">
            <text:p><text:s text:c="3"/>4,492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0" table:style-name="ce250">
            <text:p>—</text:p>
          </table:table-cell>
          <table:table-cell office:value-type="float" office:value="282" table:style-name="ce250">
            <text:p><text:s text:c="3"/>282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14" table:style-name="ce250">
            <text:p><text:s text:c="3"/>1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086" table:style-name="ce113">
            <text:p><text:s text:c="3"/>8,086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0" table:style-name="ce113">
            <text:p>—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95" table:style-name="ce113">
            <text:p><text:s text:c="3"/>95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8034" table:style-name="ce247">
            <text:p><text:s text:c="3"/>8,034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0" table:style-name="ce248">
            <text:p>—</text:p>
          </table:table-cell>
          <table:table-cell office:value-type="float" office:value="265" table:style-name="ce248">
            <text:p><text:s text:c="3"/>265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74" table:style-name="ce248">
            <text:p><text:s text:c="3"/>274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95" table:style-name="ce248">
            <text:p><text:s text:c="3"/>95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64" table:style-name="ce248">
            <text:p><text:s text:c="3"/>6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52" table:style-name="ce247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035" table:style-name="ce119">
            <text:p><text:s text:c="3"/>4,035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4017" table:style-name="ce250">
            <text:p><text:s text:c="3"/>4,017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7" table:style-name="ce251">
            <text:p><text:s text:c="3"/>2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51" table:style-name="ce125">
            <text:p><text:s text:c="3"/>4,051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0" table:style-name="ce125">
            <text:p>—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017" table:style-name="ce256">
            <text:p><text:s text:c="3"/>4,017</text:p>
          </table:table-cell>
          <table:table-cell office:value-type="float" office:value="3534" table:style-name="ce257">
            <text:p><text:s text:c="3"/>3,534</text:p>
          </table:table-cell>
          <table:table-cell office:value-type="float" office:value="3534" table:style-name="ce256">
            <text:p><text:s text:c="3"/>3,534</text:p>
          </table:table-cell>
          <table:table-cell office:value-type="float" office:value="0" table:style-name="ce256">
            <text:p>—</text:p>
          </table:table-cell>
          <table:table-cell office:value-type="float" office:value="253" table:style-name="ce256">
            <text:p><text:s text:c="3"/>253</text:p>
          </table:table-cell>
          <table:table-cell office:value-type="float" office:value="139" table:style-name="ce256">
            <text:p><text:s text:c="3"/>139</text:p>
          </table:table-cell>
          <table:table-cell office:value-type="float" office:value="114" table:style-name="ce256">
            <text:p><text:s text:c="3"/>11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221" table:style-name="ce256">
            <text:p><text:s text:c="3"/>221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8" table:style-name="ce256">
            <text:p><text:s text:c="3"/>48</text:p>
          </table:table-cell>
          <table:table-cell office:value-type="float" office:value="215" table:style-name="ce256">
            <text:p><text:s text:c="3"/>215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2" table:style-name="ce256">
            <text:p><text:s text:c="3"/>4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418" table:style-name="ce113">
            <text:p><text:s text:c="3"/>8,418</text:p>
          </table:table-cell>
          <table:table-cell office:value-type="float" office:value="7805" table:style-name="ce113">
            <text:p><text:s text:c="3"/>7,805</text:p>
          </table:table-cell>
          <table:table-cell office:value-type="float" office:value="7804" table:style-name="ce113">
            <text:p><text:s text:c="3"/>7,80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52" table:style-name="ce113">
            <text:p><text:s text:c="3"/>152</text:p>
          </table:table-cell>
          <table:table-cell office:value-type="float" office:value="135" table:style-name="ce113">
            <text:p><text:s text:c="3"/>135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07" table:style-name="ce113">
            <text:p><text:s text:c="3"/>307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342" table:style-name="ce247">
            <text:p><text:s text:c="3"/>8,342</text:p>
          </table:table-cell>
          <table:table-cell office:value-type="float" office:value="7730" table:style-name="ce248">
            <text:p><text:s text:c="3"/>7,730</text:p>
          </table:table-cell>
          <table:table-cell office:value-type="float" office:value="7729" table:style-name="ce248">
            <text:p><text:s text:c="3"/>7,72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87" table:style-name="ce248">
            <text:p><text:s text:c="3"/>287</text:p>
          </table:table-cell>
          <table:table-cell office:value-type="float" office:value="152" table:style-name="ce248">
            <text:p><text:s text:c="3"/>152</text:p>
          </table:table-cell>
          <table:table-cell office:value-type="float" office:value="135" table:style-name="ce248">
            <text:p><text:s text:c="3"/>135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06" table:style-name="ce248">
            <text:p><text:s text:c="3"/>306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62" table:style-name="ce248">
            <text:p><text:s text:c="3"/>262</text:p>
          </table:table-cell>
          <table:table-cell office:value-type="float" office:value="175" table:style-name="ce248">
            <text:p><text:s text:c="3"/>175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197" table:style-name="ce119">
            <text:p><text:s text:c="3"/>4,197</text:p>
          </table:table-cell>
          <table:table-cell office:value-type="float" office:value="4118" table:style-name="ce119">
            <text:p><text:s text:c="3"/>4,118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4171" table:style-name="ce250">
            <text:p><text:s text:c="3"/>4,171</text:p>
          </table:table-cell>
          <table:table-cell office:value-type="float" office:value="4092" table:style-name="ce250">
            <text:p><text:s text:c="3"/>4,092</text:p>
          </table:table-cell>
          <table:table-cell office:value-type="float" office:value="4091" table:style-name="ce250">
            <text:p><text:s text:c="3"/>4,09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31" table:style-name="ce251">
            <text:p><text:s text:c="3"/>31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9" table:style-name="ce251">
            <text:p><text:s text:c="3"/>29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221" table:style-name="ce125">
            <text:p><text:s text:c="3"/>4,221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0" table:style-name="ce125">
            <text:p>—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47" table:style-name="ce125">
            <text:p><text:s text:c="3"/>147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58" table:style-name="ce125">
            <text:p><text:s text:c="3"/>258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171" table:style-name="ce256">
            <text:p><text:s text:c="3"/>4,171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0" table:style-name="ce256">
            <text:p>—</text:p>
          </table:table-cell>
          <table:table-cell office:value-type="float" office:value="266" table:style-name="ce256">
            <text:p><text:s text:c="3"/>266</text:p>
          </table:table-cell>
          <table:table-cell office:value-type="float" office:value="147" table:style-name="ce256">
            <text:p><text:s text:c="3"/>147</text:p>
          </table:table-cell>
          <table:table-cell office:value-type="float" office:value="119" table:style-name="ce256">
            <text:p><text:s text:c="3"/>119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257" table:style-name="ce256">
            <text:p><text:s text:c="3"/>257</text:p>
          </table:table-cell>
          <table:table-cell office:value-type="float" office:value="177" table:style-name="ce256">
            <text:p><text:s text:c="3"/>177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44" table:style-name="ce256">
            <text:p><text:s text:c="3"/>244</text:p>
          </table:table-cell>
          <table:table-cell office:value-type="float" office:value="175" table:style-name="ce256">
            <text:p><text:s text:c="3"/>175</text:p>
          </table:table-cell>
          <table:table-cell office:value-type="float" office:value="69" table:style-name="ce256">
            <text:p><text:s text:c="3"/>69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0" table:style-name="ce256">
            <text:p><text:s text:c="3"/>50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676" table:style-name="ce113">
            <text:p><text:s text:c="3"/>8,676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3" table:style-name="ce113">
            <text:p><text:s text:c="3"/>103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8574" table:style-name="ce247">
            <text:p><text:s text:c="3"/>8,574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0" table:style-name="ce248">
            <text:p>—</text:p>
          </table:table-cell>
          <table:table-cell office:value-type="float" office:value="266" table:style-name="ce248">
            <text:p><text:s text:c="3"/>266</text:p>
          </table:table-cell>
          <table:table-cell office:value-type="float" office:value="151" table:style-name="ce248">
            <text:p><text:s text:c="3"/>15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85" table:style-name="ce248">
            <text:p><text:s text:c="3"/>28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103" table:style-name="ce248">
            <text:p><text:s text:c="3"/>103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70" table:style-name="ce248">
            <text:p><text:s text:c="3"/>70</text:p>
          </table:table-cell>
          <table:table-cell office:value-type="float" office:value="34" table:style-name="ce248">
            <text:p><text:s text:c="3"/>3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367" table:style-name="ce125">
            <text:p><text:s text:c="3"/>4,367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0" table:style-name="ce125">
            <text:p>—</text:p>
          </table:table-cell>
          <table:table-cell office:value-type="float" office:value="254" table:style-name="ce125">
            <text:p><text:s text:c="3"/>254</text:p>
          </table:table-cell>
          <table:table-cell office:value-type="float" office:value="148" table:style-name="ce125">
            <text:p><text:s text:c="3"/>148</text:p>
          </table:table-cell>
          <table:table-cell office:value-type="float" office:value="106" table:style-name="ce125">
            <text:p><text:s text:c="3"/>10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6" table:style-name="ce125">
            <text:p><text:s text:c="3"/>246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37" table:style-name="ce125">
            <text:p><text:s text:c="3"/>237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287" table:style-name="ce256">
            <text:p><text:s text:c="3"/>4,287</text:p>
          </table:table-cell>
          <table:table-cell office:value-type="float" office:value="3780" table:style-name="ce257">
            <text:p><text:s text:c="3"/>3,780</text:p>
          </table:table-cell>
          <table:table-cell office:value-type="float" office:value="3780" table:style-name="ce256">
            <text:p><text:s text:c="3"/>3,780</text:p>
          </table:table-cell>
          <table:table-cell office:value-type="float" office:value="0" table:style-name="ce256">
            <text:p>—</text:p>
          </table:table-cell>
          <table:table-cell office:value-type="float" office:value="254" table:style-name="ce256">
            <text:p><text:s text:c="3"/>254</text:p>
          </table:table-cell>
          <table:table-cell office:value-type="float" office:value="148" table:style-name="ce256">
            <text:p><text:s text:c="3"/>148</text:p>
          </table:table-cell>
          <table:table-cell office:value-type="float" office:value="106" table:style-name="ce256">
            <text:p><text:s text:c="3"/>106</text:p>
          </table:table-cell>
          <table:table-cell office:value-type="float" office:value="7" table:style-name="ce256">
            <text:p><text:s text:c="3"/>7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246" table:style-name="ce256">
            <text:p><text:s text:c="3"/>246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67" table:style-name="ce256">
            <text:p><text:s text:c="3"/>67</text:p>
          </table:table-cell>
          <table:table-cell office:value-type="float" office:value="237" table:style-name="ce256">
            <text:p><text:s text:c="3"/>237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58" table:style-name="ce256">
            <text:p><text:s text:c="3"/>58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10月止</text:p>
          </table:table-cell>
          <table:table-cell office:value-type="string" table:style-name="ce142">
            <text:p>計</text:p>
          </table:table-cell>
          <table:table-cell office:value-type="float" office:value="78256" table:style-name="ce67">
            <text:p><text:s text:c="3"/>78,256</text:p>
          </table:table-cell>
          <table:table-cell office:value-type="float" office:value="72883" table:style-name="ce67">
            <text:p><text:s text:c="3"/>72,883</text:p>
          </table:table-cell>
          <table:table-cell office:value-type="float" office:value="72872" table:style-name="ce67">
            <text:p><text:s text:c="3"/>72,872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2448" table:style-name="ce67">
            <text:p><text:s text:c="3"/>2,448</text:p>
          </table:table-cell>
          <table:table-cell office:value-type="float" office:value="1276" table:style-name="ce67">
            <text:p><text:s text:c="3"/>1,276</text:p>
          </table:table-cell>
          <table:table-cell office:value-type="float" office:value="1172" table:style-name="ce67">
            <text:p><text:s text:c="3"/>1,172</text:p>
          </table:table-cell>
          <table:table-cell office:value-type="float" office:value="131" table:style-name="ce67">
            <text:p><text:s text:c="3"/>131</text:p>
          </table:table-cell>
          <table:table-cell office:value-type="float" office:value="70" table:style-name="ce67">
            <text:p><text:s text:c="3"/>70</text:p>
          </table:table-cell>
          <table:table-cell office:value-type="float" office:value="61" table:style-name="ce67">
            <text:p><text:s text:c="3"/>61</text:p>
          </table:table-cell>
          <table:table-cell office:value-type="float" office:value="2794" table:style-name="ce67">
            <text:p><text:s text:c="3"/>2,794</text:p>
          </table:table-cell>
          <table:table-cell office:value-type="float" office:value="1608" table:style-name="ce67">
            <text:p><text:s text:c="3"/>1,608</text:p>
          </table:table-cell>
          <table:table-cell office:value-type="float" office:value="1186" table:style-name="ce67">
            <text:p><text:s text:c="3"/>1,186</text:p>
          </table:table-cell>
          <table:table-cell office:value-type="float" office:value="2391" table:style-name="ce67">
            <text:p><text:s text:c="3"/>2,391</text:p>
          </table:table-cell>
          <table:table-cell office:value-type="float" office:value="1590" table:style-name="ce67">
            <text:p><text:s text:c="3"/>1,590</text:p>
          </table:table-cell>
          <table:table-cell office:value-type="float" office:value="801" table:style-name="ce67">
            <text:p><text:s text:c="3"/>801</text:p>
          </table:table-cell>
          <table:table-cell office:value-type="float" office:value="403" table:style-name="ce67">
            <text:p><text:s text:c="3"/>403</text:p>
          </table:table-cell>
          <table:table-cell office:value-type="float" office:value="18" table:style-name="ce67">
            <text:p><text:s text:c="3"/>18</text:p>
          </table:table-cell>
          <table:table-cell office:value-type="float" office:value="385" table:style-name="ce67">
            <text:p><text:s text:c="3"/>385</text:p>
          </table:table-cell>
          <table:table-cell office:value-type="float" office:value="77462" table:style-name="ce222">
            <text:p><text:s text:c="3"/>77,462</text:p>
          </table:table-cell>
          <table:table-cell office:value-type="float" office:value="72094" table:style-name="ce222">
            <text:p><text:s text:c="3"/>72,094</text:p>
          </table:table-cell>
          <table:table-cell office:value-type="float" office:value="72083" table:style-name="ce222">
            <text:p><text:s text:c="3"/>72,083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2447" table:style-name="ce222">
            <text:p><text:s text:c="3"/>2,44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1172" table:style-name="ce222">
            <text:p><text:s text:c="3"/>1,172</text:p>
          </table:table-cell>
          <table:table-cell office:value-type="float" office:value="131" table:style-name="ce222">
            <text:p><text:s text:c="3"/>131</text:p>
          </table:table-cell>
          <table:table-cell office:value-type="float" office:value="70" table:style-name="ce222">
            <text:p><text:s text:c="3"/>70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2790" table:style-name="ce222">
            <text:p><text:s text:c="3"/>2,790</text:p>
          </table:table-cell>
          <table:table-cell office:value-type="float" office:value="1607" table:style-name="ce222">
            <text:p><text:s text:c="3"/>1,607</text:p>
          </table:table-cell>
          <table:table-cell office:value-type="float" office:value="1183" table:style-name="ce222">
            <text:p><text:s text:c="3"/>1,183</text:p>
          </table:table-cell>
          <table:table-cell office:value-type="float" office:value="2390" table:style-name="ce222">
            <text:p><text:s text:c="3"/>2,390</text:p>
          </table:table-cell>
          <table:table-cell office:value-type="float" office:value="1589" table:style-name="ce222">
            <text:p><text:s text:c="3"/>1,589</text:p>
          </table:table-cell>
          <table:table-cell office:value-type="float" office:value="801" table:style-name="ce222">
            <text:p><text:s text:c="3"/>801</text:p>
          </table:table-cell>
          <table:table-cell office:value-type="float" office:value="400" table:style-name="ce222">
            <text:p><text:s text:c="3"/>400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382" table:style-name="ce222">
            <text:p><text:s text:c="3"/>382</text:p>
          </table:table-cell>
          <table:table-cell office:value-type="float" office:value="794" table:style-name="ce222">
            <text:p><text:s text:c="3"/>794</text:p>
          </table:table-cell>
          <table:table-cell office:value-type="float" office:value="789" table:style-name="ce222">
            <text:p><text:s text:c="3"/>789</text:p>
          </table:table-cell>
          <table:table-cell office:value-type="float" office:value="789" table:style-name="ce222">
            <text:p><text:s text:c="3"/>789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3" table:style-name="ce224">
            <text:p><text:s text:c="3"/>3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8933" table:style-name="ce43">
            <text:p><text:s text:c="3"/>38,933</text:p>
          </table:table-cell>
          <table:table-cell office:value-type="float" office:value="38222" table:style-name="ce43">
            <text:p><text:s text:c="3"/>38,222</text:p>
          </table:table-cell>
          <table:table-cell office:value-type="float" office:value="38214" table:style-name="ce43">
            <text:p><text:s text:c="3"/>38,214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64" table:style-name="ce43">
            <text:p><text:s text:c="3"/>164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138" table:style-name="ce43">
            <text:p><text:s text:c="3"/>138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486" table:style-name="ce43">
            <text:p><text:s text:c="3"/>486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449" table:style-name="ce43">
            <text:p><text:s text:c="3"/>449</text:p>
          </table:table-cell>
          <table:table-cell office:value-type="float" office:value="177" table:style-name="ce43">
            <text:p><text:s text:c="3"/>177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154" table:style-name="ce43">
            <text:p><text:s text:c="3"/>154</text:p>
          </table:table-cell>
          <table:table-cell office:value-type="float" office:value="309" table:style-name="ce43">
            <text:p><text:s text:c="3"/>309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38731" table:style-name="ce227">
            <text:p><text:s text:c="3"/>38,731</text:p>
          </table:table-cell>
          <table:table-cell office:value-type="float" office:value="38021" table:style-name="ce227">
            <text:p><text:s text:c="3"/>38,021</text:p>
          </table:table-cell>
          <table:table-cell office:value-type="float" office:value="38013" table:style-name="ce227">
            <text:p><text:s text:c="3"/>38,013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164" table:style-name="ce227">
            <text:p><text:s text:c="3"/>164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138" table:style-name="ce227">
            <text:p><text:s text:c="3"/>138</text:p>
          </table:table-cell>
          <table:table-cell office:value-type="float" office:value="61" table:style-name="ce227">
            <text:p><text:s text:c="3"/>61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35" table:style-name="ce227">
            <text:p><text:s text:c="3"/>35</text:p>
          </table:table-cell>
          <table:table-cell office:value-type="float" office:value="485" table:style-name="ce227">
            <text:p><text:s text:c="3"/>485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448" table:style-name="ce227">
            <text:p><text:s text:c="3"/>448</text:p>
          </table:table-cell>
          <table:table-cell office:value-type="float" office:value="177" table:style-name="ce227">
            <text:p><text:s text:c="3"/>177</text:p>
          </table:table-cell>
          <table:table-cell office:value-type="float" office:value="23" table:style-name="ce227">
            <text:p><text:s text:c="3"/>23</text:p>
          </table:table-cell>
          <table:table-cell office:value-type="float" office:value="154" table:style-name="ce227">
            <text:p><text:s text:c="3"/>154</text:p>
          </table:table-cell>
          <table:table-cell office:value-type="float" office:value="308" table:style-name="ce227">
            <text:p><text:s text:c="3"/>308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294" table:style-name="ce227">
            <text:p><text:s text:c="3"/>294</text:p>
          </table:table-cell>
          <table:table-cell office:value-type="float" office:value="202" table:style-name="ce227">
            <text:p><text:s text:c="3"/>202</text:p>
          </table:table-cell>
          <table:table-cell office:value-type="float" office:value="201" table:style-name="ce227">
            <text:p><text:s text:c="3"/>201</text:p>
          </table:table-cell>
          <table:table-cell office:value-type="float" office:value="201" table:style-name="ce227">
            <text:p><text:s text:c="3"/>20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43">
            <text:p>—</text:p>
          </table:table-cell>
          <table:table-cell office:value-type="float" office:value="1" table:style-name="ce243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39323" table:style-name="ce53">
            <text:p><text:s text:c="3"/>39,323</text:p>
          </table:table-cell>
          <table:table-cell office:value-type="float" office:value="34661" table:style-name="ce53">
            <text:p><text:s text:c="3"/>34,661</text:p>
          </table:table-cell>
          <table:table-cell office:value-type="float" office:value="34658" table:style-name="ce53">
            <text:p><text:s text:c="3"/>34,658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2284" table:style-name="ce53">
            <text:p><text:s text:c="3"/>2,284</text:p>
          </table:table-cell>
          <table:table-cell office:value-type="float" office:value="1250" table:style-name="ce53">
            <text:p><text:s text:c="3"/>1,250</text:p>
          </table:table-cell>
          <table:table-cell office:value-type="float" office:value="1034" table:style-name="ce53">
            <text:p><text:s text:c="3"/>1,034</text:p>
          </table:table-cell>
          <table:table-cell office:value-type="float" office:value="70" table:style-name="ce53">
            <text:p><text:s text:c="3"/>70</text:p>
          </table:table-cell>
          <table:table-cell office:value-type="float" office:value="44" table:style-name="ce53">
            <text:p><text:s text:c="3"/>44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2308" table:style-name="ce53">
            <text:p><text:s text:c="3"/>2,308</text:p>
          </table:table-cell>
          <table:table-cell office:value-type="float" office:value="1571" table:style-name="ce53">
            <text:p><text:s text:c="3"/>1,571</text:p>
          </table:table-cell>
          <table:table-cell office:value-type="float" office:value="737" table:style-name="ce53">
            <text:p><text:s text:c="3"/>737</text:p>
          </table:table-cell>
          <table:table-cell office:value-type="float" office:value="2214" table:style-name="ce53">
            <text:p><text:s text:c="3"/>2,214</text:p>
          </table:table-cell>
          <table:table-cell office:value-type="float" office:value="1567" table:style-name="ce53">
            <text:p><text:s text:c="3"/>1,567</text:p>
          </table:table-cell>
          <table:table-cell office:value-type="float" office:value="647" table:style-name="ce53">
            <text:p><text:s text:c="3"/>647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90" table:style-name="ce53">
            <text:p><text:s text:c="3"/>90</text:p>
          </table:table-cell>
          <table:table-cell office:value-type="float" office:value="38731" table:style-name="ce233">
            <text:p><text:s text:c="3"/>38,731</text:p>
          </table:table-cell>
          <table:table-cell office:value-type="float" office:value="34073" table:style-name="ce233">
            <text:p><text:s text:c="3"/>34,073</text:p>
          </table:table-cell>
          <table:table-cell office:value-type="float" office:value="34070" table:style-name="ce233">
            <text:p><text:s text:c="3"/>34,070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2283" table:style-name="ce233">
            <text:p><text:s text:c="3"/>2,283</text:p>
          </table:table-cell>
          <table:table-cell office:value-type="float" office:value="1249" table:style-name="ce233">
            <text:p><text:s text:c="3"/>1,249</text:p>
          </table:table-cell>
          <table:table-cell office:value-type="float" office:value="1034" table:style-name="ce233">
            <text:p><text:s text:c="3"/>1,034</text:p>
          </table:table-cell>
          <table:table-cell office:value-type="float" office:value="70" table:style-name="ce233">
            <text:p><text:s text:c="3"/>70</text:p>
          </table:table-cell>
          <table:table-cell office:value-type="float" office:value="44" table:style-name="ce233">
            <text:p><text:s text:c="3"/>44</text:p>
          </table:table-cell>
          <table:table-cell office:value-type="float" office:value="26" table:style-name="ce233">
            <text:p><text:s text:c="3"/>26</text:p>
          </table:table-cell>
          <table:table-cell office:value-type="float" office:value="2305" table:style-name="ce233">
            <text:p><text:s text:c="3"/>2,305</text:p>
          </table:table-cell>
          <table:table-cell office:value-type="float" office:value="1570" table:style-name="ce233">
            <text:p><text:s text:c="3"/>1,570</text:p>
          </table:table-cell>
          <table:table-cell office:value-type="float" office:value="735" table:style-name="ce233">
            <text:p><text:s text:c="3"/>735</text:p>
          </table:table-cell>
          <table:table-cell office:value-type="float" office:value="2213" table:style-name="ce233">
            <text:p><text:s text:c="3"/>2,213</text:p>
          </table:table-cell>
          <table:table-cell office:value-type="float" office:value="1566" table:style-name="ce233">
            <text:p><text:s text:c="3"/>1,566</text:p>
          </table:table-cell>
          <table:table-cell office:value-type="float" office:value="647" table:style-name="ce233">
            <text:p><text:s text:c="3"/>647</text:p>
          </table:table-cell>
          <table:table-cell office:value-type="float" office:value="92" table:style-name="ce233">
            <text:p><text:s text:c="3"/>92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88" table:style-name="ce233">
            <text:p><text:s text:c="3"/>88</text:p>
          </table:table-cell>
          <table:table-cell office:value-type="float" office:value="592" table:style-name="ce233">
            <text:p><text:s text:c="3"/>592</text:p>
          </table:table-cell>
          <table:table-cell office:value-type="float" office:value="588" table:style-name="ce233">
            <text:p><text:s text:c="3"/>588</text:p>
          </table:table-cell>
          <table:table-cell office:value-type="float" office:value="588" table:style-name="ce233">
            <text:p><text:s text:c="3"/>588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0" table:style-name="ce244">
            <text:p>—</text:p>
          </table:table-cell>
          <table:table-cell office:value-type="float" office:value="2" table:style-name="ce244">
            <text:p><text:s text:c="3"/>2</text:p>
          </table:table-cell>
          <table:table-cell table:style-name="ce265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8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0" table:style-name="ce113">
            <text:p>—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36" table:style-name="ce113">
            <text:p><text:s text:c="3"/>136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43" table:style-name="ce113">
            <text:p><text:s text:c="3"/>143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41" table:style-name="ce113">
            <text:p><text:s text:c="3"/>14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" table:style-name="ce113">
            <text:p><text:s text:c="3"/>29</text:p>
          </table:table-cell>
          <table:table-cell office:value-type="float" office:value="7132" table:style-name="ce247">
            <text:p><text:s text:c="3"/>7,132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0" table:style-name="ce248">
            <text:p>—</text:p>
          </table:table-cell>
          <table:table-cell office:value-type="float" office:value="248" table:style-name="ce248">
            <text:p><text:s text:c="3"/>248</text:p>
          </table:table-cell>
          <table:table-cell office:value-type="float" office:value="136" table:style-name="ce248">
            <text:p><text:s text:c="3"/>136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47" table:style-name="ce248">
            <text:p><text:s text:c="3"/>247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05" table:style-name="ce248">
            <text:p><text:s text:c="3"/>105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140" table:style-name="ce248">
            <text:p><text:s text:c="3"/>140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30" table:style-name="ce248">
            <text:p><text:s text:c="3"/>3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65"/>
          <table:table-cell table:number-columns-repeated="16324"/>
        </table:table-row>
        <table:table-row table:style-name="ro7">
          <table:table-cell office:value-type="string" table:style-name="ce26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566" table:style-name="ce250">
            <text:p><text:s text:c="3"/>3,566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0" table:style-name="ce251">
            <text:p>—</text:p>
          </table:table-cell>
          <table:table-cell office:value-type="float" office:value="1" table:style-name="ce255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618" table:style-name="ce125">
            <text:p><text:s text:c="3"/>3,618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0" table:style-name="ce125">
            <text:p>—</text:p>
          </table:table-cell>
          <table:table-cell office:value-type="float" office:value="234" table:style-name="ce125">
            <text:p><text:s text:c="3"/>234</text:p>
          </table:table-cell>
          <table:table-cell office:value-type="float" office:value="136" table:style-name="ce125">
            <text:p><text:s text:c="3"/>136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138" table:style-name="ce125">
            <text:p><text:s text:c="3"/>138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566" table:style-name="ce256">
            <text:p><text:s text:c="3"/>3,566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0" table:style-name="ce146">
            <text:p>—</text:p>
          </table:table-cell>
          <table:table-cell office:value-type="float" office:value="234" table:style-name="ce146">
            <text:p><text:s text:c="3"/>234</text:p>
          </table:table-cell>
          <table:table-cell office:value-type="float" office:value="136" table:style-name="ce146">
            <text:p><text:s text:c="3"/>136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14" table:style-name="ce146">
            <text:p><text:s text:c="3"/>214</text:p>
          </table:table-cell>
          <table:table-cell office:value-type="float" office:value="138" table:style-name="ce146">
            <text:p><text:s text:c="3"/>138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206" table:style-name="ce146">
            <text:p><text:s text:c="3"/>206</text:p>
          </table:table-cell>
          <table:table-cell office:value-type="float" office:value="137" table:style-name="ce146">
            <text:p><text:s text:c="3"/>137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8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3">
            <text:p><text:s text:c="3"/>6,283</text:p>
          </table:table-cell>
          <table:table-cell office:value-type="float" office:value="6282" table:style-name="ce113">
            <text:p><text:s text:c="3"/>6,28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88" table:style-name="ce113">
            <text:p><text:s text:c="3"/>8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7" table:style-name="ce113">
            <text:p><text:s text:c="3"/>27</text:p>
          </table:table-cell>
          <table:table-cell office:value-type="float" office:value="6652" table:style-name="ce247">
            <text:p><text:s text:c="3"/>6,652</text:p>
          </table:table-cell>
          <table:table-cell office:value-type="float" office:value="6193" table:style-name="ce248">
            <text:p><text:s text:c="3"/>6,193</text:p>
          </table:table-cell>
          <table:table-cell office:value-type="float" office:value="6192" table:style-name="ce248">
            <text:p><text:s text:c="3"/>6,19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26" table:style-name="ce248">
            <text:p><text:s text:c="3"/>226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88" table:style-name="ce248">
            <text:p><text:s text:c="3"/>88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29" table:style-name="ce248">
            <text:p><text:s text:c="3"/>129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7" table:style-name="ce248">
            <text:p><text:s text:c="3"/>27</text:p>
          </table:table-cell>
          <table:table-cell office:value-type="float" office:value="90" table:style-name="ce247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19">
            <text:p><text:s text:c="3"/>3,292</text:p>
          </table:table-cell>
          <table:table-cell office:value-type="float" office:value="3291" table:style-name="ce119">
            <text:p><text:s text:c="3"/>3,29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326" table:style-name="ce250">
            <text:p><text:s text:c="3"/>3,326</text:p>
          </table:table-cell>
          <table:table-cell office:value-type="float" office:value="3268" table:style-name="ce145">
            <text:p><text:s text:c="3"/>3,268</text:p>
          </table:table-cell>
          <table:table-cell office:value-type="float" office:value="3267" table:style-name="ce145">
            <text:p><text:s text:c="3"/>3,26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392" table:style-name="ce125">
            <text:p><text:s text:c="3"/>3,392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0" table:style-name="ce125">
            <text:p>—</text:p>
          </table:table-cell>
          <table:table-cell office:value-type="float" office:value="213" table:style-name="ce125">
            <text:p><text:s text:c="3"/>213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326" table:style-name="ce256">
            <text:p><text:s text:c="3"/>3,326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0" table:style-name="ce146">
            <text:p>—</text:p>
          </table:table-cell>
          <table:table-cell office:value-type="float" office:value="213" table:style-name="ce146">
            <text:p><text:s text:c="3"/>213</text:p>
          </table:table-cell>
          <table:table-cell office:value-type="float" office:value="108" table:style-name="ce146">
            <text:p><text:s text:c="3"/>108</text:p>
          </table:table-cell>
          <table:table-cell office:value-type="float" office:value="105" table:style-name="ce146">
            <text:p><text:s text:c="3"/>105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78" table:style-name="ce146">
            <text:p><text:s text:c="3"/>178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66" table:style-name="ce25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268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3">
            <text:p><text:s text:c="3"/>8,739</text:p>
          </table:table-cell>
          <table:table-cell office:value-type="float" office:value="8738" table:style-name="ce113">
            <text:p><text:s text:c="3"/>8,73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199" table:style-name="ce113">
            <text:p><text:s text:c="3"/>199</text:p>
          </table:table-cell>
          <table:table-cell office:value-type="float" office:value="169" table:style-name="ce113">
            <text:p><text:s text:c="3"/>169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9338" table:style-name="ce247">
            <text:p><text:s text:c="3"/>9,338</text:p>
          </table:table-cell>
          <table:table-cell office:value-type="float" office:value="8640" table:style-name="ce248">
            <text:p><text:s text:c="3"/>8,640</text:p>
          </table:table-cell>
          <table:table-cell office:value-type="float" office:value="8639" table:style-name="ce248">
            <text:p><text:s text:c="3"/>8,63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20" table:style-name="ce248">
            <text:p><text:s text:c="3"/>320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367" table:style-name="ce248">
            <text:p><text:s text:c="3"/>367</text:p>
          </table:table-cell>
          <table:table-cell office:value-type="float" office:value="199" table:style-name="ce248">
            <text:p><text:s text:c="3"/>199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312" table:style-name="ce248">
            <text:p><text:s text:c="3"/>312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4" table:style-name="ce248">
            <text:p><text:s text:c="3"/>114</text:p>
          </table:table-cell>
          <table:table-cell office:value-type="float" office:value="55" table:style-name="ce248">
            <text:p><text:s text:c="3"/>5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100" table:style-name="ce247">
            <text:p><text:s text:c="3"/>100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19">
            <text:p><text:s text:c="3"/>4,610</text:p>
          </table:table-cell>
          <table:table-cell office:value-type="float" office:value="4609" table:style-name="ce119">
            <text:p><text:s text:c="3"/>4,60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669" table:style-name="ce250">
            <text:p><text:s text:c="3"/>4,669</text:p>
          </table:table-cell>
          <table:table-cell office:value-type="float" office:value="4588" table:style-name="ce145">
            <text:p><text:s text:c="3"/>4,588</text:p>
          </table:table-cell>
          <table:table-cell office:value-type="float" office:value="4587" table:style-name="ce145">
            <text:p><text:s text:c="3"/>4,58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7" table:style-name="ce145">
            <text:p><text:s text:c="3"/>5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6" table:style-name="ce145">
            <text:p><text:s text:c="3"/>5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41" table:style-name="ce251">
            <text:p><text:s text:c="3"/>4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4747" table:style-name="ce125">
            <text:p><text:s text:c="3"/>4,747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0" table:style-name="ce125">
            <text:p>—</text:p>
          </table:table-cell>
          <table:table-cell office:value-type="float" office:value="302" table:style-name="ce125">
            <text:p><text:s text:c="3"/>302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11" table:style-name="ce125">
            <text:p><text:s text:c="3"/>311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669" table:style-name="ce256">
            <text:p><text:s text:c="3"/>4,669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0" table:style-name="ce146">
            <text:p>—</text:p>
          </table:table-cell>
          <table:table-cell office:value-type="float" office:value="302" table:style-name="ce146">
            <text:p><text:s text:c="3"/>302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10" table:style-name="ce146">
            <text:p><text:s text:c="3"/>310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112" table:style-name="ce146">
            <text:p><text:s text:c="3"/>112</text:p>
          </table:table-cell>
          <table:table-cell office:value-type="float" office:value="296" table:style-name="ce146">
            <text:p><text:s text:c="3"/>296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78" table:style-name="ce256">
            <text:p><text:s text:c="3"/>78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8460" table:style-name="ce113">
            <text:p><text:s text:c="3"/>8,460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7863" table:style-name="ce113">
            <text:p><text:s text:c="3"/>7,86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38" table:style-name="ce113">
            <text:p><text:s text:c="3"/>138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8380" table:style-name="ce247">
            <text:p><text:s text:c="3"/>8,380</text:p>
          </table:table-cell>
          <table:table-cell office:value-type="float" office:value="7786" table:style-name="ce248">
            <text:p><text:s text:c="3"/>7,786</text:p>
          </table:table-cell>
          <table:table-cell office:value-type="float" office:value="7783" table:style-name="ce248">
            <text:p><text:s text:c="3"/>7,783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61" table:style-name="ce248">
            <text:p><text:s text:c="3"/>261</text:p>
          </table:table-cell>
          <table:table-cell office:value-type="float" office:value="138" table:style-name="ce248">
            <text:p><text:s text:c="3"/>138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315" table:style-name="ce248">
            <text:p><text:s text:c="3"/>315</text:p>
          </table:table-cell>
          <table:table-cell office:value-type="float" office:value="185" table:style-name="ce248">
            <text:p><text:s text:c="3"/>185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270" table:style-name="ce248">
            <text:p><text:s text:c="3"/>270</text:p>
          </table:table-cell>
          <table:table-cell office:value-type="float" office:value="183" table:style-name="ce248">
            <text:p><text:s text:c="3"/>183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5" table:style-name="ce248">
            <text:p><text:s text:c="3"/>45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3" table:style-name="ce248">
            <text:p><text:s text:c="3"/>43</text:p>
          </table:table-cell>
          <table:table-cell office:value-type="float" office:value="80" table:style-name="ce247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19">
            <text:p><text:s text:c="3"/>4,218</text:p>
          </table:table-cell>
          <table:table-cell office:value-type="float" office:value="4120" table:style-name="ce119">
            <text:p><text:s text:c="3"/>4,120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5" table:style-name="ce119">
            <text:p><text:s text:c="3"/>35</text:p>
          </table:table-cell>
          <table:table-cell office:value-type="float" office:value="4190" table:style-name="ce250">
            <text:p><text:s text:c="3"/>4,190</text:p>
          </table:table-cell>
          <table:table-cell office:value-type="float" office:value="4092" table:style-name="ce145">
            <text:p><text:s text:c="3"/>4,092</text:p>
          </table:table-cell>
          <table:table-cell office:value-type="float" office:value="4089" table:style-name="ce145">
            <text:p><text:s text:c="3"/>4,089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35" table:style-name="ce251">
            <text:p><text:s text:c="3"/>35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4242" table:style-name="ce125">
            <text:p><text:s text:c="3"/>4,242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0" table:style-name="ce125">
            <text:p>—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35" table:style-name="ce125">
            <text:p><text:s text:c="3"/>135</text:p>
          </table:table-cell>
          <table:table-cell office:value-type="float" office:value="104" table:style-name="ce125">
            <text:p><text:s text:c="3"/>10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8" table:style-name="ce125">
            <text:p><text:s text:c="3"/>248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40" table:style-name="ce125">
            <text:p><text:s text:c="3"/>240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190" table:style-name="ce256">
            <text:p><text:s text:c="3"/>4,190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0" table:style-name="ce146">
            <text:p>—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135" table:style-name="ce146">
            <text:p><text:s text:c="3"/>135</text:p>
          </table:table-cell>
          <table:table-cell office:value-type="float" office:value="104" table:style-name="ce146">
            <text:p><text:s text:c="3"/>104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67" table:style-name="ce146">
            <text:p><text:s text:c="3"/>67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7750" table:style-name="ce113">
            <text:p><text:s text:c="3"/>7,750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0" table:style-name="ce113">
            <text:p>—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17" table:style-name="ce113">
            <text:p><text:s text:c="3"/>1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160" table:style-name="ce113">
            <text:p><text:s text:c="3"/>160</text:p>
          </table:table-cell>
          <table:table-cell office:value-type="float" office:value="79" table:style-name="ce113">
            <text:p><text:s text:c="3"/>7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7656" table:style-name="ce247">
            <text:p><text:s text:c="3"/>7,656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0" table:style-name="ce248">
            <text:p>—</text:p>
          </table:table-cell>
          <table:table-cell office:value-type="float" office:value="246" table:style-name="ce248">
            <text:p><text:s text:c="3"/>246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79" table:style-name="ce248">
            <text:p><text:s text:c="3"/>279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17" table:style-name="ce248">
            <text:p><text:s text:c="3"/>1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160" table:style-name="ce248">
            <text:p><text:s text:c="3"/>160</text:p>
          </table:table-cell>
          <table:table-cell office:value-type="float" office:value="79" table:style-name="ce248">
            <text:p><text:s text:c="3"/>79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94" table:style-name="ce247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19">
            <text:p><text:s text:c="3"/>3,854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828" table:style-name="ce250">
            <text:p><text:s text:c="3"/>3,828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3" table:style-name="ce145">
            <text:p><text:s text:c="3"/>43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8" table:style-name="ce251">
            <text:p><text:s text:c="3"/>28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0" table:style-name="ce125">
            <text:p>—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4" table:style-name="ce125">
            <text:p><text:s text:c="3"/>124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828" table:style-name="ce256">
            <text:p><text:s text:c="3"/>3,828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0" table:style-name="ce146">
            <text:p>—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24" table:style-name="ce146">
            <text:p><text:s text:c="3"/>124</text:p>
          </table:table-cell>
          <table:table-cell office:value-type="float" office:value="109" table:style-name="ce146">
            <text:p><text:s text:c="3"/>109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74" table:style-name="ce146">
            <text:p><text:s text:c="3"/>74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68" table:style-name="ce25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2">
            <text:p>計</text:p>
          </table:table-cell>
          <table:table-cell office:value-type="float" office:value="6512" table:style-name="ce113">
            <text:p><text:s text:c="3"/>6,512</text:p>
          </table:table-cell>
          <table:table-cell office:value-type="float" office:value="6065" table:style-name="ce113">
            <text:p><text:s text:c="3"/>6,065</text:p>
          </table:table-cell>
          <table:table-cell office:value-type="float" office:value="6064" table:style-name="ce113">
            <text:p><text:s text:c="3"/>6,06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14" table:style-name="ce113">
            <text:p><text:s text:c="3"/>214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118" table:style-name="ce113">
            <text:p><text:s text:c="3"/>118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6452" table:style-name="ce247">
            <text:p><text:s text:c="3"/>6,452</text:p>
          </table:table-cell>
          <table:table-cell office:value-type="float" office:value="6005" table:style-name="ce248">
            <text:p><text:s text:c="3"/>6,005</text:p>
          </table:table-cell>
          <table:table-cell office:value-type="float" office:value="6004" table:style-name="ce248">
            <text:p><text:s text:c="3"/>6,00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14" table:style-name="ce248">
            <text:p><text:s text:c="3"/>214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118" table:style-name="ce248">
            <text:p><text:s text:c="3"/>118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3240" table:style-name="ce119">
            <text:p><text:s text:c="3"/>3,240</text:p>
          </table:table-cell>
          <table:table-cell office:value-type="float" office:value="3172" table:style-name="ce119">
            <text:p><text:s text:c="3"/>3,172</text:p>
          </table:table-cell>
          <table:table-cell office:value-type="float" office:value="3172" table:style-name="ce119">
            <text:p><text:s text:c="3"/>3,172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226" table:style-name="ce250">
            <text:p><text:s text:c="3"/>3,226</text:p>
          </table:table-cell>
          <table:table-cell office:value-type="float" office:value="3158" table:style-name="ce145">
            <text:p><text:s text:c="3"/>3,158</text:p>
          </table:table-cell>
          <table:table-cell office:value-type="float" office:value="3158" table:style-name="ce145">
            <text:p><text:s text:c="3"/>3,158</text:p>
          </table:table-cell>
          <table:table-cell office:value-type="float" office:value="0" table:style-name="ce145">
            <text:p>—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2" table:style-name="ce145">
            <text:p><text:s text:c="3"/>32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272" table:style-name="ce125">
            <text:p><text:s text:c="3"/>3,272</text:p>
          </table:table-cell>
          <table:table-cell office:value-type="float" office:value="2893" table:style-name="ce125">
            <text:p><text:s text:c="3"/>2,893</text:p>
          </table:table-cell>
          <table:table-cell office:value-type="float" office:value="2892" table:style-name="ce125">
            <text:p><text:s text:c="3"/>2,89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80" table:style-name="ce125">
            <text:p><text:s text:c="3"/>180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169" table:style-name="ce125">
            <text:p><text:s text:c="3"/>169</text:p>
          </table:table-cell>
          <table:table-cell office:value-type="float" office:value="115" table:style-name="ce125">
            <text:p><text:s text:c="3"/>115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226" table:style-name="ce256">
            <text:p><text:s text:c="3"/>3,226</text:p>
          </table:table-cell>
          <table:table-cell office:value-type="float" office:value="2847" table:style-name="ce146">
            <text:p><text:s text:c="3"/>2,847</text:p>
          </table:table-cell>
          <table:table-cell office:value-type="float" office:value="2846" table:style-name="ce146">
            <text:p><text:s text:c="3"/>2,846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95" table:style-name="ce146">
            <text:p><text:s text:c="3"/>195</text:p>
          </table:table-cell>
          <table:table-cell office:value-type="float" office:value="95" table:style-name="ce146">
            <text:p><text:s text:c="3"/>95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80" table:style-name="ce146">
            <text:p><text:s text:c="3"/>180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69" table:style-name="ce146">
            <text:p><text:s text:c="3"/>169</text:p>
          </table:table-cell>
          <table:table-cell office:value-type="float" office:value="115" table:style-name="ce146">
            <text:p><text:s text:c="3"/>115</text:p>
          </table:table-cell>
          <table:table-cell office:value-type="float" office:value="54" table:style-name="ce146">
            <text:p><text:s text:c="3"/>54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46" table:style-name="ce256">
            <text:p><text:s text:c="3"/>46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46" table:style-name="ce146">
            <text:p><text:s text:c="3"/>4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7686" table:style-name="ce113">
            <text:p><text:s text:c="3"/>7,686</text:p>
          </table:table-cell>
          <table:table-cell office:value-type="float" office:value="7134" table:style-name="ce113">
            <text:p><text:s text:c="3"/>7,134</text:p>
          </table:table-cell>
          <table:table-cell office:value-type="float" office:value="7133" table:style-name="ce113">
            <text:p><text:s text:c="3"/>7,13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21" table:style-name="ce113">
            <text:p><text:s text:c="3"/>121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95" table:style-name="ce113">
            <text:p><text:s text:c="3"/>295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4" table:style-name="ce113">
            <text:p><text:s text:c="3"/>4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2" table:style-name="ce113">
            <text:p><text:s text:c="3"/>42</text:p>
          </table:table-cell>
          <table:table-cell office:value-type="float" office:value="7636" table:style-name="ce247">
            <text:p><text:s text:c="3"/>7,636</text:p>
          </table:table-cell>
          <table:table-cell office:value-type="float" office:value="7084" table:style-name="ce248">
            <text:p><text:s text:c="3"/>7,084</text:p>
          </table:table-cell>
          <table:table-cell office:value-type="float" office:value="7083" table:style-name="ce248">
            <text:p><text:s text:c="3"/>7,08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21" table:style-name="ce248">
            <text:p><text:s text:c="3"/>121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95" table:style-name="ce248">
            <text:p><text:s text:c="3"/>295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66" table:style-name="ce248">
            <text:p><text:s text:c="3"/>166</text:p>
          </table:table-cell>
          <table:table-cell office:value-type="float" office:value="85" table:style-name="ce248">
            <text:p><text:s text:c="3"/>85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50" table:style-name="ce247">
            <text:p><text:s text:c="3"/>50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3834" table:style-name="ce119">
            <text:p><text:s text:c="3"/>3,834</text:p>
          </table:table-cell>
          <table:table-cell office:value-type="float" office:value="3751" table:style-name="ce119">
            <text:p><text:s text:c="3"/>3,751</text:p>
          </table:table-cell>
          <table:table-cell office:value-type="float" office:value="3750" table:style-name="ce119">
            <text:p><text:s text:c="3"/>3,7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818" table:style-name="ce250">
            <text:p><text:s text:c="3"/>3,818</text:p>
          </table:table-cell>
          <table:table-cell office:value-type="float" office:value="3735" table:style-name="ce145">
            <text:p><text:s text:c="3"/>3,735</text:p>
          </table:table-cell>
          <table:table-cell office:value-type="float" office:value="3734" table:style-name="ce145">
            <text:p><text:s text:c="3"/>3,73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9"/>
          <table:table-cell office:value-type="string" table:style-name="ce124">
            <text:p>女</text:p>
          </table:table-cell>
          <table:table-cell office:value-type="float" office:value="3852" table:style-name="ce125">
            <text:p><text:s text:c="3"/>3,852</text:p>
          </table:table-cell>
          <table:table-cell office:value-type="float" office:value="3383" table:style-name="ce125">
            <text:p><text:s text:c="3"/>3,383</text:p>
          </table:table-cell>
          <table:table-cell office:value-type="float" office:value="3383" table:style-name="ce125">
            <text:p><text:s text:c="3"/>3,383</text:p>
          </table:table-cell>
          <table:table-cell office:value-type="float" office:value="0" table:style-name="ce125">
            <text:p>—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118" table:style-name="ce125">
            <text:p><text:s text:c="3"/>118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64" table:style-name="ce125">
            <text:p><text:s text:c="3"/>164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231" table:style-name="ce125">
            <text:p><text:s text:c="3"/>231</text:p>
          </table:table-cell>
          <table:table-cell office:value-type="float" office:value="163" table:style-name="ce125">
            <text:p><text:s text:c="3"/>163</text:p>
          </table:table-cell>
          <table:table-cell office:value-type="float" office:value="68" table:style-name="ce125">
            <text:p><text:s text:c="3"/>68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818" table:style-name="ce256">
            <text:p><text:s text:c="3"/>3,818</text:p>
          </table:table-cell>
          <table:table-cell office:value-type="float" office:value="3349" table:style-name="ce146">
            <text:p><text:s text:c="3"/>3,349</text:p>
          </table:table-cell>
          <table:table-cell office:value-type="float" office:value="3349" table:style-name="ce146">
            <text:p><text:s text:c="3"/>3,349</text:p>
          </table:table-cell>
          <table:table-cell office:value-type="float" office:value="0" table:style-name="ce146">
            <text:p>—</text:p>
          </table:table-cell>
          <table:table-cell office:value-type="float" office:value="218" table:style-name="ce146">
            <text:p><text:s text:c="3"/>218</text:p>
          </table:table-cell>
          <table:table-cell office:value-type="float" office:value="118" table:style-name="ce146">
            <text:p><text:s text:c="3"/>118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64" table:style-name="ce146">
            <text:p><text:s text:c="3"/>164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231" table:style-name="ce146">
            <text:p><text:s text:c="3"/>231</text:p>
          </table:table-cell>
          <table:table-cell office:value-type="float" office:value="163" table:style-name="ce146">
            <text:p><text:s text:c="3"/>163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146">
            <text:p><text:s text:c="3"/>34</text:p>
          </table:table-cell>
          <table:table-cell office:value-type="float" office:value="34" table:style-name="ce146">
            <text:p><text:s text:c="3"/>34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230" table:style-name="ce113">
            <text:p><text:s text:c="3"/>8,230</text:p>
          </table:table-cell>
          <table:table-cell office:value-type="float" office:value="7705" table:style-name="ce113">
            <text:p><text:s text:c="3"/>7,705</text:p>
          </table:table-cell>
          <table:table-cell office:value-type="float" office:value="7704" table:style-name="ce113">
            <text:p><text:s text:c="3"/>7,70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1" table:style-name="ce113">
            <text:p><text:s text:c="3"/>121</text:p>
          </table:table-cell>
          <table:table-cell office:value-type="float" office:value="107" table:style-name="ce113">
            <text:p><text:s text:c="3"/>107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67" table:style-name="ce113">
            <text:p><text:s text:c="3"/>167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71" table:style-name="ce113">
            <text:p><text:s text:c="3"/>71</text:p>
          </table:table-cell>
          <table:table-cell office:value-type="float" office:value="50" table:style-name="ce113">
            <text:p><text:s text:c="3"/>5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9" table:style-name="ce113">
            <text:p><text:s text:c="3"/>49</text:p>
          </table:table-cell>
          <table:table-cell office:value-type="float" office:value="8146" table:style-name="ce247">
            <text:p><text:s text:c="3"/>8,146</text:p>
          </table:table-cell>
          <table:table-cell office:value-type="float" office:value="7622" table:style-name="ce248">
            <text:p><text:s text:c="3"/>7,622</text:p>
          </table:table-cell>
          <table:table-cell office:value-type="float" office:value="7621" table:style-name="ce248">
            <text:p><text:s text:c="3"/>7,62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27" table:style-name="ce248">
            <text:p><text:s text:c="3"/>227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107" table:style-name="ce248">
            <text:p><text:s text:c="3"/>107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87" table:style-name="ce248">
            <text:p><text:s text:c="3"/>287</text:p>
          </table:table-cell>
          <table:table-cell office:value-type="float" office:value="167" table:style-name="ce248">
            <text:p><text:s text:c="3"/>167</text:p>
          </table:table-cell>
          <table:table-cell office:value-type="float" office:value="120" table:style-name="ce248">
            <text:p><text:s text:c="3"/>120</text:p>
          </table:table-cell>
          <table:table-cell office:value-type="float" office:value="237" table:style-name="ce248">
            <text:p><text:s text:c="3"/>237</text:p>
          </table:table-cell>
          <table:table-cell office:value-type="float" office:value="166" table:style-name="ce248">
            <text:p><text:s text:c="3"/>166</text:p>
          </table:table-cell>
          <table:table-cell office:value-type="float" office:value="71" table:style-name="ce248">
            <text:p><text:s text:c="3"/>71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9" table:style-name="ce248">
            <text:p><text:s text:c="3"/>49</text:p>
          </table:table-cell>
          <table:table-cell office:value-type="float" office:value="84" table:style-name="ce247">
            <text:p><text:s text:c="3"/>84</text:p>
          </table:table-cell>
          <table:table-cell office:value-type="float" office:value="83" table:style-name="ce248">
            <text:p><text:s text:c="3"/>83</text:p>
          </table:table-cell>
          <table:table-cell office:value-type="float" office:value="83" table:style-name="ce248">
            <text:p><text:s text:c="3"/>83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093" table:style-name="ce119">
            <text:p><text:s text:c="3"/>4,093</text:p>
          </table:table-cell>
          <table:table-cell office:value-type="float" office:value="4027" table:style-name="ce119">
            <text:p><text:s text:c="3"/>4,027</text:p>
          </table:table-cell>
          <table:table-cell office:value-type="float" office:value="4027" table:style-name="ce119">
            <text:p><text:s text:c="3"/>4,027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0" table:style-name="ce119">
            <text:p>—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073" table:style-name="ce250">
            <text:p><text:s text:c="3"/>4,073</text:p>
          </table:table-cell>
          <table:table-cell office:value-type="float" office:value="4007" table:style-name="ce145">
            <text:p><text:s text:c="3"/>4,007</text:p>
          </table:table-cell>
          <table:table-cell office:value-type="float" office:value="4007" table:style-name="ce145">
            <text:p><text:s text:c="3"/>4,007</text:p>
          </table:table-cell>
          <table:table-cell office:value-type="float" office:value="0" table:style-name="ce145">
            <text:p>—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0" table:style-name="ce145">
            <text:p>—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137" table:style-name="ce125">
            <text:p><text:s text:c="3"/>4,137</text:p>
          </table:table-cell>
          <table:table-cell office:value-type="float" office:value="3678" table:style-name="ce125">
            <text:p><text:s text:c="3"/>3,678</text:p>
          </table:table-cell>
          <table:table-cell office:value-type="float" office:value="3677" table:style-name="ce125">
            <text:p><text:s text:c="3"/>3,67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17" table:style-name="ce125">
            <text:p><text:s text:c="3"/>217</text:p>
          </table:table-cell>
          <table:table-cell office:value-type="float" office:value="120" table:style-name="ce125">
            <text:p><text:s text:c="3"/>120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66" table:style-name="ce125">
            <text:p><text:s text:c="3"/>166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073" table:style-name="ce256">
            <text:p><text:s text:c="3"/>4,073</text:p>
          </table:table-cell>
          <table:table-cell office:value-type="float" office:value="3615" table:style-name="ce146">
            <text:p><text:s text:c="3"/>3,615</text:p>
          </table:table-cell>
          <table:table-cell office:value-type="float" office:value="3614" table:style-name="ce146">
            <text:p><text:s text:c="3"/>3,61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16" table:style-name="ce146">
            <text:p><text:s text:c="3"/>216</text:p>
          </table:table-cell>
          <table:table-cell office:value-type="float" office:value="119" table:style-name="ce146">
            <text:p><text:s text:c="3"/>119</text:p>
          </table:table-cell>
          <table:table-cell office:value-type="float" office:value="97" table:style-name="ce146">
            <text:p><text:s text:c="3"/>97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66" table:style-name="ce146">
            <text:p><text:s text:c="3"/>166</text:p>
          </table:table-cell>
          <table:table-cell office:value-type="float" office:value="58" table:style-name="ce146">
            <text:p><text:s text:c="3"/>58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64" table:style-name="ce256">
            <text:p><text:s text:c="3"/>64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114" table:style-name="ce113">
            <text:p><text:s text:c="3"/>8,114</text:p>
          </table:table-cell>
          <table:table-cell office:value-type="float" office:value="7582" table:style-name="ce113">
            <text:p><text:s text:c="3"/>7,582</text:p>
          </table:table-cell>
          <table:table-cell office:value-type="float" office:value="7579" table:style-name="ce113">
            <text:p><text:s text:c="3"/>7,579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18" table:style-name="ce113">
            <text:p><text:s text:c="3"/>118</text:p>
          </table:table-cell>
          <table:table-cell office:value-type="float" office:value="108" table:style-name="ce113">
            <text:p><text:s text:c="3"/>108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91" table:style-name="ce113">
            <text:p><text:s text:c="3"/>29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52" table:style-name="ce113">
            <text:p><text:s text:c="3"/>252</text:p>
          </table:table-cell>
          <table:table-cell office:value-type="float" office:value="170" table:style-name="ce113">
            <text:p><text:s text:c="3"/>170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39" table:style-name="ce113">
            <text:p><text:s text:c="3"/>3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8040" table:style-name="ce247">
            <text:p><text:s text:c="3"/>8,040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7506" table:style-name="ce248">
            <text:p><text:s text:c="3"/>7,506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26" table:style-name="ce248">
            <text:p><text:s text:c="3"/>226</text:p>
          </table:table-cell>
          <table:table-cell office:value-type="float" office:value="118" table:style-name="ce248">
            <text:p><text:s text:c="3"/>118</text:p>
          </table:table-cell>
          <table:table-cell office:value-type="float" office:value="108" table:style-name="ce248">
            <text:p><text:s text:c="3"/>108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90" table:style-name="ce248">
            <text:p><text:s text:c="3"/>290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252" table:style-name="ce248">
            <text:p><text:s text:c="3"/>252</text:p>
          </table:table-cell>
          <table:table-cell office:value-type="float" office:value="170" table:style-name="ce248">
            <text:p><text:s text:c="3"/>170</text:p>
          </table:table-cell>
          <table:table-cell office:value-type="float" office:value="82" table:style-name="ce248">
            <text:p><text:s text:c="3"/>82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74" table:style-name="ce247">
            <text:p><text:s text:c="3"/>74</text:p>
          </table:table-cell>
          <table:table-cell office:value-type="float" office:value="73" table:style-name="ce248">
            <text:p><text:s text:c="3"/>73</text:p>
          </table:table-cell>
          <table:table-cell office:value-type="float" office:value="73" table:style-name="ce248">
            <text:p><text:s text:c="3"/>73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038" table:style-name="ce119">
            <text:p><text:s text:c="3"/>4,038</text:p>
          </table:table-cell>
          <table:table-cell office:value-type="float" office:value="3969" table:style-name="ce119">
            <text:p><text:s text:c="3"/>3,969</text:p>
          </table:table-cell>
          <table:table-cell office:value-type="float" office:value="3967" table:style-name="ce119">
            <text:p><text:s text:c="3"/>3,96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020" table:style-name="ce250">
            <text:p><text:s text:c="3"/>4,020</text:p>
          </table:table-cell>
          <table:table-cell office:value-type="float" office:value="3951" table:style-name="ce145">
            <text:p><text:s text:c="3"/>3,951</text:p>
          </table:table-cell>
          <table:table-cell office:value-type="float" office:value="3949" table:style-name="ce145">
            <text:p><text:s text:c="3"/>3,949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27" table:style-name="ce251">
            <text:p><text:s text:c="3"/>2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76" table:style-name="ce125">
            <text:p><text:s text:c="3"/>4,076</text:p>
          </table:table-cell>
          <table:table-cell office:value-type="float" office:value="3613" table:style-name="ce125">
            <text:p><text:s text:c="3"/>3,613</text:p>
          </table:table-cell>
          <table:table-cell office:value-type="float" office:value="3612" table:style-name="ce125">
            <text:p><text:s text:c="3"/>3,6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10" table:style-name="ce125">
            <text:p><text:s text:c="3"/>210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2" table:style-name="ce125">
            <text:p><text:s text:c="3"/>242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230" table:style-name="ce125">
            <text:p><text:s text:c="3"/>230</text:p>
          </table:table-cell>
          <table:table-cell office:value-type="float" office:value="167" table:style-name="ce125">
            <text:p><text:s text:c="3"/>167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020" table:style-name="ce256">
            <text:p><text:s text:c="3"/>4,020</text:p>
          </table:table-cell>
          <table:table-cell office:value-type="float" office:value="3558" table:style-name="ce146">
            <text:p><text:s text:c="3"/>3,558</text:p>
          </table:table-cell>
          <table:table-cell office:value-type="float" office:value="3557" table:style-name="ce146">
            <text:p><text:s text:c="3"/>3,557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10" table:style-name="ce146">
            <text:p><text:s text:c="3"/>210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94" table:style-name="ce146">
            <text:p><text:s text:c="3"/>94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74" table:style-name="ce146">
            <text:p><text:s text:c="3"/>74</text:p>
          </table:table-cell>
          <table:table-cell office:value-type="float" office:value="230" table:style-name="ce146">
            <text:p><text:s text:c="3"/>230</text:p>
          </table:table-cell>
          <table:table-cell office:value-type="float" office:value="167" table:style-name="ce146">
            <text:p><text:s text:c="3"/>167</text:p>
          </table:table-cell>
          <table:table-cell office:value-type="float" office:value="63" table:style-name="ce146">
            <text:p><text:s text:c="3"/>63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55" table:style-name="ce146">
            <text:p><text:s text:c="3"/>55</text:p>
          </table:table-cell>
          <table:table-cell office:value-type="float" office:value="55" table:style-name="ce146">
            <text:p><text:s text:c="3"/>55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122" table:style-name="ce113">
            <text:p><text:s text:c="3"/>8,122</text:p>
          </table:table-cell>
          <table:table-cell office:value-type="float" office:value="7601" table:style-name="ce113">
            <text:p><text:s text:c="3"/>7,601</text:p>
          </table:table-cell>
          <table:table-cell office:value-type="float" office:value="7601" table:style-name="ce113">
            <text:p><text:s text:c="3"/>7,601</text:p>
          </table:table-cell>
          <table:table-cell office:value-type="float" office:value="0" table:style-name="ce113">
            <text:p>—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8030" table:style-name="ce247">
            <text:p><text:s text:c="3"/>8,030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7509" table:style-name="ce248">
            <text:p><text:s text:c="3"/>7,509</text:p>
          </table:table-cell>
          <table:table-cell office:value-type="float" office:value="0" table:style-name="ce248">
            <text:p>—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74" table:style-name="ce248">
            <text:p><text:s text:c="3"/>274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59" table:style-name="ce248">
            <text:p><text:s text:c="3"/>159</text:p>
          </table:table-cell>
          <table:table-cell office:value-type="float" office:value="82" table:style-name="ce248">
            <text:p><text:s text:c="3"/>82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92" table:style-name="ce247">
            <text:p><text:s text:c="3"/>92</text:p>
          </table:table-cell>
          <table:table-cell office:value-type="float" office:value="92" table:style-name="ce248">
            <text:p><text:s text:c="3"/>92</text:p>
          </table:table-cell>
          <table:table-cell office:value-type="float" office:value="92" table:style-name="ce248">
            <text:p><text:s text:c="3"/>9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031" table:style-name="ce119">
            <text:p><text:s text:c="3"/>4,031</text:p>
          </table:table-cell>
          <table:table-cell office:value-type="float" office:value="3961" table:style-name="ce119">
            <text:p><text:s text:c="3"/>3,961</text:p>
          </table:table-cell>
          <table:table-cell office:value-type="float" office:value="3961" table:style-name="ce119">
            <text:p><text:s text:c="3"/>3,96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015" table:style-name="ce250">
            <text:p><text:s text:c="3"/>4,015</text:p>
          </table:table-cell>
          <table:table-cell office:value-type="float" office:value="3945" table:style-name="ce145">
            <text:p><text:s text:c="3"/>3,945</text:p>
          </table:table-cell>
          <table:table-cell office:value-type="float" office:value="3945" table:style-name="ce145">
            <text:p><text:s text:c="3"/>3,945</text:p>
          </table:table-cell>
          <table:table-cell office:value-type="float" office:value="0" table:style-name="ce145">
            <text:p>—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42" table:style-name="ce145">
            <text:p><text:s text:c="3"/>4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28" table:style-name="ce251">
            <text:p><text:s text:c="3"/>28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91" table:style-name="ce125">
            <text:p><text:s text:c="3"/>4,091</text:p>
          </table:table-cell>
          <table:table-cell office:value-type="float" office:value="3640" table:style-name="ce125">
            <text:p><text:s text:c="3"/>3,640</text:p>
          </table:table-cell>
          <table:table-cell office:value-type="float" office:value="3640" table:style-name="ce125">
            <text:p><text:s text:c="3"/>3,640</text:p>
          </table:table-cell>
          <table:table-cell office:value-type="float" office:value="0" table:style-name="ce125">
            <text:p>—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123" table:style-name="ce125">
            <text:p><text:s text:c="3"/>123</text:p>
          </table:table-cell>
          <table:table-cell office:value-type="float" office:value="100" table:style-name="ce125">
            <text:p><text:s text:c="3"/>10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24" table:style-name="ce125">
            <text:p><text:s text:c="3"/>224</text:p>
          </table:table-cell>
          <table:table-cell office:value-type="float" office:value="153" table:style-name="ce125">
            <text:p><text:s text:c="3"/>153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153" table:style-name="ce125">
            <text:p><text:s text:c="3"/>153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015" table:style-name="ce256">
            <text:p><text:s text:c="3"/>4,015</text:p>
          </table:table-cell>
          <table:table-cell office:value-type="float" office:value="3564" table:style-name="ce146">
            <text:p><text:s text:c="3"/>3,564</text:p>
          </table:table-cell>
          <table:table-cell office:value-type="float" office:value="3564" table:style-name="ce146">
            <text:p><text:s text:c="3"/>3,564</text:p>
          </table:table-cell>
          <table:table-cell office:value-type="float" office:value="0" table:style-name="ce146">
            <text:p>—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23" table:style-name="ce146">
            <text:p><text:s text:c="3"/>123</text:p>
          </table:table-cell>
          <table:table-cell office:value-type="float" office:value="100" table:style-name="ce146">
            <text:p><text:s text:c="3"/>100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24" table:style-name="ce146">
            <text:p><text:s text:c="3"/>224</text:p>
          </table:table-cell>
          <table:table-cell office:value-type="float" office:value="153" table:style-name="ce146">
            <text:p><text:s text:c="3"/>153</text:p>
          </table:table-cell>
          <table:table-cell office:value-type="float" office:value="71" table:style-name="ce146">
            <text:p><text:s text:c="3"/>71</text:p>
          </table:table-cell>
          <table:table-cell office:value-type="float" office:value="219" table:style-name="ce146">
            <text:p><text:s text:c="3"/>219</text:p>
          </table:table-cell>
          <table:table-cell office:value-type="float" office:value="153" table:style-name="ce146">
            <text:p><text:s text:c="3"/>153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76" table:style-name="ce256">
            <text:p><text:s text:c="3"/>76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50"/>
          <table:table-cell table:style-name="ce271"/>
          <table:table-cell office:value-type="string" table:style-name="ce167">
            <text:p>說明：1.本表按登記日期統計，95年以前未有設籍情形統計。</text:p>
          </table:table-cell>
          <table:table-cell table:number-columns-repeated="3" table:style-name="ce272"/>
          <table:table-cell table:number-columns-repeated="4" table:style-name="ce273"/>
          <table:table-cell table:number-columns-spanned="2" table:number-rows-spanned="1" table:style-name="ce295"/>
          <table:covered-table-cell/>
          <table:table-cell table:number-columns-repeated="4" table:style-name="ce272"/>
          <table:table-cell table:number-columns-repeated="2" table:style-name="ce50"/>
          <table:table-cell table:style-name="ce169"/>
          <table:table-cell table:style-name="ce275"/>
          <table:table-cell table:number-columns-repeated="22" table:style-name="ce50"/>
          <table:table-cell table:number-columns-repeated="10" table:style-name="ce276"/>
          <table:table-cell table:number-columns-repeated="6" table:style-name="ce50"/>
          <table:table-cell office:value-type="string" table:style-name="ce166">
            <text:p>內政部戶政司 民國110年11月10日編製</text:p>
          </table:table-cell>
          <table:table-cell table:number-columns-repeated="16325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     <text:s/>2.本國籍未設籍欄位係指臺灣地區無戶籍國民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style-name="ce50"/>
          <table:table-cell table:style-name="ce197"/>
          <table:table-cell office:value-type="string" table:style-name="ce167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7">
          <table:table-cell table:style-name="ce50"/>
          <table:table-cell table:style-name="ce278"/>
          <table:table-cell office:value-type="string" table:style-name="ce167">
            <text:p><text:s text:c="6"/>6.終止結婚(相同性別)資料係自108年5月24日起統計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169"/>
          <table:table-cell table:style-name="ce279"/>
          <table:table-cell table:number-columns-repeated="19" table:style-name="ce272"/>
          <table:table-cell table:style-name="ce280"/>
          <table:table-cell table:number-columns-repeated="18" table:style-name="ce276"/>
          <table:table-cell table:style-name="ce28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style-name="ro8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43" table:style-name="ro7">
          <table:table-cell table:number-columns-repeated="2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76"/>
          <table:table-cell table:number-columns-repeated="16332"/>
        </table:table-row>
        <table:table-row table:number-rows-repeated="1048264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59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1D0" table:style-name="ta4">
        <table:table-source xlink:href="file:///C:/Users/moi1849/Desktop/123/3/1.月報/06速(月)報套印/11010/上網各月08及09公式(10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1E0" table:style-name="ta4">
        <table:table-source xlink:href="file:///C:/Users/moi1849/Desktop/123/3/1.月報/06速(月)報套印/11010/上網各月08及09公式(10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8結-年月別" table:style-name="ta4">
        <table:table-source xlink:href="file:///C:/Users/moi1849/Desktop/123/3/1.月報/06速(月)報套印/11010/上網各月08及09公式(10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8結-縣市別" table:style-name="ta4">
        <table:table-source xlink:href="file:///C:/Users/moi1849/Desktop/123/3/1.月報/06速(月)報套印/11010/上網各月08及09公式(10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8結-設籍情形" table:style-name="ta4">
        <table:table-source xlink:href="file:///C:/Users/moi1849/Desktop/123/3/1.月報/06速(月)報套印/11010/上網各月08及09公式(10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9離-年月別" table:style-name="ta4">
        <table:table-source xlink:href="file:///C:/Users/moi1849/Desktop/123/3/1.月報/06速(月)報套印/11010/上網各月08及09公式(10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9離-縣市別" table:style-name="ta4">
        <table:table-source xlink:href="file:///C:/Users/moi1849/Desktop/123/3/1.月報/06速(月)報套印/11010/上網各月08及09公式(10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08及09公式(10月).xls'#09離-設籍情形" table:style-name="ta4">
        <table:table-source xlink:href="file:///C:/Users/moi1849/Desktop/123/3/1.月報/06速(月)報套印/11010/上網各月08及09公式(10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1-03T03:46:57Z</meta:creation-date>
    <dc:date>2021-11-03T03:47:40Z</dc:date>
  </office:meta>
</office:document-meta>
</file>